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2a6099"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2a6099"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2a6099"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2a6099"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2a6099"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2a6099"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2a6099"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2a6099"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2a6099"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2a6099"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2a6099"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c6444"/>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e1929"/>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f4fe8"/>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6f232e"/>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765f4d4"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aec80c"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5"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6666ff" officeooo:paragraph-rsid="031d0019"/>
    </style:style>
    <style:style style:name="P106"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7"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0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bf41a" style:font-size-asian="10pt" style:font-size-complex="10pt"/>
    </style:style>
    <style:style style:name="P1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ddf47" style:font-size-asian="10pt" style:font-size-complex="10pt"/>
    </style:style>
    <style:style style:name="P1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246e3"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494f1"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ddf47"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transparent" style:font-size-asian="10pt" style:font-weight-asian="bold" style:font-size-complex="10pt" style:font-weight-complex="bold"/>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fff200" style:font-size-asian="10pt" style:font-weight-asian="bold" style:font-size-complex="10pt" style:font-weight-complex="bold"/>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1bca16" style:font-size-asian="8pt" style:font-style-asian="italic" style:font-size-complex="8pt" style:font-style-complex="italic"/>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5494f1" style:font-size-asian="8pt" style:font-style-asian="italic" style:font-size-complex="8pt" style:font-style-complex="italic"/>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00" style:font-name="Arial" fo:font-size="10pt" fo:letter-spacing="normal" fo:font-style="normal" fo:font-weight="normal" officeooo:paragraph-rsid="06fd3cca"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00" style:font-name="Arial" fo:font-size="10pt" fo:letter-spacing="normal" fo:font-style="normal" fo:font-weight="normal" officeooo:paragraph-rsid="0767e693" style:font-size-asian="10pt" style:font-size-complex="10pt"/>
    </style:style>
    <style:style style:name="P120"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21"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5780a5"/>
    </style:style>
    <style:style style:name="P122"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23"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24"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25"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26"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27"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28"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2a6099" style:font-name="Arial" fo:font-size="10pt" officeooo:rsid="00b109c3" officeooo:paragraph-rsid="00b109c3" fo:background-color="transparent" style:font-size-asian="10pt" style:font-size-complex="10pt"/>
    </style:style>
    <style:style style:name="P129"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30"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2ce7a80"/>
    </style:style>
    <style:style style:name="P131"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32"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4ec8f" fo:background-color="transparent"/>
    </style:style>
    <style:style style:name="P133"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134"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135"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36"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137"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3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3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4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4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4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4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4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4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46"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47"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48"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4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5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5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5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5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5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5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5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5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5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5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6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6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6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6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6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6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6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6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6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7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7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7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7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7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7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7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8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18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18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18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18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19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19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19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19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19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19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19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197" style:family="paragraph" style:parent-style-name="Text_20_body" style:list-style-name="L28">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64a099" style:font-size-asian="10pt" style:font-size-complex="10pt"/>
    </style:style>
    <style:style style:name="P198" style:family="paragraph" style:parent-style-name="Text_20_body" style:list-style-name="L28">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19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fedc8" fo:background-color="#00cc33" style:font-size-asian="10pt" style:font-size-complex="10pt"/>
    </style:style>
    <style:style style:name="P20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00cc33" style:font-size-asian="10pt" style:font-size-complex="10pt"/>
    </style:style>
    <style:style style:name="P20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22227"/>
    </style:style>
    <style:style style:name="P20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20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55188"/>
    </style:style>
    <style:style style:name="P20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6eb74"/>
    </style:style>
    <style:style style:name="P20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2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Arial" fo:font-size="10pt" fo:letter-spacing="normal" officeooo:paragraph-rsid="016648ec" style:font-size-asian="10pt" style:font-size-complex="10pt"/>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6"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7" style:family="text">
      <style:text-properties fo:font-variant="normal" fo:text-transform="none" fo:letter-spacing="normal" fo:font-style="normal" fo:font-weight="normal" officeooo:rsid="03db3c4a"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78293b8" fo:background-color="transparent" loext:char-shading-value="0"/>
    </style:style>
    <style:style style:name="T10" style:family="text">
      <style:text-properties fo:font-variant="normal" fo:text-transform="none" fo:letter-spacing="normal" fo:font-style="normal" fo:font-weight="normal" officeooo:rsid="06828e5a"/>
    </style:style>
    <style:style style:name="T11" style:family="text">
      <style:text-properties fo:font-variant="normal" fo:text-transform="none" fo:letter-spacing="normal" fo:font-style="normal" fo:font-weight="normal" officeooo:rsid="078119f8"/>
    </style:style>
    <style:style style:name="T12" style:family="text">
      <style:text-properties fo:font-variant="normal" fo:text-transform="none" fo:letter-spacing="normal" fo:font-style="normal" fo:font-weight="normal" officeooo:rsid="042a70a0"/>
    </style:style>
    <style:style style:name="T13" style:family="text">
      <style:text-properties fo:font-variant="normal" fo:text-transform="none" fo:letter-spacing="normal" fo:font-style="normal" fo:font-weight="normal" officeooo:rsid="042c21c7"/>
    </style:style>
    <style:style style:name="T14" style:family="text">
      <style:text-properties fo:font-variant="normal" fo:text-transform="none" fo:letter-spacing="normal" fo:font-style="normal" fo:font-weight="normal" fo:background-color="#fff200" loext:char-shading-value="0"/>
    </style:style>
    <style:style style:name="T15" style:family="text">
      <style:text-properties fo:font-variant="normal" fo:text-transform="none" fo:letter-spacing="normal" fo:font-style="normal" fo:font-weight="normal" officeooo:rsid="068fb3c0" fo:background-color="#fff200" loext:char-shading-value="0"/>
    </style:style>
    <style:style style:name="T16" style:family="text">
      <style:text-properties fo:font-variant="normal" fo:text-transform="none" fo:letter-spacing="normal" fo:font-style="normal" officeooo:rsid="046a2048"/>
    </style:style>
    <style:style style:name="T17" style:family="text">
      <style:text-properties fo:font-variant="normal" fo:text-transform="none" fo:letter-spacing="normal" fo:font-style="normal" officeooo:rsid="068422c9"/>
    </style:style>
    <style:style style:name="T18" style:family="text">
      <style:text-properties fo:font-variant="normal" fo:text-transform="none" fo:letter-spacing="normal" fo:font-style="normal" officeooo:rsid="06857014"/>
    </style:style>
    <style:style style:name="T19" style:family="text">
      <style:text-properties fo:font-variant="normal" fo:text-transform="none" fo:letter-spacing="normal" fo:font-style="normal" officeooo:rsid="047fc688"/>
    </style:style>
    <style:style style:name="T20" style:family="text">
      <style:text-properties fo:font-variant="normal" fo:text-transform="none" fo:letter-spacing="normal" fo:font-style="normal" officeooo:rsid="046dbe1f"/>
    </style:style>
    <style:style style:name="T21" style:family="text">
      <style:text-properties fo:font-variant="normal" fo:text-transform="none" fo:letter-spacing="normal" fo:font-style="normal" officeooo:rsid="046f9c42"/>
    </style:style>
    <style:style style:name="T22" style:family="text">
      <style:text-properties fo:font-variant="normal" fo:text-transform="none" fo:letter-spacing="normal" fo:font-style="normal" officeooo:rsid="047f8e46"/>
    </style:style>
    <style:style style:name="T23" style:family="text">
      <style:text-properties fo:font-variant="normal" fo:text-transform="none" fo:letter-spacing="normal" fo:font-style="normal" officeooo:rsid="068cfef6"/>
    </style:style>
    <style:style style:name="T24" style:family="text">
      <style:text-properties fo:font-variant="normal" fo:text-transform="none" fo:letter-spacing="normal" fo:font-style="normal" officeooo:rsid="068db258"/>
    </style:style>
    <style:style style:name="T25" style:family="text">
      <style:text-properties fo:font-variant="normal" fo:text-transform="none" fo:letter-spacing="normal" fo:font-style="normal" style:font-weight-asian="bold" style:font-weight-complex="bold"/>
    </style:style>
    <style:style style:name="T26" style:family="text">
      <style:text-properties fo:font-variant="normal" fo:text-transform="none" fo:letter-spacing="normal" fo:font-style="normal" officeooo:rsid="06b0caa5" style:font-weight-asian="bold" style:font-weight-complex="bold"/>
    </style:style>
    <style:style style:name="T27" style:family="text">
      <style:text-properties fo:font-variant="normal" fo:text-transform="none" fo:letter-spacing="normal" fo:font-style="normal" officeooo:rsid="078293b8" style:font-weight-asian="bold" style:font-weight-complex="bold"/>
    </style:style>
    <style:style style:name="T28" style:family="text">
      <style:text-properties fo:font-variant="normal" fo:text-transform="none" fo:letter-spacing="normal" fo:font-style="normal" officeooo:rsid="078119f8"/>
    </style:style>
    <style:style style:name="T29" style:family="text">
      <style:text-properties fo:font-variant="normal" fo:text-transform="none" fo:letter-spacing="normal" fo:font-style="normal" officeooo:rsid="078293b8"/>
    </style:style>
    <style:style style:name="T30" style:family="text">
      <style:text-properties fo:font-variant="normal" fo:text-transform="none" style:font-name="Arial" fo:font-size="10pt" fo:letter-spacing="normal" fo:font-style="normal" fo:font-weight="normal" style:font-size-asian="10pt" style:font-size-complex="10pt"/>
    </style:style>
    <style:style style:name="T31" style:family="text">
      <style:text-properties fo:font-variant="normal" fo:text-transform="none" style:font-name="Arial" fo:font-size="10pt" fo:letter-spacing="normal" fo:font-style="normal" fo:font-weight="normal" officeooo:rsid="006d0e37" style:font-size-asian="10pt" style:font-size-complex="10pt"/>
    </style:style>
    <style:style style:name="T32" style:family="text">
      <style:text-properties fo:font-variant="normal" fo:text-transform="none" style:font-name="Arial" fo:font-size="10pt" fo:letter-spacing="normal" fo:font-style="normal" fo:font-weight="normal" officeooo:rsid="006d7d50" style:font-size-asian="10pt" style:font-size-complex="10pt"/>
    </style:style>
    <style:style style:name="T33" style:family="text">
      <style:text-properties fo:font-variant="normal" fo:text-transform="none" style:font-name="Arial" fo:font-size="10pt" fo:letter-spacing="normal" fo:font-style="normal" fo:font-weight="normal" officeooo:rsid="006f1c4b" style:font-size-asian="10pt" style:font-size-complex="10pt"/>
    </style:style>
    <style:style style:name="T34" style:family="text">
      <style:text-properties fo:font-variant="normal" fo:text-transform="none" style:font-name="Arial" fo:font-size="10pt" fo:letter-spacing="normal" fo:font-style="normal" fo:font-weight="normal" officeooo:rsid="00709db0" style:font-size-asian="10pt" style:font-size-complex="10pt"/>
    </style:style>
    <style:style style:name="T35" style:family="text">
      <style:text-properties fo:font-variant="normal" fo:text-transform="none" style:font-name="Arial" fo:font-size="10pt" fo:letter-spacing="normal" fo:font-style="normal" fo:font-weight="normal" officeooo:rsid="008f173a" style:font-size-asian="10pt" style:font-size-complex="10pt"/>
    </style:style>
    <style:style style:name="T36" style:family="text">
      <style:text-properties fo:font-variant="normal" fo:text-transform="none" style:font-name="Arial" fo:font-size="10pt" fo:letter-spacing="normal" fo:font-style="normal" fo:font-weight="normal" officeooo:rsid="008fd60e" style:font-size-asian="10pt" style:font-size-complex="10pt"/>
    </style:style>
    <style:style style:name="T37" style:family="text">
      <style:text-properties fo:font-variant="normal" fo:text-transform="none" style:font-name="Arial" fo:font-size="10pt" fo:letter-spacing="normal" fo:font-style="normal" fo:font-weight="normal" officeooo:rsid="00918122" style:font-size-asian="10pt" style:font-size-complex="10pt"/>
    </style:style>
    <style:style style:name="T38" style:family="text">
      <style:text-properties fo:font-variant="normal" fo:text-transform="none" style:font-name="Arial" fo:font-size="10pt" fo:letter-spacing="normal" fo:font-style="normal" fo:font-weight="normal" officeooo:rsid="009935f4" style:font-size-asian="10pt" style:font-size-complex="10pt"/>
    </style:style>
    <style:style style:name="T39" style:family="text">
      <style:text-properties fo:font-variant="normal" fo:text-transform="none" style:font-name="Arial" fo:font-size="10pt" fo:letter-spacing="normal" fo:font-style="normal" fo:font-weight="normal" officeooo:rsid="009b1910" style:font-size-asian="10pt" style:font-size-complex="10pt"/>
    </style:style>
    <style:style style:name="T40" style:family="text">
      <style:text-properties fo:font-variant="normal" fo:text-transform="none" style:font-name="Arial" fo:font-size="10pt" fo:letter-spacing="normal" fo:font-style="normal" fo:font-weight="normal" officeooo:rsid="01cd747d" style:font-size-asian="10pt" style:font-size-complex="10pt"/>
    </style:style>
    <style:style style:name="T41" style:family="text">
      <style:text-properties fo:font-variant="normal" fo:text-transform="none" style:font-name="Arial" fo:font-size="10pt" fo:letter-spacing="normal" fo:font-style="normal" fo:font-weight="normal" officeooo:rsid="01ce1136" style:font-size-asian="10pt" style:font-size-complex="10pt"/>
    </style:style>
    <style:style style:name="T42" style:family="text">
      <style:text-properties fo:font-variant="normal" fo:text-transform="none" style:font-name="Arial" fo:font-size="10pt" fo:letter-spacing="normal" fo:font-style="normal" fo:font-weight="normal" officeooo:rsid="013c9ab4" style:font-size-asian="10pt" style:font-size-complex="10pt"/>
    </style:style>
    <style:style style:name="T43" style:family="text">
      <style:text-properties fo:font-variant="normal" fo:text-transform="none" style:font-name="Arial" fo:font-size="10pt" fo:letter-spacing="normal" fo:font-style="normal" fo:font-weight="normal" officeooo:rsid="013b99f9" style:font-size-asian="10pt" style:font-size-complex="10pt"/>
    </style:style>
    <style:style style:name="T44" style:family="text">
      <style:text-properties fo:font-variant="normal" fo:text-transform="none" style:font-name="Arial" fo:font-size="10pt" fo:letter-spacing="normal" fo:font-style="normal" fo:font-weight="normal" officeooo:rsid="02c65bb0" style:font-size-asian="10pt" style:font-size-complex="10pt"/>
    </style:style>
    <style:style style:name="T45" style:family="text">
      <style:text-properties fo:font-variant="normal" fo:text-transform="none" style:font-name="Arial" fo:font-size="10pt" fo:letter-spacing="normal" fo:font-style="normal" fo:font-weight="normal" officeooo:rsid="02d1e58b" style:font-size-asian="10pt" style:font-size-complex="10pt"/>
    </style:style>
    <style:style style:name="T46" style:family="text">
      <style:text-properties fo:font-variant="normal" fo:text-transform="none" style:font-name="Arial" fo:font-size="10pt" fo:letter-spacing="normal" fo:font-style="normal" fo:font-weight="normal" officeooo:rsid="02d2cdab" style:font-size-asian="10pt" style:font-size-complex="10pt"/>
    </style:style>
    <style:style style:name="T47" style:family="text">
      <style:text-properties fo:font-variant="normal" fo:text-transform="none" style:font-name="Arial" fo:font-size="10pt" fo:letter-spacing="normal" fo:font-style="normal" fo:font-weight="normal" officeooo:rsid="02f75fc5" style:font-size-asian="10pt" style:font-size-complex="10pt"/>
    </style:style>
    <style:style style:name="T48" style:family="text">
      <style:text-properties fo:font-variant="normal" fo:text-transform="none" style:font-name="Arial" fo:font-size="10pt" fo:letter-spacing="normal" fo:font-style="normal" fo:font-weight="normal" officeooo:rsid="032e14dd" style:font-size-asian="10pt" style:font-size-complex="10pt"/>
    </style:style>
    <style:style style:name="T49" style:family="text">
      <style:text-properties fo:font-variant="normal" fo:text-transform="none" style:font-name="Arial" fo:font-size="10pt" fo:letter-spacing="normal" fo:font-style="normal" fo:font-weight="normal" officeooo:rsid="05e29519" style:font-size-asian="10pt" style:font-size-complex="10pt"/>
    </style:style>
    <style:style style:name="T50" style:family="text">
      <style:text-properties fo:font-variant="normal" fo:text-transform="none" style:font-name="Arial" fo:font-size="10pt" fo:letter-spacing="normal" fo:font-style="normal" fo:font-weight="normal" officeooo:rsid="05e2c41e" style:font-size-asian="10pt" style:font-size-complex="10pt"/>
    </style:style>
    <style:style style:name="T51" style:family="text">
      <style:text-properties fo:font-variant="normal" fo:text-transform="none" style:font-name="Arial" fo:font-size="10pt" fo:letter-spacing="normal" fo:font-style="normal" fo:font-weight="normal" officeooo:rsid="05e41029" style:font-size-asian="10pt" style:font-size-complex="10pt"/>
    </style:style>
    <style:style style:name="T52" style:family="text">
      <style:text-properties fo:font-variant="normal" fo:text-transform="none" style:font-name="Arial" fo:font-size="10pt" fo:letter-spacing="normal" fo:font-style="normal" fo:font-weight="normal" officeooo:rsid="06f6d857" style:font-size-asian="10pt" style:font-size-complex="10pt"/>
    </style:style>
    <style:style style:name="T53" style:family="text">
      <style:text-properties fo:font-variant="normal" fo:text-transform="none" style:font-name="Arial" fo:font-size="10pt" fo:letter-spacing="normal" fo:font-style="normal" fo:font-weight="normal" officeooo:rsid="06f8e57a" style:font-size-asian="10pt" style:font-size-complex="10pt"/>
    </style:style>
    <style:style style:name="T54" style:family="text">
      <style:text-properties fo:font-variant="normal" fo:text-transform="none" style:font-name="Arial" fo:font-size="10pt" fo:letter-spacing="normal" fo:font-style="normal" fo:font-weight="normal" officeooo:rsid="0704ec8f" style:font-size-asian="10pt" style:font-size-complex="10pt"/>
    </style:style>
    <style:style style:name="T55" style:family="text">
      <style:text-properties fo:font-variant="normal" fo:text-transform="none" style:font-name="Arial" fo:font-size="10pt" fo:letter-spacing="normal" fo:font-style="normal" fo:font-weight="normal" officeooo:rsid="0139b33e" style:font-size-asian="10pt" style:font-size-complex="10pt"/>
    </style:style>
    <style:style style:name="T56" style:family="text">
      <style:text-properties fo:font-variant="normal" fo:text-transform="none" style:font-name="Arial" fo:font-size="10pt" fo:letter-spacing="normal" fo:font-style="normal" fo:font-weight="normal" officeooo:rsid="0092c0ff" style:font-size-asian="10pt" style:font-size-complex="10pt"/>
    </style:style>
    <style:style style:name="T57" style:family="text">
      <style:text-properties fo:font-variant="normal" fo:text-transform="none" style:font-name="Arial" fo:font-size="10pt" fo:letter-spacing="normal" fo:font-style="normal" fo:font-weight="normal" officeooo:rsid="03abe23d" style:font-size-asian="10pt" style:font-size-complex="10pt"/>
    </style:style>
    <style:style style:name="T58" style:family="text">
      <style:text-properties fo:font-variant="normal" fo:text-transform="none" style:font-name="Arial" fo:font-size="10pt" fo:letter-spacing="normal" fo:font-style="normal" fo:font-weight="normal" officeooo:rsid="0729314d" style:font-size-asian="10pt" style:font-size-complex="10pt"/>
    </style:style>
    <style:style style:name="T59" style:family="text">
      <style:text-properties fo:font-variant="normal" fo:text-transform="none" style:font-name="Arial" fo:font-size="10pt" fo:letter-spacing="normal" fo:font-style="normal" fo:font-weight="normal" officeooo:rsid="077b627e" style:font-size-asian="10pt" style:font-size-complex="10pt"/>
    </style:style>
    <style:style style:name="T60"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8222227" fo:background-color="transparent" loext:char-shading-value="0" style:font-size-asian="10pt" style:font-size-complex="10pt"/>
    </style:style>
    <style:style style:name="T67" style:family="text">
      <style:text-properties fo:font-variant="normal" fo:text-transform="none" style:font-name="Arial" fo:font-size="10pt" fo:letter-spacing="normal" fo:font-style="normal" fo:font-weight="normal" officeooo:rsid="08255188" fo:background-color="transparent" loext:char-shading-value="0" style:font-size-asian="10pt" style:font-size-complex="10pt"/>
    </style:style>
    <style:style style:name="T68" style:family="text">
      <style:text-properties fo:font-variant="normal" fo:text-transform="none" style:font-name="Arial" fo:font-size="10pt" fo:letter-spacing="normal" fo:font-style="normal" fo:font-weight="normal" officeooo:rsid="08240319" fo:background-color="transparent" loext:char-shading-value="0" style:font-size-asian="10pt" style:font-size-complex="10pt"/>
    </style:style>
    <style:style style:name="T69" style:family="text">
      <style:text-properties fo:font-variant="normal" fo:text-transform="none" style:font-name="Arial" fo:font-size="10pt" fo:letter-spacing="normal" fo:font-style="normal" fo:font-weight="normal" officeooo:rsid="0767e693" fo:background-color="transparent" loext:char-shading-value="0" style:font-size-asian="10pt" style:font-size-complex="10pt"/>
    </style:style>
    <style:style style:name="T70" style:family="text">
      <style:text-properties fo:font-variant="normal" fo:text-transform="none" style:font-name="Arial" fo:font-size="10pt" fo:letter-spacing="normal" fo:font-style="normal" fo:font-weight="normal" officeooo:rsid="00307ad8" fo:background-color="transparent" loext:char-shading-value="0" style:font-size-asian="10pt" style:font-size-complex="10pt"/>
    </style:style>
    <style:style style:name="T71" style:family="text">
      <style:text-properties fo:font-variant="normal" fo:text-transform="none" style:font-name="Arial" fo:font-size="10pt" fo:letter-spacing="normal" fo:font-style="normal" fo:font-weight="normal" officeooo:rsid="082a84f8" fo:background-color="transparent" loext:char-shading-value="0" style:font-size-asian="10pt" style:font-size-complex="10pt"/>
    </style:style>
    <style:style style:name="T72" style:family="text">
      <style:text-properties fo:font-variant="normal" fo:text-transform="none" style:font-name="Arial" fo:font-size="10pt" fo:letter-spacing="normal" fo:font-style="normal" fo:font-weight="normal" officeooo:rsid="0826eb74" fo:background-color="transparent" loext:char-shading-value="0" style:font-size-asian="10pt" style:font-size-complex="10pt"/>
    </style:style>
    <style:style style:name="T73" style:family="text">
      <style:text-properties fo:font-variant="normal" fo:text-transform="none"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74"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75"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77"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78"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79"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80"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81"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82"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110"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11"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12"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18"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19"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20"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21"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22"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24"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25"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26"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27"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28"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29"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30"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31"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32" style:family="text">
      <style:text-properties fo:font-variant="normal" fo:text-transform="none" style:use-window-font-color="true" style:font-name="Arial" fo:font-size="10pt" fo:letter-spacing="normal" fo:font-style="normal" fo:font-weight="normal" officeooo:rsid="06fd3cca" fo:background-color="transparent" loext:char-shading-value="0" style:font-size-asian="10pt" style:font-size-complex="10pt"/>
    </style:style>
    <style:style style:name="T133" style:family="text">
      <style:text-properties fo:font-variant="normal" fo:text-transform="none" style:use-window-font-color="true" style:font-name="Arial" fo:font-size="10pt" fo:letter-spacing="normal" fo:font-style="normal" fo:font-weight="normal" officeooo:rsid="08259832" fo:background-color="transparent" loext:char-shading-value="0" style:font-size-asian="10pt" style:font-size-complex="10pt"/>
    </style:style>
    <style:style style:name="T134"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35"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36"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37"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38"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39"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40"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41"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42"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43" style:family="text">
      <style:text-properties fo:font-variant="normal" fo:text-transform="none" style:use-window-font-color="true" fo:letter-spacing="normal" fo:font-style="normal" fo:font-weight="normal" fo:background-color="transparent" loext:char-shading-value="0"/>
    </style:style>
    <style:style style:name="T144" style:family="text">
      <style:text-properties fo:font-variant="normal" fo:text-transform="none" style:use-window-font-color="true" fo:letter-spacing="normal" fo:font-style="normal" fo:font-weight="normal" officeooo:rsid="06f6d857" fo:background-color="transparent" loext:char-shading-value="0" style:font-weight-asian="normal" style:font-weight-complex="normal"/>
    </style:style>
    <style:style style:name="T145" style:family="text">
      <style:text-properties fo:font-variant="normal" fo:text-transform="none" style:use-window-font-color="true" fo:letter-spacing="normal" fo:font-style="normal" fo:font-weight="normal" officeooo:rsid="0704ec8f" fo:background-color="transparent" loext:char-shading-value="0" style:font-weight-asian="normal" style:font-weight-complex="normal"/>
    </style:style>
    <style:style style:name="T146" style:family="text">
      <style:text-properties fo:font-variant="normal" fo:text-transform="none" style:use-window-font-color="true" fo:letter-spacing="normal" fo:font-style="normal" fo:font-weight="normal" officeooo:rsid="0735942d" fo:background-color="transparent" loext:char-shading-value="0" style:font-weight-asian="normal" style:font-weight-complex="normal"/>
    </style:style>
    <style:style style:name="T147"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48" style:family="text">
      <style:text-properties fo:font-variant="normal" fo:text-transform="none" style:use-window-font-color="true" fo:letter-spacing="normal" fo:font-style="normal" fo:font-weight="normal" officeooo:rsid="071c6444" fo:background-color="transparent" loext:char-shading-value="0" style:font-weight-asian="normal" style:font-weight-complex="normal"/>
    </style:style>
    <style:style style:name="T149" style:family="text">
      <style:text-properties fo:font-variant="normal" fo:text-transform="none" style:use-window-font-color="true" fo:letter-spacing="normal" fo:font-style="normal" fo:font-weight="normal" officeooo:rsid="07344710" fo:background-color="transparent" loext:char-shading-value="0" style:font-weight-asian="normal" style:font-weight-complex="normal"/>
    </style:style>
    <style:style style:name="T150" style:family="text">
      <style:text-properties fo:font-variant="normal" fo:text-transform="none" style:use-window-font-color="true" fo:letter-spacing="normal" fo:font-style="normal" fo:font-weight="normal" officeooo:rsid="03cebc42" fo:background-color="transparent" loext:char-shading-value="0" style:font-weight-asian="normal" style:font-weight-complex="normal"/>
    </style:style>
    <style:style style:name="T151" style:family="text">
      <style:text-properties fo:font-variant="normal" fo:text-transform="none" style:use-window-font-color="true" fo:letter-spacing="normal" fo:font-style="normal" fo:font-weight="normal" officeooo:rsid="020712f4" fo:background-color="transparent" loext:char-shading-value="0" style:font-weight-asian="normal" style:font-weight-complex="normal"/>
    </style:style>
    <style:style style:name="T152" style:family="text">
      <style:text-properties fo:font-variant="normal" fo:text-transform="none" style:use-window-font-color="true" fo:letter-spacing="normal" fo:font-style="normal" fo:font-weight="normal" officeooo:rsid="03337e21" fo:background-color="transparent" loext:char-shading-value="0" style:font-weight-asian="normal" style:font-weight-complex="normal"/>
    </style:style>
    <style:style style:name="T153" style:family="text">
      <style:text-properties fo:font-variant="normal" fo:text-transform="none" style:use-window-font-color="true" fo:letter-spacing="normal" fo:font-style="normal" fo:font-weight="normal" officeooo:rsid="03406769" fo:background-color="transparent" loext:char-shading-value="0" style:font-weight-asian="normal" style:font-weight-complex="normal"/>
    </style:style>
    <style:style style:name="T154" style:family="text">
      <style:text-properties fo:font-variant="normal" fo:text-transform="none" style:use-window-font-color="true" fo:letter-spacing="normal" fo:font-style="normal" fo:font-weight="normal" officeooo:rsid="07266589" fo:background-color="transparent" loext:char-shading-value="0" style:font-weight-asian="normal" style:font-weight-complex="normal"/>
    </style:style>
    <style:style style:name="T155" style:family="text">
      <style:text-properties fo:font-variant="normal" fo:text-transform="none" style:use-window-font-color="true" fo:letter-spacing="normal" fo:font-style="normal" fo:font-weight="normal" officeooo:rsid="0765f4d4" fo:background-color="transparent" loext:char-shading-value="0" style:font-weight-asian="normal" style:font-weight-complex="normal"/>
    </style:style>
    <style:style style:name="T156" style:family="text">
      <style:text-properties fo:font-variant="normal" fo:text-transform="none" style:use-window-font-color="true" fo:letter-spacing="normal" fo:font-style="normal" fo:font-weight="normal" officeooo:rsid="07281300" fo:background-color="transparent" loext:char-shading-value="0" style:font-weight-asian="normal" style:font-weight-complex="normal"/>
    </style:style>
    <style:style style:name="T157" style:family="text">
      <style:text-properties fo:font-variant="normal" fo:text-transform="none" style:use-window-font-color="true" fo:letter-spacing="normal" fo:font-style="normal" fo:font-weight="normal" officeooo:rsid="0812d2d9" fo:background-color="transparent" loext:char-shading-value="0" style:font-weight-asian="normal" style:font-weight-complex="normal"/>
    </style:style>
    <style:style style:name="T158" style:family="text">
      <style:text-properties fo:font-variant="normal" fo:text-transform="none" style:use-window-font-color="true" fo:letter-spacing="normal" fo:font-style="normal" fo:font-weight="normal" officeooo:rsid="068db258" fo:background-color="transparent" loext:char-shading-value="0"/>
    </style:style>
    <style:style style:name="T159" style:family="text">
      <style:text-properties fo:font-variant="normal" fo:text-transform="none" style:use-window-font-color="true" fo:letter-spacing="normal" fo:font-style="normal" fo:font-weight="normal" officeooo:rsid="078293b8" fo:background-color="transparent" loext:char-shading-value="0"/>
    </style:style>
    <style:style style:name="T160" style:family="text">
      <style:text-properties fo:font-variant="normal" fo:text-transform="none" style:use-window-font-color="true" fo:letter-spacing="normal" fo:font-style="normal" fo:font-weight="normal" officeooo:rsid="069aad56" fo:background-color="transparent" loext:char-shading-value="0"/>
    </style:style>
    <style:style style:name="T161" style:family="text">
      <style:text-properties fo:font-variant="normal" fo:text-transform="none" style:use-window-font-color="true" fo:letter-spacing="normal" fo:font-style="normal" fo:font-weight="normal" officeooo:rsid="052da836" fo:background-color="transparent" loext:char-shading-value="0"/>
    </style:style>
    <style:style style:name="T162" style:family="text">
      <style:text-properties fo:font-variant="normal" fo:text-transform="none" style:use-window-font-color="true" fo:letter-spacing="normal" fo:font-style="normal" fo:font-weight="normal" officeooo:rsid="0530393d" fo:background-color="transparent" loext:char-shading-value="0"/>
    </style:style>
    <style:style style:name="T163" style:family="text">
      <style:text-properties fo:font-variant="normal" fo:text-transform="none" style:use-window-font-color="true" fo:letter-spacing="normal" fo:font-style="normal" fo:font-weight="normal" officeooo:rsid="05332515" fo:background-color="transparent" loext:char-shading-value="0"/>
    </style:style>
    <style:style style:name="T164" style:family="text">
      <style:text-properties fo:font-variant="normal" fo:text-transform="none" style:use-window-font-color="true" fo:letter-spacing="normal" fo:font-style="normal" fo:font-weight="normal" officeooo:rsid="05417d6a" fo:background-color="transparent" loext:char-shading-value="0"/>
    </style:style>
    <style:style style:name="T165" style:family="text">
      <style:text-properties fo:font-variant="normal" fo:text-transform="none" style:use-window-font-color="true" fo:letter-spacing="normal" fo:font-style="normal" fo:font-weight="normal" officeooo:rsid="05332515" fo:background-color="#fff200" loext:char-shading-value="0"/>
    </style:style>
    <style:style style:name="T166" style:family="text">
      <style:text-properties fo:font-variant="normal" fo:text-transform="none" style:use-window-font-color="true" fo:letter-spacing="normal" fo:font-style="normal" fo:font-weight="normal" officeooo:rsid="07c383e1" fo:background-color="#fff200" loext:char-shading-value="0"/>
    </style:style>
    <style:style style:name="T167"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68"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69"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70"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71"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72"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73"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74"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75"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76"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77"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78"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79" style:family="text">
      <style:text-properties fo:font-variant="normal" fo:text-transform="none" style:font-name="Arial2" fo:font-size="10pt" fo:letter-spacing="normal" fo:font-style="normal" fo:font-weight="normal" officeooo:rsid="02ce7a80" style:font-size-asian="10pt" style:font-size-complex="10pt"/>
    </style:style>
    <style:style style:name="T180" style:family="text">
      <style:text-properties fo:font-variant="normal" fo:text-transform="none" style:font-name="Arial2" fo:font-size="10pt" fo:letter-spacing="normal" fo:font-style="normal" fo:font-weight="normal" officeooo:rsid="00a829b8" style:font-size-asian="10pt" style:font-size-complex="10pt"/>
    </style:style>
    <style:style style:name="T181" style:family="text">
      <style:text-properties fo:font-variant="normal" fo:text-transform="none" style:font-name="Arial2" fo:font-size="10pt" fo:letter-spacing="normal" fo:font-style="normal" fo:font-weight="normal" officeooo:rsid="05e29519" style:font-size-asian="10pt" style:font-size-complex="10pt"/>
    </style:style>
    <style:style style:name="T182" style:family="text">
      <style:text-properties fo:font-variant="normal" fo:text-transform="none" style:font-name="Arial2" fo:font-size="10pt" fo:letter-spacing="normal" fo:font-style="normal" fo:font-weight="normal" officeooo:rsid="0704ec8f" style:font-size-asian="10pt" style:font-size-complex="10pt"/>
    </style:style>
    <style:style style:name="T183"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84"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85"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86"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87"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88"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89" style:family="text">
      <style:text-properties fo:font-variant="normal" fo:text-transform="none" fo:color="#6666ff" style:font-name="Arial" fo:font-size="10pt" fo:letter-spacing="normal" fo:font-style="normal" fo:font-weight="bold" officeooo:rsid="002b4a96" style:font-size-asian="10pt" style:font-weight-asian="bold" style:font-size-complex="10pt" style:font-weight-complex="bold"/>
    </style:style>
    <style:style style:name="T190" style:family="text">
      <style:text-properties fo:font-variant="normal" fo:text-transform="none" fo:color="#6666ff" style:font-name="Arial" fo:font-size="10pt" fo:letter-spacing="normal" fo:font-style="normal" fo:font-weight="bold" fo:background-color="transparent" loext:char-shading-value="0" style:font-size-asian="10pt" style:font-weight-asian="bold" style:font-size-complex="10pt" style:font-weight-complex="bold"/>
    </style:style>
    <style:style style:name="T191" style:family="text">
      <style:text-properties fo:font-variant="normal" fo:text-transform="none" fo:color="#6666ff" style:font-name="Arial" fo:font-size="10pt" fo:letter-spacing="normal" fo:font-style="normal" fo:font-weight="bold" officeooo:rsid="03dabe8f" fo:background-color="transparent" loext:char-shading-value="0" style:font-size-asian="10pt" style:font-weight-asian="bold" style:font-size-complex="10pt" style:font-weight-complex="bold"/>
    </style:style>
    <style:style style:name="T192" style:family="text">
      <style:text-properties fo:font-variant="normal" fo:text-transform="none" fo:color="#6666ff" style:font-name="Arial" fo:font-size="10pt" fo:letter-spacing="normal" fo:font-style="normal" fo:font-weight="bold" officeooo:rsid="004164e2" fo:background-color="transparent" loext:char-shading-value="0" style:font-size-asian="10pt" style:font-weight-asian="bold" style:font-size-complex="10pt" style:font-weight-complex="bold"/>
    </style:style>
    <style:style style:name="T193" style:family="text">
      <style:text-properties fo:font-variant="normal" fo:text-transform="none" fo:color="#6666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194" style:family="text">
      <style:text-properties fo:font-variant="normal" fo:text-transform="none" fo:color="#6666ff" style:font-name="Arial" fo:font-size="10pt" fo:letter-spacing="normal" fo:font-style="normal" fo:font-weight="normal" officeooo:rsid="03cd5c8d" fo:background-color="transparent" loext:char-shading-value="0" style:font-size-asian="10pt" style:font-weight-asian="normal" style:font-size-complex="10pt" style:font-weight-complex="normal"/>
    </style:style>
    <style:style style:name="T195" style:family="text">
      <style:text-properties fo:font-variant="normal" fo:text-transform="none" fo:color="#6666ff" fo:letter-spacing="normal" fo:font-style="normal" fo:font-weight="normal" officeooo:rsid="068db258" fo:background-color="transparent" loext:char-shading-value="0"/>
    </style:style>
    <style:style style:name="T196" style:family="text">
      <style:text-properties fo:font-variant="normal" fo:text-transform="none" fo:color="#6666ff" fo:letter-spacing="normal" fo:font-style="normal" fo:font-weight="normal" officeooo:rsid="069e7b9a" fo:background-color="transparent" loext:char-shading-value="0"/>
    </style:style>
    <style:style style:name="T197" style:family="text">
      <style:text-properties fo:font-variant="normal" fo:text-transform="none" fo:color="#6666ff" fo:letter-spacing="normal" fo:font-style="normal" fo:font-weight="normal" officeooo:rsid="054a513f" fo:background-color="transparent" loext:char-shading-value="0"/>
    </style:style>
    <style:style style:name="T198" style:family="text">
      <style:text-properties fo:font-variant="normal" fo:text-transform="none" fo:color="#6666ff" fo:letter-spacing="normal" fo:font-style="normal" fo:font-weight="normal" officeooo:rsid="05323a62" fo:background-color="transparent" loext:char-shading-value="0"/>
    </style:style>
    <style:style style:name="T199" style:family="text">
      <style:text-properties fo:font-variant="normal" fo:text-transform="none" fo:color="#6666ff" fo:letter-spacing="normal" fo:font-style="normal" fo:font-weight="normal" officeooo:rsid="047a198a" fo:background-color="transparent" loext:char-shading-value="0"/>
    </style:style>
    <style:style style:name="T200" style:family="text">
      <style:text-properties fo:font-variant="normal" fo:text-transform="none" fo:color="#6666ff" fo:letter-spacing="normal" fo:font-style="normal" fo:font-weight="normal" officeooo:rsid="029eb09b" fo:background-color="transparent" loext:char-shading-value="0"/>
    </style:style>
    <style:style style:name="T201" style:family="text">
      <style:text-properties fo:font-variant="normal" fo:text-transform="none" fo:color="#6666ff" fo:letter-spacing="normal" fo:font-style="normal" fo:font-weight="normal" officeooo:rsid="02a52477" fo:background-color="transparent" loext:char-shading-value="0"/>
    </style:style>
    <style:style style:name="T202" style:family="text">
      <style:text-properties fo:font-variant="normal" fo:text-transform="none" fo:color="#6666ff" fo:letter-spacing="normal" fo:font-style="normal" fo:font-weight="normal" officeooo:rsid="078293b8" fo:background-color="transparent" loext:char-shading-value="0"/>
    </style:style>
    <style:style style:name="T203"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204"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205"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206" style:family="text">
      <style:text-properties fo:font-variant="normal" fo:text-transform="none" fo:color="#6666ff" style:font-name="Arial2" fo:letter-spacing="normal" fo:font-style="normal" fo:font-weight="normal" officeooo:rsid="0480e7c0" fo:background-color="#fff200" loext:char-shading-value="0"/>
    </style:style>
    <style:style style:name="T207" style:family="text">
      <style:text-properties fo:font-variant="normal" fo:text-transform="none" fo:color="#6666ff" style:font-name="Arial2" fo:letter-spacing="normal" fo:font-style="normal" fo:font-weight="normal" officeooo:rsid="06d4df69" fo:background-color="#fff200" loext:char-shading-value="0"/>
    </style:style>
    <style:style style:name="T208" style:family="text">
      <style:text-properties fo:font-variant="normal" fo:text-transform="none" fo:color="#ce181e" style:font-name="Arial" fo:font-size="10pt" fo:letter-spacing="normal" fo:font-style="normal" fo:font-weight="normal" fo:background-color="#fff200" loext:char-shading-value="0" style:font-size-asian="10pt" style:font-weight-asian="normal" style:font-size-complex="10pt" style:font-weight-complex="normal"/>
    </style:style>
    <style:style style:name="T209"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210" style:family="text">
      <style:text-properties fo:font-variant="normal" fo:text-transform="none" fo:color="#ce181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211"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212"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213"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214"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215"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216" style:family="text">
      <style:text-properties fo:font-variant="normal" fo:text-transform="none" fo:color="#ce181e" style:font-name="Arial" fo:font-size="10pt" fo:letter-spacing="normal" fo:font-style="normal" fo:font-weight="normal" officeooo:rsid="02d2cdab" fo:background-color="#fff200" loext:char-shading-value="0" style:font-size-asian="10pt" style:font-weight-asian="normal" style:font-size-complex="10pt" style:font-weight-complex="normal"/>
    </style:style>
    <style:style style:name="T217" style:family="text">
      <style:text-properties fo:font-variant="normal" fo:text-transform="none" fo:color="#ce181e" style:font-name="Arial" fo:font-size="10pt" fo:letter-spacing="normal" fo:font-style="normal" fo:font-weight="normal" officeooo:rsid="0704ec8f" fo:background-color="#fff200" loext:char-shading-value="0" style:font-size-asian="10pt" style:font-weight-asian="normal" style:font-size-complex="10pt" style:font-weight-complex="normal"/>
    </style:style>
    <style:style style:name="T218" style:family="text">
      <style:text-properties fo:font-variant="normal" fo:text-transform="none" fo:color="#ce181e" style:font-name="Arial" fo:font-size="10pt" fo:letter-spacing="normal" fo:font-style="normal" fo:font-weight="normal" officeooo:rsid="076f232e" fo:background-color="#fff200" loext:char-shading-value="0" style:font-size-asian="10pt" style:font-weight-asian="normal" style:font-size-complex="10pt" style:font-weight-complex="normal"/>
    </style:style>
    <style:style style:name="T219" style:family="text">
      <style:text-properties fo:font-variant="normal" fo:text-transform="none" fo:color="#ce181e" style:font-name="Arial" fo:font-size="10pt" fo:letter-spacing="normal" fo:font-style="normal" fo:font-weight="normal" officeooo:rsid="07703a93" fo:background-color="#fff200" loext:char-shading-value="0" style:font-size-asian="10pt" style:font-weight-asian="normal" style:font-size-complex="10pt" style:font-weight-complex="normal"/>
    </style:style>
    <style:style style:name="T220"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221"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222"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223"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224"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225"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226"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227" style:family="text">
      <style:text-properties fo:font-variant="normal" fo:text-transform="none" fo:color="#ce181e" style:font-name="Arial" fo:font-size="10pt" fo:letter-spacing="normal" fo:font-style="normal" fo:font-weight="normal" officeooo:rsid="08110c5d" fo:background-color="#fff200" loext:char-shading-value="0" style:font-size-asian="10pt" style:font-weight-asian="normal" style:font-size-complex="10pt" style:font-weight-complex="normal"/>
    </style:style>
    <style:style style:name="T228" style:family="text">
      <style:text-properties fo:font-variant="normal" fo:text-transform="none" fo:color="#ce181e" style:font-name="Arial" fo:font-size="10pt" fo:letter-spacing="normal" fo:font-style="normal" fo:font-weight="normal" officeooo:rsid="08125424" fo:background-color="#fff200" loext:char-shading-value="0" style:font-size-asian="10pt" style:font-weight-asian="normal" style:font-size-complex="10pt" style:font-weight-complex="normal"/>
    </style:style>
    <style:style style:name="T229" style:family="text">
      <style:text-properties fo:font-variant="normal" fo:text-transform="none" fo:color="#ce181e" style:font-name="Arial" fo:font-size="10pt" fo:letter-spacing="normal" fo:font-style="normal" fo:font-weight="normal" officeooo:rsid="0817e023" fo:background-color="#fff200" loext:char-shading-value="0" style:font-size-asian="10pt" style:font-weight-asian="normal" style:font-size-complex="10pt" style:font-weight-complex="normal"/>
    </style:style>
    <style:style style:name="T230"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231"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232"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233"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34" style:family="text">
      <style:text-properties fo:font-variant="normal" fo:text-transform="none" fo:color="#ef413d" fo:letter-spacing="normal" fo:font-style="normal" fo:font-weight="normal" officeooo:rsid="06acf760" fo:background-color="#fff200" loext:char-shading-value="0"/>
    </style:style>
    <style:style style:name="T235" style:family="text">
      <style:text-properties fo:font-variant="normal" fo:text-transform="none" fo:color="#ef413d" fo:letter-spacing="normal" fo:font-style="normal" fo:font-weight="normal" officeooo:rsid="078293b8" fo:background-color="#fff200" loext:char-shading-value="0"/>
    </style:style>
    <style:style style:name="T236" style:family="text">
      <style:text-properties fo:font-variant="normal" fo:text-transform="none" fo:color="#2a6099" style:font-name="Arial" fo:font-size="10pt" fo:letter-spacing="normal" fo:font-style="normal" fo:font-weight="bold" style:font-size-asian="10pt" style:font-weight-asian="bold" style:font-size-complex="10pt" style:font-weight-complex="bold"/>
    </style:style>
    <style:style style:name="T237" style:family="text">
      <style:text-properties fo:font-variant="normal" fo:text-transform="none" fo:color="#2a6099" style:font-name="Arial" fo:font-size="10pt" fo:letter-spacing="normal" fo:font-style="normal" fo:font-weight="bold" officeooo:rsid="003cbeaf" style:font-size-asian="10pt" style:font-weight-asian="bold" style:font-size-complex="10pt" style:font-weight-complex="bold"/>
    </style:style>
    <style:style style:name="T238" style:family="text">
      <style:text-properties fo:font-variant="normal" fo:text-transform="none" fo:color="#2a6099" style:font-name="Arial" fo:font-size="10pt" fo:letter-spacing="normal" fo:font-style="normal" fo:font-weight="bold" officeooo:rsid="005e7554" style:font-size-asian="10pt" style:font-weight-asian="bold" style:font-size-complex="10pt" style:font-weight-complex="bold"/>
    </style:style>
    <style:style style:name="T239" style:family="text">
      <style:text-properties fo:font-variant="normal" fo:text-transform="none" fo:color="#2a6099" style:font-name="Arial" fo:font-size="10pt" fo:letter-spacing="normal" fo:font-style="normal" fo:font-weight="bold" officeooo:rsid="003e49be" style:font-size-asian="10pt" style:font-weight-asian="bold" style:font-size-complex="10pt" style:font-weight-complex="bold"/>
    </style:style>
    <style:style style:name="T240" style:family="text">
      <style:text-properties fo:font-variant="normal" fo:text-transform="none" fo:color="#2a6099" style:font-name="Arial" fo:font-size="10pt" fo:letter-spacing="normal" fo:font-style="normal" fo:font-weight="normal" style:font-size-asian="10pt" style:font-size-complex="10pt"/>
    </style:style>
    <style:style style:name="T241" style:family="text">
      <style:text-properties fo:font-variant="normal" fo:text-transform="none" fo:color="#2a6099" style:font-name="Arial" fo:font-size="10pt" fo:letter-spacing="normal" fo:font-style="normal" fo:font-weight="normal" officeooo:rsid="0755fcb9" style:font-size-asian="10pt" style:font-size-complex="10pt"/>
    </style:style>
    <style:style style:name="T242" style:family="text">
      <style:text-properties fo:font-variant="normal" fo:text-transform="none" fo:color="#2a6099" style:font-name="Arial" fo:font-size="10pt" fo:letter-spacing="normal" fo:font-style="normal" fo:font-weight="normal" officeooo:rsid="08092a0e" style:font-size-asian="10pt" style:font-size-complex="10pt"/>
    </style:style>
    <style:style style:name="T243" style:family="text">
      <style:text-properties fo:font-variant="normal" fo:text-transform="none" fo:color="#2a6099" style:font-name="Arial" fo:font-size="10pt" fo:letter-spacing="normal" fo:font-style="normal" fo:font-weight="normal" officeooo:rsid="06f6d857" style:font-size-asian="10pt" style:font-size-complex="10pt"/>
    </style:style>
    <style:style style:name="T244" style:family="text">
      <style:text-properties fo:font-variant="normal" fo:text-transform="none" fo:color="#2a6099" style:font-name="Arial" fo:font-size="10pt" fo:letter-spacing="normal" fo:font-style="normal" fo:font-weight="normal" officeooo:rsid="080d8152" style:font-size-asian="10pt" style:font-size-complex="10pt"/>
    </style:style>
    <style:style style:name="T245" style:family="text">
      <style:text-properties fo:font-variant="normal" fo:text-transform="none" fo:color="#2a6099"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46" style:family="text">
      <style:text-properties fo:font-variant="normal" fo:text-transform="none" fo:color="#2a6099"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47" style:family="text">
      <style:text-properties fo:font-variant="normal" fo:text-transform="none" fo:color="#2a6099"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48" style:family="text">
      <style:text-properties fo:font-variant="normal" fo:text-transform="none" fo:color="#2a6099"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49" style:family="text">
      <style:text-properties fo:font-variant="normal" fo:text-transform="none" fo:color="#2a6099"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50" style:family="text">
      <style:text-properties fo:font-variant="normal" fo:text-transform="none" fo:color="#2a6099"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51" style:family="text">
      <style:text-properties fo:font-variant="normal" fo:text-transform="none" fo:color="#2a6099"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52" style:family="text">
      <style:text-properties fo:font-variant="normal" fo:text-transform="none" fo:color="#2a6099"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53" style:family="text">
      <style:text-properties fo:font-variant="normal" fo:text-transform="none" fo:color="#2a6099"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54" style:family="text">
      <style:text-properties fo:font-variant="normal" fo:text-transform="none" fo:color="#3333ff" style:font-name="Arial" fo:font-size="10pt" fo:letter-spacing="normal" fo:font-style="normal" fo:font-weight="normal" officeooo:rsid="08222227" fo:background-color="transparent" loext:char-shading-value="0" style:font-size-asian="10pt" style:font-size-complex="10pt"/>
    </style:style>
    <style:style style:name="T255" style:family="text">
      <style:text-properties fo:font-variant="normal" fo:text-transform="none" fo:color="#3333ff" style:font-name="Arial" fo:font-size="10pt" fo:letter-spacing="normal" fo:font-style="normal" fo:font-weight="normal" officeooo:rsid="08255188" fo:background-color="transparent" loext:char-shading-value="0" style:font-size-asian="10pt" style:font-size-complex="10pt"/>
    </style:style>
    <style:style style:name="T256" style:family="text">
      <style:text-properties fo:font-variant="normal" fo:text-transform="none" fo:color="#3333ff" style:font-name="Arial" fo:font-size="10pt" fo:letter-spacing="normal" fo:font-style="normal" fo:font-weight="normal" officeooo:rsid="08240319" fo:background-color="transparent" loext:char-shading-value="0" style:font-size-asian="10pt" style:font-size-complex="10pt"/>
    </style:style>
    <style:style style:name="T257" style:family="text">
      <style:text-properties fo:font-variant="normal" fo:text-transform="none" fo:color="#3333ff" style:font-name="Arial" fo:font-size="10pt" fo:letter-spacing="normal" fo:font-style="normal" fo:font-weight="normal" officeooo:rsid="0767e693" fo:background-color="transparent" loext:char-shading-value="0" style:font-size-asian="10pt" style:font-size-complex="10pt"/>
    </style:style>
    <style:style style:name="T258" style:family="text">
      <style:text-properties fo:font-variant="normal" fo:text-transform="none" fo:color="#3333ff" style:font-name="Arial" fo:font-size="10pt" fo:letter-spacing="normal" fo:font-style="normal" fo:font-weight="normal" officeooo:rsid="00307ad8" fo:background-color="transparent" loext:char-shading-value="0" style:font-size-asian="10pt" style:font-size-complex="10pt"/>
    </style:style>
    <style:style style:name="T259" style:family="text">
      <style:text-properties fo:font-variant="normal" fo:text-transform="none" fo:color="#3333ff" style:font-name="Arial" fo:font-size="10pt" fo:letter-spacing="normal" fo:font-style="normal" fo:font-weight="normal" officeooo:rsid="082a84f8" fo:background-color="transparent" loext:char-shading-value="0" style:font-size-asian="10pt" style:font-size-complex="10pt"/>
    </style:style>
    <style:style style:name="T260" style:family="text">
      <style:text-properties fo:font-variant="normal" fo:text-transform="none" fo:color="#3333ff" style:font-name="Arial" fo:font-size="10pt" fo:letter-spacing="normal" fo:font-style="normal" fo:font-weight="normal" officeooo:rsid="0826eb74" fo:background-color="transparent" loext:char-shading-value="0" style:font-size-asian="10pt" style:font-size-complex="10pt"/>
    </style:style>
    <style:style style:name="T261" style:family="text">
      <style:text-properties fo:font-variant="normal" fo:text-transform="none" fo:color="#3333ff" style:font-name="Arial" fo:font-size="10pt" fo:letter-spacing="normal" fo:font-style="normal" fo:font-weight="normal" officeooo:rsid="082e7803" fo:background-color="transparent" loext:char-shading-value="0" style:font-size-asian="10pt" style:font-size-complex="10pt"/>
    </style:style>
    <style:style style:name="T262" style:family="text">
      <style:text-properties officeooo:rsid="00b76c4a"/>
    </style:style>
    <style:style style:name="T263" style:family="text">
      <style:text-properties officeooo:rsid="00c48fb6"/>
    </style:style>
    <style:style style:name="T264" style:family="text">
      <style:text-properties officeooo:rsid="015f157e"/>
    </style:style>
    <style:style style:name="T265" style:family="text">
      <style:text-properties officeooo:rsid="028b36e6"/>
    </style:style>
    <style:style style:name="T266" style:family="text">
      <style:text-properties officeooo:rsid="0296e4d3"/>
    </style:style>
    <style:style style:name="T267" style:family="text">
      <style:text-properties officeooo:rsid="03ddb677"/>
    </style:style>
    <style:style style:name="T268" style:family="text">
      <style:text-properties officeooo:rsid="03de14fe"/>
    </style:style>
    <style:style style:name="T269" style:family="text">
      <style:text-properties style:font-name-complex="Arial4"/>
    </style:style>
    <style:style style:name="T270" style:family="text">
      <style:text-properties officeooo:rsid="07dcf201" style:font-name-complex="Arial4"/>
    </style:style>
    <style:style style:name="T271" style:family="text">
      <style:text-properties officeooo:rsid="042c21c7"/>
    </style:style>
    <style:style style:name="T272" style:family="text">
      <style:text-properties officeooo:rsid="043ad472"/>
    </style:style>
    <style:style style:name="T273" style:family="text">
      <style:text-properties officeooo:rsid="043d8f1c"/>
    </style:style>
    <style:style style:name="T274" style:family="text">
      <style:text-properties officeooo:rsid="043e490a"/>
    </style:style>
    <style:style style:name="T275" style:family="text">
      <style:text-properties officeooo:rsid="043fa259"/>
    </style:style>
    <style:style style:name="T276" style:family="text">
      <style:text-properties officeooo:rsid="04527592"/>
    </style:style>
    <style:style style:name="T277" style:family="text">
      <style:text-properties officeooo:rsid="045722ad"/>
    </style:style>
    <style:style style:name="T278" style:family="text">
      <style:text-properties officeooo:rsid="045a96d2"/>
    </style:style>
    <style:style style:name="T279" style:family="text">
      <style:text-properties officeooo:rsid="048fd490"/>
    </style:style>
    <style:style style:name="T280" style:family="text">
      <style:text-properties officeooo:rsid="0490d2b3"/>
    </style:style>
    <style:style style:name="T281" style:family="text">
      <style:text-properties officeooo:rsid="049f2763"/>
    </style:style>
    <style:style style:name="T282" style:family="text">
      <style:text-properties officeooo:rsid="049f529b"/>
    </style:style>
    <style:style style:name="T283" style:family="text">
      <style:text-properties officeooo:rsid="04db8b34"/>
    </style:style>
    <style:style style:name="T284" style:family="text">
      <style:text-properties officeooo:rsid="04dda80f"/>
    </style:style>
    <style:style style:name="T285" style:family="text">
      <style:text-properties officeooo:rsid="0500a227"/>
    </style:style>
    <style:style style:name="T286" style:family="text">
      <style:text-properties officeooo:rsid="05031dc8"/>
    </style:style>
    <style:style style:name="T287" style:family="text">
      <style:text-properties officeooo:rsid="0506e0f0"/>
    </style:style>
    <style:style style:name="T288" style:family="text">
      <style:text-properties officeooo:rsid="05104879"/>
    </style:style>
    <style:style style:name="T289" style:family="text">
      <style:text-properties officeooo:rsid="051d49bf"/>
    </style:style>
    <style:style style:name="T290" style:family="text">
      <style:text-properties officeooo:rsid="052afbb5"/>
    </style:style>
    <style:style style:name="T291" style:family="text">
      <style:text-properties officeooo:rsid="0559fd81"/>
    </style:style>
    <style:style style:name="T292" style:family="text">
      <style:text-properties style:font-weight-asian="bold" style:font-weight-complex="bold"/>
    </style:style>
    <style:style style:name="T293" style:family="text">
      <style:text-properties officeooo:rsid="055e3f8b" style:font-weight-asian="bold" style:font-weight-complex="bold"/>
    </style:style>
    <style:style style:name="T294" style:family="text">
      <style:text-properties officeooo:rsid="06797a8b" style:font-weight-asian="bold" style:font-weight-complex="bold"/>
    </style:style>
    <style:style style:name="T295" style:family="text">
      <style:text-properties officeooo:rsid="078119f8" style:font-weight-asian="bold" style:font-weight-complex="bold"/>
    </style:style>
    <style:style style:name="T296" style:family="text">
      <style:text-properties officeooo:rsid="07dcee26" style:font-weight-asian="bold" style:font-weight-complex="bold"/>
    </style:style>
    <style:style style:name="T297" style:family="text">
      <style:text-properties officeooo:rsid="051223f4"/>
    </style:style>
    <style:style style:name="T298" style:family="text">
      <style:text-properties officeooo:rsid="04f8af96"/>
    </style:style>
    <style:style style:name="T299" style:family="text">
      <style:text-properties officeooo:rsid="04fd8be6"/>
    </style:style>
    <style:style style:name="T300" style:family="text">
      <style:text-properties officeooo:rsid="05a08f01"/>
    </style:style>
    <style:style style:name="T301" style:family="text">
      <style:text-properties officeooo:rsid="05e2c41e"/>
    </style:style>
    <style:style style:name="T302" style:family="text">
      <style:text-properties officeooo:rsid="06504665"/>
    </style:style>
    <style:style style:name="T303" style:family="text">
      <style:text-properties officeooo:rsid="0652a704"/>
    </style:style>
    <style:style style:name="T304" style:family="text">
      <style:text-properties officeooo:rsid="06797a8b"/>
    </style:style>
    <style:style style:name="T305" style:family="text">
      <style:text-properties officeooo:rsid="067af050"/>
    </style:style>
    <style:style style:name="T306" style:family="text">
      <style:text-properties officeooo:rsid="068127c3"/>
    </style:style>
    <style:style style:name="T307" style:family="text">
      <style:text-properties officeooo:rsid="06828e5a"/>
    </style:style>
    <style:style style:name="T308" style:family="text">
      <style:text-properties officeooo:rsid="06857014"/>
    </style:style>
    <style:style style:name="T309" style:family="text">
      <style:text-properties officeooo:rsid="068fb3c0"/>
    </style:style>
    <style:style style:name="T310" style:family="text">
      <style:text-properties officeooo:rsid="06d09585"/>
    </style:style>
    <style:style style:name="T311" style:family="text">
      <style:text-properties officeooo:rsid="06dc6b68"/>
    </style:style>
    <style:style style:name="T312" style:family="text">
      <style:text-properties officeooo:rsid="06dfa868"/>
    </style:style>
    <style:style style:name="T313" style:family="text">
      <style:text-properties officeooo:rsid="06e16916"/>
    </style:style>
    <style:style style:name="T314" style:family="text">
      <style:text-properties style:use-window-font-color="true" fo:font-weight="normal" fo:background-color="transparent" loext:char-shading-value="0"/>
    </style:style>
    <style:style style:name="T315" style:family="text">
      <style:text-properties style:use-window-font-color="true" fo:font-weight="normal" officeooo:rsid="032a372d" fo:background-color="transparent" loext:char-shading-value="0"/>
    </style:style>
    <style:style style:name="T316" style:family="text">
      <style:text-properties style:use-window-font-color="true" fo:font-weight="normal" officeooo:rsid="00307ad8" fo:background-color="transparent" loext:char-shading-value="0"/>
    </style:style>
    <style:style style:name="T317" style:family="text">
      <style:text-properties style:use-window-font-color="true" fo:font-weight="normal" officeooo:rsid="06fd3cca" fo:background-color="transparent" loext:char-shading-value="0"/>
    </style:style>
    <style:style style:name="T318" style:family="text">
      <style:text-properties style:use-window-font-color="true" fo:font-weight="normal" officeooo:rsid="0767e693" fo:background-color="transparent" loext:char-shading-value="0"/>
    </style:style>
    <style:style style:name="T319" style:family="text">
      <style:text-properties style:use-window-font-color="true" fo:font-weight="normal" officeooo:rsid="03f6e657" fo:background-color="transparent" loext:char-shading-value="0"/>
    </style:style>
    <style:style style:name="T320" style:family="text">
      <style:text-properties style:use-window-font-color="true" fo:font-weight="normal" officeooo:rsid="068db258" fo:background-color="transparent" loext:char-shading-value="0"/>
    </style:style>
    <style:style style:name="T321" style:family="text">
      <style:text-properties style:use-window-font-color="true" fo:font-weight="normal" officeooo:rsid="078293b8" fo:background-color="transparent" loext:char-shading-value="0"/>
    </style:style>
    <style:style style:name="T322" style:family="text">
      <style:text-properties style:use-window-font-color="true" fo:font-weight="normal" officeooo:rsid="06a21f2c" fo:background-color="transparent" loext:char-shading-value="0"/>
    </style:style>
    <style:style style:name="T323" style:family="text">
      <style:text-properties style:use-window-font-color="true" fo:font-weight="normal" officeooo:rsid="053d6315" fo:background-color="transparent" loext:char-shading-value="0"/>
    </style:style>
    <style:style style:name="T324" style:family="text">
      <style:text-properties style:use-window-font-color="true" fo:font-weight="normal" officeooo:rsid="053e0930" fo:background-color="transparent" loext:char-shading-value="0"/>
    </style:style>
    <style:style style:name="T325" style:family="text">
      <style:text-properties style:use-window-font-color="true" fo:font-weight="normal" officeooo:rsid="0487e715" fo:background-color="transparent" loext:char-shading-value="0"/>
    </style:style>
    <style:style style:name="T326" style:family="text">
      <style:text-properties style:use-window-font-color="true" fo:font-weight="normal" officeooo:rsid="06a6fc91" fo:background-color="transparent" loext:char-shading-value="0"/>
    </style:style>
    <style:style style:name="T327" style:family="text">
      <style:text-properties style:use-window-font-color="true" fo:font-weight="normal" officeooo:rsid="06a96524" fo:background-color="transparent" loext:char-shading-value="0"/>
    </style:style>
    <style:style style:name="T328" style:family="text">
      <style:text-properties style:use-window-font-color="true" fo:font-weight="normal" officeooo:rsid="0489efe0" fo:background-color="transparent" loext:char-shading-value="0"/>
    </style:style>
    <style:style style:name="T329" style:family="text">
      <style:text-properties style:use-window-font-color="true" fo:font-weight="normal" officeooo:rsid="06a8e755" fo:background-color="transparent" loext:char-shading-value="0"/>
    </style:style>
    <style:style style:name="T330" style:family="text">
      <style:text-properties style:use-window-font-color="true" fo:background-color="transparent" loext:char-shading-value="0"/>
    </style:style>
    <style:style style:name="T331" style:family="text">
      <style:text-properties style:use-window-font-color="true" officeooo:rsid="05820c73" fo:background-color="transparent" loext:char-shading-value="0"/>
    </style:style>
    <style:style style:name="T332" style:family="text">
      <style:text-properties style:use-window-font-color="true" officeooo:rsid="0578f6ed" fo:background-color="transparent" loext:char-shading-value="0"/>
    </style:style>
    <style:style style:name="T333" style:family="text">
      <style:text-properties style:use-window-font-color="true" officeooo:rsid="073f1b03" fo:background-color="transparent" loext:char-shading-value="0"/>
    </style:style>
    <style:style style:name="T334" style:family="text">
      <style:text-properties style:use-window-font-color="true" fo:background-color="#ffffff" loext:char-shading-value="0"/>
    </style:style>
    <style:style style:name="T335" style:family="text">
      <style:text-properties style:use-window-font-color="true" officeooo:rsid="06504665" fo:background-color="#ffffff" loext:char-shading-value="0"/>
    </style:style>
    <style:style style:name="T336" style:family="text">
      <style:text-properties style:use-window-font-color="true" officeooo:rsid="05a2f665" fo:background-color="#ffffff" loext:char-shading-value="0"/>
    </style:style>
    <style:style style:name="T337" style:family="text">
      <style:text-properties style:use-window-font-color="true" officeooo:rsid="04dcefd4" fo:background-color="#ffffff" loext:char-shading-value="0"/>
    </style:style>
    <style:style style:name="T338"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39" style:family="text">
      <style:text-properties style:use-window-font-color="true" style:font-name="Arial2" fo:font-size="10pt" fo:font-weight="normal" officeooo:rsid="068ac489" fo:background-color="transparent" loext:char-shading-value="0" style:font-size-asian="10pt" style:font-size-complex="10pt"/>
    </style:style>
    <style:style style:name="T340" style:family="text">
      <style:text-properties style:use-window-font-color="true" style:font-name="Arial2" fo:font-size="10pt" fo:font-weight="normal" officeooo:rsid="078293b8" fo:background-color="transparent" loext:char-shading-value="0" style:font-size-asian="10pt" style:font-size-complex="10pt"/>
    </style:style>
    <style:style style:name="T341" style:family="text">
      <style:text-properties style:use-window-font-color="true" style:font-name="Arial2" fo:font-size="10pt" fo:font-weight="normal" officeooo:rsid="068db258" fo:background-color="transparent" loext:char-shading-value="0" style:font-size-asian="10pt" style:font-size-complex="10pt"/>
    </style:style>
    <style:style style:name="T342" style:family="text">
      <style:text-properties style:use-window-font-color="true" style:font-name="Arial2" fo:font-size="10pt" fo:font-weight="normal" officeooo:rsid="02a1fea0" fo:background-color="transparent" loext:char-shading-value="0" style:font-size-asian="10pt" style:font-size-complex="10pt"/>
    </style:style>
    <style:style style:name="T343" style:family="text">
      <style:text-properties style:use-window-font-color="true" style:font-name="Arial2" fo:font-size="10pt" fo:font-weight="normal" officeooo:rsid="02e97b12" fo:background-color="transparent" loext:char-shading-value="0" style:font-size-asian="10pt" style:font-size-complex="10pt"/>
    </style:style>
    <style:style style:name="T344" style:family="text">
      <style:text-properties style:use-window-font-color="true" style:font-name="Arial2" fo:font-size="10pt" fo:font-weight="normal" officeooo:rsid="068db258" fo:background-color="#fff200" loext:char-shading-value="0"/>
    </style:style>
    <style:style style:name="T345" style:family="text">
      <style:text-properties style:use-window-font-color="true" style:font-name="Arial2" fo:font-size="10pt" fo:font-weight="normal" officeooo:rsid="078293b8" fo:background-color="#fff200" loext:char-shading-value="0"/>
    </style:style>
    <style:style style:name="T346" style:family="text">
      <style:text-properties style:use-window-font-color="true" style:font-name="Arial2" fo:font-size="10pt" fo:font-weight="normal" officeooo:rsid="0480e7c0" fo:background-color="#fff200" loext:char-shading-value="0"/>
    </style:style>
    <style:style style:name="T347" style:family="text">
      <style:text-properties style:use-window-font-color="true" style:font-name="Arial2" fo:font-size="10pt" fo:font-weight="normal" officeooo:rsid="0483374a" fo:background-color="#fff200" loext:char-shading-value="0"/>
    </style:style>
    <style:style style:name="T348" style:family="text">
      <style:text-properties fo:background-color="#fff200" loext:char-shading-value="0"/>
    </style:style>
    <style:style style:name="T349" style:family="text">
      <style:text-properties officeooo:rsid="03bb90be" fo:background-color="#fff200" loext:char-shading-value="0"/>
    </style:style>
    <style:style style:name="T350" style:family="text">
      <style:text-properties fo:background-color="#fff200" loext:char-shading-value="0" style:font-weight-asian="bold" style:font-weight-complex="bold"/>
    </style:style>
    <style:style style:name="T351" style:family="text">
      <style:text-properties officeooo:rsid="07f72925" fo:background-color="#fff200" loext:char-shading-value="0" style:font-weight-asian="bold" style:font-weight-complex="bold"/>
    </style:style>
    <style:style style:name="T352" style:family="text">
      <style:text-properties officeooo:rsid="06504665" fo:background-color="#fff200" loext:char-shading-value="0"/>
    </style:style>
    <style:style style:name="T353" style:family="text">
      <style:text-properties officeooo:rsid="078119f8" fo:background-color="#fff200" loext:char-shading-value="0"/>
    </style:style>
    <style:style style:name="T354" style:family="text">
      <style:text-properties officeooo:rsid="043e490a" fo:background-color="#fff200" loext:char-shading-value="0"/>
    </style:style>
    <style:style style:name="T355" style:family="text">
      <style:text-properties officeooo:rsid="0559fd81" fo:background-color="#fff200" loext:char-shading-value="0"/>
    </style:style>
    <style:style style:name="T356" style:family="text">
      <style:text-properties officeooo:rsid="052afbb5" fo:background-color="#fff200" loext:char-shading-value="0"/>
    </style:style>
    <style:style style:name="T357" style:family="text">
      <style:text-properties officeooo:rsid="05104879" fo:background-color="#fff200" loext:char-shading-value="0"/>
    </style:style>
    <style:style style:name="T358" style:family="text">
      <style:text-properties officeooo:rsid="0807b018" fo:background-color="#fff200" loext:char-shading-value="0"/>
    </style:style>
    <style:style style:name="T359" style:family="text">
      <style:text-properties fo:color="#6666ff" fo:font-style="normal" fo:font-weight="bold" officeooo:rsid="03cd5c8d" style:font-weight-asian="bold" style:font-weight-complex="bold"/>
    </style:style>
    <style:style style:name="T360" style:family="text">
      <style:text-properties fo:color="#6666ff" fo:font-style="normal" fo:font-weight="bold" officeooo:rsid="004164e2" style:font-weight-asian="bold" style:font-weight-complex="bold"/>
    </style:style>
    <style:style style:name="T361" style:family="text">
      <style:text-properties fo:color="#6666ff" fo:font-style="normal" fo:font-weight="normal" style:font-weight-asian="normal" style:font-weight-complex="normal"/>
    </style:style>
    <style:style style:name="T362" style:family="text">
      <style:text-properties fo:color="#6666ff" style:font-name="Arial2" fo:font-size="10pt" fo:font-weight="normal" officeooo:rsid="0653d40e" style:font-size-asian="10pt" style:font-weight-asian="normal" style:font-size-complex="10pt" style:font-weight-complex="normal"/>
    </style:style>
    <style:style style:name="T363" style:family="text">
      <style:text-properties fo:color="#6666ff" style:font-name="Arial2" fo:font-size="10pt" fo:font-weight="normal" officeooo:rsid="07d039c4" style:font-size-asian="10pt" style:font-weight-asian="normal" style:font-size-complex="10pt" style:font-weight-complex="normal"/>
    </style:style>
    <style:style style:name="T364" style:family="text">
      <style:text-properties fo:color="#6666ff" style:font-name="Arial2" fo:font-size="8pt" fo:font-weight="normal" officeooo:rsid="0507e2b1" fo:background-color="transparent" loext:char-shading-value="0" style:font-size-asian="8pt" style:font-size-complex="8pt"/>
    </style:style>
    <style:style style:name="T365" style:family="text">
      <style:text-properties fo:color="#6666ff" style:font-name="Arial" fo:font-size="10pt" fo:font-weight="bold" officeooo:rsid="063ea041" style:font-size-asian="10pt" style:font-weight-asian="bold" style:font-size-complex="10pt" style:font-weight-complex="bold"/>
    </style:style>
    <style:style style:name="T366" style:family="text">
      <style:text-properties fo:color="#6666ff" style:font-name="Arial" fo:font-size="10pt" fo:font-weight="bold" officeooo:rsid="0573c66c" style:font-size-asian="10pt" style:font-weight-asian="bold" style:font-size-complex="10pt" style:font-weight-complex="bold"/>
    </style:style>
    <style:style style:name="T367" style:family="text">
      <style:text-properties fo:color="#6666ff" style:font-name="Arial" fo:font-size="10pt" fo:font-weight="bold" officeooo:rsid="0578f6ed" style:font-size-asian="10pt" style:font-weight-asian="bold" style:font-size-complex="10pt" style:font-weight-complex="bold"/>
    </style:style>
    <style:style style:name="T368" style:family="text">
      <style:text-properties fo:color="#6666ff" style:font-name="Arial" fo:font-size="10pt" fo:font-weight="bold" officeooo:rsid="0643530a" style:font-size-asian="10pt" style:font-weight-asian="bold" style:font-size-complex="10pt" style:font-weight-complex="bold"/>
    </style:style>
    <style:style style:name="T369" style:family="text">
      <style:text-properties fo:color="#6666ff" style:font-name="Arial" fo:font-size="10pt" fo:font-weight="bold" officeooo:rsid="04add1c5" style:font-size-asian="10pt" style:font-weight-asian="bold" style:font-size-complex="10pt" style:font-weight-complex="bold"/>
    </style:style>
    <style:style style:name="T370" style:family="text">
      <style:text-properties fo:color="#6666ff" style:font-name="Arial" fo:font-size="10pt" fo:font-weight="bold" officeooo:rsid="0747fe66" style:font-size-asian="10pt" style:font-weight-asian="bold" style:font-size-complex="10pt" style:font-weight-complex="bold"/>
    </style:style>
    <style:style style:name="T371" style:family="text">
      <style:text-properties fo:color="#6666ff" style:font-name="Arial" fo:font-size="10pt" fo:font-weight="bold" officeooo:rsid="077e298f" style:font-size-asian="10pt" style:font-weight-asian="bold" style:font-size-complex="10pt" style:font-weight-complex="bold"/>
    </style:style>
    <style:style style:name="T372" style:family="text">
      <style:text-properties fo:color="#6666ff" style:font-name="Arial" fo:font-size="10pt" fo:font-weight="bold" officeooo:rsid="077faf5d" style:font-size-asian="10pt" style:font-weight-asian="bold" style:font-size-complex="10pt" style:font-weight-complex="bold"/>
    </style:style>
    <style:style style:name="T373" style:family="text">
      <style:text-properties fo:color="#6666ff" style:font-name="Arial" fo:font-size="10pt" fo:font-weight="bold" officeooo:rsid="078119f8" style:font-size-asian="10pt" style:font-weight-asian="bold" style:font-size-complex="10pt" style:font-weight-complex="bold"/>
    </style:style>
    <style:style style:name="T374" style:family="text">
      <style:text-properties fo:color="#6666ff" fo:background-color="#fff200" loext:char-shading-value="0"/>
    </style:style>
    <style:style style:name="T375" style:family="text">
      <style:text-properties fo:color="#6666ff" officeooo:rsid="0491d9dc" fo:background-color="#fff200" loext:char-shading-value="0"/>
    </style:style>
    <style:style style:name="T376" style:family="text">
      <style:text-properties fo:color="#6666ff" officeooo:rsid="07ff7766" fo:background-color="#fff200" loext:char-shading-value="0"/>
    </style:style>
    <style:style style:name="T377" style:family="text">
      <style:text-properties officeooo:rsid="06fb8e20"/>
    </style:style>
    <style:style style:name="T378" style:family="text">
      <style:text-properties officeooo:rsid="03bb90be"/>
    </style:style>
    <style:style style:name="T379" style:family="text">
      <style:text-properties fo:color="#ce181e"/>
    </style:style>
    <style:style style:name="T380" style:family="text">
      <style:text-properties fo:color="#ce181e" fo:background-color="#fff200" loext:char-shading-value="0"/>
    </style:style>
    <style:style style:name="T381" style:family="text">
      <style:text-properties fo:color="#ce181e" officeooo:rsid="03bb90be" fo:background-color="#fff200" loext:char-shading-value="0"/>
    </style:style>
    <style:style style:name="T382" style:family="text">
      <style:text-properties fo:color="#ce181e" officeooo:rsid="075246e3" fo:background-color="#fff200" loext:char-shading-value="0"/>
    </style:style>
    <style:style style:name="T383" style:family="text">
      <style:text-properties fo:color="#ce181e" officeooo:rsid="07629cc1" fo:background-color="#fff200" loext:char-shading-value="0"/>
    </style:style>
    <style:style style:name="T384" style:family="text">
      <style:text-properties fo:color="#ce181e" officeooo:rsid="04dda80f" fo:background-color="#fff200" loext:char-shading-value="0"/>
    </style:style>
    <style:style style:name="T385" style:family="text">
      <style:text-properties fo:color="#ce181e" style:font-name="Arial" fo:font-size="10pt" fo:font-weight="normal" officeooo:rsid="0742ce98" fo:background-color="#fff200" loext:char-shading-value="0" style:font-size-asian="10pt" style:font-size-complex="10pt"/>
    </style:style>
    <style:style style:name="T386" style:family="text">
      <style:text-properties fo:color="#ce181e" style:font-name="Arial" fo:font-size="10pt" fo:font-weight="normal" officeooo:rsid="07e3cedb" fo:background-color="#fff200" loext:char-shading-value="0" style:font-size-asian="10pt" style:font-size-complex="10pt"/>
    </style:style>
    <style:style style:name="T387" style:family="text">
      <style:text-properties fo:color="#ce181e" style:font-name="Arial" fo:font-size="10pt" fo:font-weight="normal" officeooo:rsid="07f78342" fo:background-color="#fff200" loext:char-shading-value="0" style:font-size-asian="10pt" style:font-size-complex="10pt"/>
    </style:style>
    <style:style style:name="T388"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89"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90"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391"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392"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393" style:family="text">
      <style:text-properties fo:color="#ce181e" style:font-name="Arial2" fo:font-size="10pt" fo:font-weight="normal" officeooo:rsid="078119f8" fo:background-color="#fff200" loext:char-shading-value="0" style:font-size-asian="10pt" style:font-size-complex="10pt"/>
    </style:style>
    <style:style style:name="T394" style:family="text">
      <style:text-properties fo:color="#ce181e" style:font-name="Arial2" fo:font-size="10pt" fo:font-weight="normal" officeooo:rsid="0657ca6f" fo:background-color="#fff200" loext:char-shading-value="0" style:font-size-asian="10pt" style:font-size-complex="10pt"/>
    </style:style>
    <style:style style:name="T395" style:family="text">
      <style:text-properties fo:color="#ce181e" style:font-name="Arial2" fo:font-size="10pt" fo:font-weight="normal" officeooo:rsid="03f5730a" fo:background-color="#fff200" loext:char-shading-value="0" style:font-size-asian="10pt" style:font-size-complex="10pt"/>
    </style:style>
    <style:style style:name="T396" style:family="text">
      <style:text-properties fo:color="#ce181e" style:font-name="Arial2" fo:font-size="10pt" fo:font-weight="normal" officeooo:rsid="03093ff6" fo:background-color="#fff200" loext:char-shading-value="0" style:font-size-asian="10pt" style:font-size-complex="10pt"/>
    </style:style>
    <style:style style:name="T397" style:family="text">
      <style:text-properties fo:color="#ce181e" fo:background-color="#ffffff" loext:char-shading-value="0"/>
    </style:style>
    <style:style style:name="T398" style:family="text">
      <style:text-properties fo:color="#ce181e" officeooo:rsid="07dcee26" fo:background-color="#ffffff" loext:char-shading-value="0"/>
    </style:style>
    <style:style style:name="T399" style:family="text">
      <style:text-properties fo:color="#ce181e" officeooo:rsid="075fedc8"/>
    </style:style>
    <style:style style:name="T400" style:family="text">
      <style:text-properties officeooo:rsid="04d7a5fb" style:font-size-asian="10pt" style:font-weight-asian="bold" style:font-size-complex="10pt" style:font-weight-complex="bold"/>
    </style:style>
    <style:style style:name="T401" style:family="text">
      <style:text-properties officeooo:rsid="04d8cab3" style:font-size-asian="10pt" style:font-weight-asian="bold" style:font-size-complex="10pt" style:font-weight-complex="bold"/>
    </style:style>
    <style:style style:name="T402" style:family="text">
      <style:text-properties officeooo:rsid="078119f8" style:font-size-asian="10pt" style:font-weight-asian="bold" style:font-size-complex="10pt" style:font-weight-complex="bold"/>
    </style:style>
    <style:style style:name="T403" style:family="text">
      <style:text-properties officeooo:rsid="07459e7d"/>
    </style:style>
    <style:style style:name="T404" style:family="text">
      <style:text-properties fo:font-weight="normal"/>
    </style:style>
    <style:style style:name="T405" style:family="text">
      <style:text-properties fo:font-weight="normal" officeooo:rsid="03f6e657" fo:background-color="transparent" loext:char-shading-value="0"/>
    </style:style>
    <style:style style:name="T406" style:family="text">
      <style:text-properties fo:font-weight="normal" officeooo:rsid="07e53dab" fo:background-color="transparent" loext:char-shading-value="0"/>
    </style:style>
    <style:style style:name="T407" style:family="text">
      <style:text-properties fo:font-weight="normal" officeooo:rsid="078293b8"/>
    </style:style>
    <style:style style:name="T408" style:family="text">
      <style:text-properties fo:font-weight="normal" officeooo:rsid="06a9d0ae"/>
    </style:style>
    <style:style style:name="T409" style:family="text">
      <style:text-properties officeooo:rsid="074baaf4"/>
    </style:style>
    <style:style style:name="T410" style:family="text">
      <style:text-properties officeooo:rsid="074ce191"/>
    </style:style>
    <style:style style:name="T411" style:family="text">
      <style:text-properties officeooo:rsid="07518994"/>
    </style:style>
    <style:style style:name="T412" style:family="text">
      <style:text-properties officeooo:rsid="075246e3"/>
    </style:style>
    <style:style style:name="T413" style:family="text">
      <style:text-properties fo:font-style="italic" style:font-style-asian="italic" style:font-style-complex="italic"/>
    </style:style>
    <style:style style:name="T414" style:family="text">
      <style:text-properties style:text-underline-style="solid" style:text-underline-width="auto" style:text-underline-color="font-color"/>
    </style:style>
    <style:style style:name="T415" style:family="text">
      <style:text-properties officeooo:rsid="075494f1"/>
    </style:style>
    <style:style style:name="T416" style:family="text">
      <style:text-properties officeooo:rsid="075ac16b"/>
    </style:style>
    <style:style style:name="T417" style:family="text">
      <style:text-properties officeooo:rsid="075bf41a"/>
    </style:style>
    <style:style style:name="T418" style:family="text">
      <style:text-properties officeooo:rsid="075d8782"/>
    </style:style>
    <style:style style:name="T419" style:family="text">
      <style:text-properties officeooo:rsid="075dac7a"/>
    </style:style>
    <style:style style:name="T420" style:family="text">
      <style:text-properties officeooo:rsid="075ddf47"/>
    </style:style>
    <style:style style:name="T421" style:family="text">
      <style:text-properties officeooo:rsid="075fedc8"/>
    </style:style>
    <style:style style:name="T422" style:family="text">
      <style:text-properties officeooo:rsid="07638271"/>
    </style:style>
    <style:style style:name="T423" style:family="text">
      <style:text-properties officeooo:rsid="0764a099"/>
    </style:style>
    <style:style style:name="T424" style:family="text">
      <style:text-properties fo:background-color="transparent" loext:char-shading-value="0" style:font-weight-asian="bold" style:font-weight-complex="bold"/>
    </style:style>
    <style:style style:name="T425" style:family="text">
      <style:text-properties style:font-name="Arial" fo:font-size="10pt" fo:font-weight="normal" officeooo:rsid="063e4e3d" fo:background-color="#ffffff" loext:char-shading-value="0" style:font-size-asian="10pt" style:font-size-complex="10pt"/>
    </style:style>
    <style:style style:name="T426" style:family="text">
      <style:text-properties style:font-name="Arial" fo:font-size="10pt" fo:font-weight="normal" officeooo:rsid="030bcf6f" fo:background-color="#ffffff" loext:char-shading-value="0" style:font-size-asian="10pt" style:font-size-complex="10pt"/>
    </style:style>
    <style:style style:name="T427" style:family="text">
      <style:text-properties style:font-name="Arial" fo:font-size="10pt" fo:font-weight="normal" officeooo:rsid="03093ff6" fo:background-color="#ffffff" loext:char-shading-value="0" style:font-size-asian="10pt" style:font-size-complex="10pt"/>
    </style:style>
    <style:style style:name="T428"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29"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30"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31"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32"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33"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34"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35"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36"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37"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38"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39"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40"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41"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42" style:family="text">
      <style:text-properties style:font-name="Arial" fo:font-size="10pt" fo:font-weight="normal" officeooo:rsid="0643530a" style:font-size-asian="10pt" style:font-weight-asian="normal" style:font-size-complex="10pt" style:font-weight-complex="normal"/>
    </style:style>
    <style:style style:name="T443" style:family="text">
      <style:text-properties style:font-name="Arial" fo:font-size="10pt" fo:font-weight="normal" officeooo:rsid="077faf5d" style:font-size-asian="10pt" style:font-weight-asian="normal" style:font-size-complex="10pt" style:font-weight-complex="normal"/>
    </style:style>
    <style:style style:name="T444" style:family="text">
      <style:text-properties style:font-name="Arial" fo:font-size="10pt" fo:font-weight="normal" officeooo:rsid="07867cee" style:font-size-asian="10pt" style:font-weight-asian="normal" style:font-size-complex="10pt" style:font-weight-complex="normal"/>
    </style:style>
    <style:style style:name="T445" style:family="text">
      <style:text-properties style:font-name="Arial" fo:font-size="10pt" style:text-underline-style="solid" style:text-underline-width="auto" style:text-underline-color="font-color" style:font-size-asian="10pt" style:font-size-complex="10pt"/>
    </style:style>
    <style:style style:name="T446" style:family="text">
      <style:text-properties style:font-name="Arial" officeooo:rsid="03bb90be"/>
    </style:style>
    <style:style style:name="T447" style:family="text">
      <style:text-properties style:font-name="Arial2" fo:font-size="10pt" fo:font-weight="normal" officeooo:rsid="0640e490" fo:background-color="#ffffff" loext:char-shading-value="0" style:font-size-asian="10pt" style:font-size-complex="10pt"/>
    </style:style>
    <style:style style:name="T448" style:family="text">
      <style:text-properties style:font-name="Arial2" fo:font-size="10pt" fo:font-weight="normal" officeooo:rsid="057eba24" fo:background-color="#ffffff" loext:char-shading-value="0" style:font-size-asian="10pt" style:font-size-complex="10pt"/>
    </style:style>
    <style:style style:name="T449" style:family="text">
      <style:text-properties style:font-name="Arial2" fo:font-size="10pt" fo:font-weight="normal" officeooo:rsid="05855924" fo:background-color="#ffffff" loext:char-shading-value="0" style:font-size-asian="10pt" style:font-size-complex="10pt"/>
    </style:style>
    <style:style style:name="T450" style:family="text">
      <style:text-properties style:font-name="Arial2" fo:font-size="10pt" fo:font-weight="normal" officeooo:rsid="058632ea" fo:background-color="#ffffff" loext:char-shading-value="0" style:font-size-asian="10pt" style:font-size-complex="10pt"/>
    </style:style>
    <style:style style:name="T451" style:family="text">
      <style:text-properties style:font-name="Arial2" fo:font-size="10pt" fo:font-weight="normal" officeooo:rsid="0587da09" fo:background-color="#ffffff" loext:char-shading-value="0" style:font-size-asian="10pt" style:font-size-complex="10pt"/>
    </style:style>
    <style:style style:name="T452" style:family="text">
      <style:text-properties style:font-name="Arial2" fo:font-size="10pt" fo:font-weight="normal" officeooo:rsid="0582d345" fo:background-color="#ffffff" loext:char-shading-value="0" style:font-size-asian="10pt" style:font-size-complex="10pt"/>
    </style:style>
    <style:style style:name="T453" style:family="text">
      <style:text-properties style:font-name="Arial2" fo:font-size="10pt" fo:font-weight="normal" officeooo:rsid="05843174" fo:background-color="#ffffff" loext:char-shading-value="0" style:font-size-asian="10pt" style:font-size-complex="10pt"/>
    </style:style>
    <style:style style:name="T454"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55"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56"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57" style:family="text">
      <style:text-properties style:font-name="Arial2" fo:font-size="10pt" fo:font-weight="normal" officeooo:rsid="03f5730a" style:font-size-asian="10pt" style:font-weight-asian="normal" style:font-size-complex="10pt" style:font-weight-complex="normal"/>
    </style:style>
    <style:style style:name="T458" style:family="text">
      <style:text-properties style:font-name="Arial2" fo:font-size="10pt" fo:font-weight="normal" officeooo:rsid="07969d51" style:font-size-asian="10pt" style:font-weight-asian="normal" style:font-size-complex="10pt" style:font-weight-complex="normal"/>
    </style:style>
    <style:style style:name="T459" style:family="text">
      <style:text-properties style:font-name="Arial2" fo:font-size="10pt" fo:font-weight="normal" officeooo:rsid="078119f8" style:font-size-asian="10pt" style:font-weight-asian="normal" style:font-size-complex="10pt" style:font-weight-complex="normal"/>
    </style:style>
    <style:style style:name="T460" style:family="text">
      <style:text-properties style:font-name="Arial2" fo:font-size="10pt" fo:font-weight="normal" officeooo:rsid="079978bc" style:font-size-asian="10pt" style:font-weight-asian="normal" style:font-size-complex="10pt" style:font-weight-complex="normal"/>
    </style:style>
    <style:style style:name="T461" style:family="text">
      <style:text-properties style:font-name="Arial2" fo:font-size="10pt" fo:font-weight="normal" officeooo:rsid="07b97282" style:font-size-asian="10pt" style:font-weight-asian="normal" style:font-size-complex="10pt" style:font-weight-complex="normal"/>
    </style:style>
    <style:style style:name="T462" style:family="text">
      <style:text-properties style:font-name="Arial2" fo:font-size="10pt" fo:font-weight="normal" officeooo:rsid="0653d40e" style:font-size-asian="10pt" style:font-weight-asian="normal" style:font-size-complex="10pt" style:font-weight-complex="normal"/>
    </style:style>
    <style:style style:name="T463" style:family="text">
      <style:text-properties style:font-name="Arial2" fo:font-size="10pt" fo:font-weight="normal" officeooo:rsid="07997ef4" style:font-size-asian="10pt" style:font-weight-asian="normal" style:font-size-complex="10pt" style:font-weight-complex="normal"/>
    </style:style>
    <style:style style:name="T464"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65"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66" style:family="text">
      <style:text-properties officeooo:rsid="078293b8"/>
    </style:style>
    <style:style style:name="T467"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68"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69"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70" style:family="text">
      <style:text-properties officeooo:rsid="078ddae8"/>
    </style:style>
    <style:style style:name="T471" style:family="text">
      <style:text-properties officeooo:rsid="07a5cf22"/>
    </style:style>
    <style:style style:name="T472"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73"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74"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75"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76" style:family="text">
      <style:text-properties fo:color="#ed1c24" fo:font-weight="normal" officeooo:rsid="03f6e657" fo:background-color="#ffffff" loext:char-shading-value="0"/>
    </style:style>
    <style:style style:name="T477" style:family="text">
      <style:text-properties fo:color="#ed1c24" style:font-name="Arial" officeooo:rsid="03bb90be" fo:background-color="#fff200" loext:char-shading-value="0"/>
    </style:style>
    <style:style style:name="T478" style:family="text">
      <style:text-properties fo:color="#ed1c24" style:font-name="Arial" officeooo:rsid="07ddb381" fo:background-color="#fff200" loext:char-shading-value="0"/>
    </style:style>
    <style:style style:name="T479" style:family="text">
      <style:text-properties fo:color="#ed1c24" officeooo:rsid="07dd8704" fo:background-color="#fff200" loext:char-shading-value="0"/>
    </style:style>
    <style:style style:name="T480" style:family="text">
      <style:text-properties fo:color="#ed1c24" officeooo:rsid="07f02edd" fo:background-color="#fff200" loext:char-shading-value="0"/>
    </style:style>
    <style:style style:name="T481" style:family="text">
      <style:text-properties fo:color="#ed1c24" officeooo:rsid="07fbba6c" fo:background-color="#fff200" loext:char-shading-value="0"/>
    </style:style>
    <style:style style:name="T482" style:family="text">
      <style:text-properties officeooo:rsid="07bb3d30"/>
    </style:style>
    <style:style style:name="T483" style:family="text">
      <style:text-properties officeooo:rsid="07bce52e"/>
    </style:style>
    <style:style style:name="T484" style:family="text">
      <style:text-properties fo:color="#ef413d" style:font-name="Arial2" fo:font-size="10pt" fo:font-weight="normal" officeooo:rsid="068db258" fo:background-color="#fff200" loext:char-shading-value="0"/>
    </style:style>
    <style:style style:name="T485" style:family="text">
      <style:text-properties fo:color="#ef413d" style:font-name="Arial2" fo:font-size="10pt" fo:font-weight="normal" officeooo:rsid="078293b8" fo:background-color="#fff200" loext:char-shading-value="0"/>
    </style:style>
    <style:style style:name="T486" style:family="text">
      <style:text-properties fo:color="#ef413d" style:font-name="Arial2" fo:font-size="10pt" fo:font-weight="normal" officeooo:rsid="04769def" fo:background-color="#fff200" loext:char-shading-value="0"/>
    </style:style>
    <style:style style:name="T487" style:family="text">
      <style:text-properties fo:color="#ef413d" style:font-name="Arial2" fo:font-size="10pt" fo:font-weight="normal" officeooo:rsid="047f8e46" fo:background-color="#fff200" loext:char-shading-value="0"/>
    </style:style>
    <style:style style:name="T488" style:family="text">
      <style:text-properties fo:color="#ef413d" style:font-name="Arial2" fo:font-size="10pt" fo:font-weight="normal" officeooo:rsid="048d77fa" fo:background-color="#fff200" loext:char-shading-value="0"/>
    </style:style>
    <style:style style:name="T489" style:family="text">
      <style:text-properties fo:color="#ef413d" style:font-name="Arial2" fo:font-size="10pt" fo:font-weight="normal" officeooo:rsid="047fb181" fo:background-color="#fff200" loext:char-shading-value="0"/>
    </style:style>
    <style:style style:name="T490" style:family="text">
      <style:text-properties fo:color="#ef413d" style:font-name="Arial2" fo:font-size="10pt" fo:font-weight="normal" officeooo:rsid="07c2609f" fo:background-color="#fff200" loext:char-shading-value="0"/>
    </style:style>
    <style:style style:name="T491" style:family="text">
      <style:text-properties fo:color="#ef413d" style:font-name="Arial2" fo:font-size="10pt" fo:font-weight="normal" officeooo:rsid="0483374a" fo:background-color="#fff200" loext:char-shading-value="0"/>
    </style:style>
    <style:style style:name="T492" style:family="text">
      <style:text-properties fo:color="#ef413d" style:font-name="Arial2" fo:font-size="10pt" fo:font-weight="normal" officeooo:rsid="0480e7c0" fo:background-color="#fff200" loext:char-shading-value="0"/>
    </style:style>
    <style:style style:name="T493" style:family="text">
      <style:text-properties fo:color="#ef413d" style:font-name="Arial2" fo:font-size="10pt" fo:font-weight="normal" officeooo:rsid="052bb733" fo:background-color="#fff200" loext:char-shading-value="0"/>
    </style:style>
    <style:style style:name="T494" style:family="text">
      <style:text-properties fo:color="#ef413d" style:font-name="Arial2" fo:font-size="10pt" fo:font-weight="normal" officeooo:rsid="007e522a" fo:background-color="#fff200" loext:char-shading-value="0"/>
    </style:style>
    <style:style style:name="T495" style:family="text">
      <style:text-properties fo:color="#ef413d" fo:font-weight="normal" officeooo:rsid="068db258" fo:background-color="#fff200" loext:char-shading-value="0"/>
    </style:style>
    <style:style style:name="T496" style:family="text">
      <style:text-properties fo:color="#ef413d" fo:font-weight="normal" officeooo:rsid="078293b8" fo:background-color="#fff200" loext:char-shading-value="0"/>
    </style:style>
    <style:style style:name="T497" style:family="text">
      <style:text-properties fo:color="#ef413d" fo:font-weight="normal" officeooo:rsid="069aad56" fo:background-color="#fff200" loext:char-shading-value="0"/>
    </style:style>
    <style:style style:name="T498" style:family="text">
      <style:text-properties fo:color="#ef413d" fo:font-weight="normal" officeooo:rsid="0480e7c0" fo:background-color="#fff200" loext:char-shading-value="0"/>
    </style:style>
    <style:style style:name="T499" style:family="text">
      <style:text-properties fo:color="#ef413d" officeooo:rsid="04850c1f" fo:background-color="#fff200" loext:char-shading-value="0"/>
    </style:style>
    <style:style style:name="T500" style:family="text">
      <style:text-properties officeooo:rsid="07d83c2c"/>
    </style:style>
    <style:style style:name="T501" style:family="text">
      <style:text-properties officeooo:rsid="07d91cd4"/>
    </style:style>
    <style:style style:name="T502" style:family="text">
      <style:text-properties officeooo:rsid="07dcee26"/>
    </style:style>
    <style:style style:name="T503" style:family="text">
      <style:text-properties officeooo:rsid="07dcf201"/>
    </style:style>
    <style:style style:name="T504" style:family="text">
      <style:text-properties officeooo:rsid="07dd8704"/>
    </style:style>
    <style:style style:name="T505" style:family="text">
      <style:text-properties officeooo:rsid="07ea918a"/>
    </style:style>
    <style:style style:name="T506" style:family="text">
      <style:text-properties officeooo:rsid="07ec3580"/>
    </style:style>
    <style:style style:name="T507"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08" style:family="text">
      <style:text-properties fo:color="#2a6099"/>
    </style:style>
    <style:style style:name="T509" style:family="text">
      <style:text-properties officeooo:rsid="03bb90be" fo:background-color="#00cc33" loext:char-shading-value="0"/>
    </style:style>
    <style:style style:name="T510" style:family="text">
      <style:text-properties fo:color="#000000" style:font-name="Arial3" fo:font-size="10pt" fo:font-weight="normal" officeooo:rsid="08222227" fo:background-color="transparent" loext:char-shading-value="0"/>
    </style:style>
    <style:style style:name="T511" style:family="text">
      <style:text-properties style:font-name="Arial3" fo:font-size="10pt" fo:font-weight="normal" officeooo:rsid="08222227" fo:background-color="transparent" loext:char-shading-value="0"/>
    </style:style>
    <style:style style:name="T512" style:family="text">
      <style:text-properties fo:color="#3333ff" style:font-name="Arial3" fo:font-size="10pt" fo:font-weight="normal" officeooo:rsid="08222227" fo:background-color="transparent" loext:char-shading-value="0"/>
    </style:style>
    <style:style style:name="T5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236">1 </text:span></text:span><text:span text:style-name="Strong_20_Emphasis"><text:span text:style-name="T237">DO </text:span></text:span><text:span text:style-name="Strong_20_Emphasis"><text:span text:style-name="T236">OBJETO</text:span></text:span></text:p>
      <text:p text:style-name="P127"><text:span text:style-name="T240">1.1 Registro de Preços para eventual contratação </text:span><text:span text:style-name="T241">d</text:span><text:span text:style-name="T240">e </text:span><text:span text:style-name="T242">s</text:span><text:span text:style-name="T240">erviços de </text:span><text:span text:style-name="Strong_20_Emphasis"><text:span text:style-name="T245">higieniza</text:span></text:span><text:span text:style-name="Strong_20_Emphasis"><text:span text:style-name="T246">ção</text:span></text:span><text:span text:style-name="Strong_20_Emphasis"><text:span text:style-name="T245"> </text:span></text:span><text:span text:style-name="Strong_20_Emphasis"><text:span text:style-name="T246">e </text:span></text:span><text:span text:style-name="T240">digitalização </text:span><text:span text:style-name="T244">de documentos físicos, constantes das pastas funcionais </text:span><text:span text:style-name="T242">dos servidores do Tribunal </text:span><text:span text:style-name="T243">Regional Eleitoral de Sergipe </text:span><text:span text:style-name="T244">(TRE-SE)</text:span><text:span text:style-name="T243">, </text:span><text:span text:style-name="T242">no que se refere ao acervo legado, </text:span><text:span text:style-name="Strong_20_Emphasis"><text:span text:style-name="T247">visando a </text:span></text:span><text:span text:style-name="Strong_20_Emphasis"><text:span text:style-name="T248">formação </text:span></text:span><text:span text:style-name="Strong_20_Emphasis"><text:span text:style-name="T249">de </text:span></text:span><text:span text:style-name="Strong_20_Emphasis"><text:span text:style-name="T250">dossiês digitais (Assentamento Funcional Digital – AFD), </text:span></text:span><text:span text:style-name="Strong_20_Emphasis"><text:span text:style-name="T251">nos termos e condições constantes deste Termo de Referência e seus anexos, </text:span></text:span><text:span text:style-name="Strong_20_Emphasis"><text:span text:style-name="T252">conforme especificado na tabela </text:span></text:span><text:span text:style-name="Strong_20_Emphasis"><text:span text:style-name="T253">a seguir</text:span></text:span><text:span text:style-name="Strong_20_Emphasis"><text:span text:style-name="T252">:</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508">00002727-8 </text:span></text:span></text:p>
          </table:table-cell>
          <table:table-cell table:style-name="Tabela2.A2" office:value-type="string">
            <text:p text:style-name="P61"><text:span text:style-name="T471">Serviços de </text:span>higieniza<text:span text:style-name="T471">ção</text:span> e digitalização de documentos integrantes das Pastas Funcionais,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26"><text:span text:style-name="Strong_20_Emphasis"><text:span text:style-name="T238">2</text:span></text:span><text:span text:style-name="Strong_20_Emphasis"><text:span text:style-name="T236"> JUSTIFICATIVA </text:span></text:span><text:span text:style-name="Strong_20_Emphasis"><text:span text:style-name="T239">DA CONTRATAÇÃO </text:span></text:span></text:p>
      <text:p text:style-name="P108">A <text:span text:style-name="T377">contratação </text:span>do serviço relacionado se pauta pela necessidade de melhores condições de preservação <text:span text:style-name="T417">dos assentamentos funcionais</text:span>, otimiza<text:span text:style-name="T417">ção</text:span> <text:span text:style-name="T417">d</text:span>os espaços físicos <text:span text:style-name="T417">e</text:span> elimina<text:span text:style-name="T417">ção</text:span> dos documentos cujo ciclo vital tenha vencido, conforme os prazos estabelecidos na Tabela de Temporalidade de Documentos <text:span text:style-name="T417">(</text:span>TTD<text:span text:style-name="T417">)</text:span> aprovada pela Resolução 143/2017 do TRE-SE.</text:p>
      <text:p text:style-name="P109"><text:span text:style-name="T418">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20">os</text:span> <text:span text:style-name="T417">assentamentos funcionais</text:span> em forma<text:span text:style-name="T416">to</text:span> digital.</text:p>
      <text:p text:style-name="P113"><text:span text:style-name="T419">Logo, para atendimento da disponibilização dos assentamentos funcionais em formato digital, faz-se necessário a </text:span><text:span text:style-name="T349">higienização, a digitalização,</text:span><text:span text:style-name="T378"> com o uso de assinaturas digitais (certificados ICP-Brasil) na forma prevista no </text:span><text:span text:style-name="T381">Artigo 3º da Lei 12.682, de 09 de julho de 2012</text:span><text:span text:style-name="T378">, </text:span><text:span text:style-name="T509">dando confiabilidade e segurança no processo, de forma que se permita validar e auditar os dados existentes, além de acesso aos documentos integrantes das pastas funcionais à distância.</text:span></text:p>
      <text:p text:style-name="P199"><text:span text:style-name="T421">Os assentamentos funcionais </text:span>digitalizad<text:span text:style-name="T421">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200">a) Substituição do suporte em papel dos documentos por mídias digitais acessíveis à distância;</text:p>
      <text:p text:style-name="P200"><text:span text:style-name="T379">b) Acesso aos documentos de maneira facilitada, por meio de índices </text:span><text:span text:style-name="T399">preestabelecidos</text:span><text:span text:style-name="T379"> e metadados</text:span>;</text:p>
      <text:p text:style-name="P200">c) Eliminação de perdas de documentos por mau acondicionamento e armazenamento impróprio;</text:p>
      <text:p text:style-name="P200">d) Manuseio de documentos de forma digital;</text:p>
      <text:p text:style-name="P200">e) <text:span text:style-name="T411">C</text:span>ustomização do armazenamento, da guarda e recuperação de dados e informações dos documentos;</text:p>
      <text:p text:style-name="P200">f) <text:span text:style-name="T411">Uso de s</text:span>istemas eletrônicos de processamento aderentes aos princípios arquivísticos e de gestão eletrônica de documentos;</text:p>
      <text:p text:style-name="P200">g) Possibilidade da automatização de processos de trabalho, trazendo mais agilidade e eficiência.</text:p>
      <text:p text:style-name="P110"/>
      <text:p text:style-name="P111"><text:soft-page-break/>Assim, mediante a aplicação de técnicas arquivísticas, visando à preservação da memória <text:span text:style-name="T412">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11">do TRE/SE.</text:span></text:p>
      <text:p text:style-name="P110">O AFD implica na geração de arquivos em formato digital (PDF/A com OCR) das Pastas Funcionais concentradas em <text:span text:style-name="T412">uma área de armazenamento para posterior cargada de dados no sistema de gestão documental adotado pelo Tribunal </text:span><text:span text:style-name="T382">(Archivematica (arquivamento) e ICA-Atom (disponibilização)</text:span><text:span text:style-name="T383">)</text:span>, em substituição às Pastas Funcionais em suporte convencional (papel) <text:span text:style-name="T412">do acervo legado. Dito isso, é importante frisar que todos os novos documentos funcionais são inseridos no Sistema Eletrônico de Informações (SEI).</text:span> </text:p>
      <text:p text:style-name="P110">Importante destacar <text:span text:style-name="T470">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13">“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2">Os serviços constantes deste Termo de Referência deverão ser realizados por meio de Sistema de Registro de Preços - SRP, em razão de sua natureza, peculiaridade e <text:span text:style-name="T422">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943007971</dc:date><text:list text:style-name=""><text:list-item><text:p text:style-name="P208"><text:span text:style-name="T514">Melhorar esta redação.</text:span></text:p></text:list-item></text:list></office:annotation></text:p>
      <text:p text:style-name="P112">O Sistema de Registro de Preços - SRP, regulamentado pelo Decreto nº 7.892/2013, foi instituído pelo art. 15 da Lei federal n.º 8.666/93, que dispõe sobre normas gerais de Licitação e Contratação na esfera pública, o qual preconiza:</text:p>
      <text:p text:style-name="P117">“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2">Assim, vê-se um conjunto de benefícios na adoção do SRP, a seguir enumerados:</text:p>
      <text:list xml:id="list3510241891834307414" text:style-name="L28">
        <text:list-item>
          <text:p text:style-name="P197">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197">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197">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198">Proporciona a redução do número de licitações: o Registro de Preços ainda proporciona a redução do número de licitações, pois, no caso concreto, o <text:span text:style-name="T423">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0"><text:soft-page-break/>Tais vantagens são aderentes às possibilidades jurídicas de utilização do registro de Preços, previstas no Decreto nº 7.892, de 23 de janeiro de 2013, que disciplina o Sistema de Registro de Preços:</text:p>
      <text:p text:style-name="P116">“Decreto nº 7.892 de 23 de janeiro de 2013 - Art. 3º O Sistema de Registro de Preços poderá ser adotado nas seguintes hipóteses: I - quando, pelas características do bem ou serviço, houver necessidade de contratações frequentes; <text:span text:style-name="T414">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14"> IV - quando, pela natureza do objeto, não for possível definir previamente o quantitativo a ser demandado pela Administração.</text:span>” <text:span text:style-name="T415">(Grifos nossos)</text:span></text:p>
      <text:p text:style-name="P115">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14">Cabe ressaltar que a existência de preços registrados não obriga a Administração a firmar as contratações que deles poderão advir.</text:p>
      <text:p text:style-name="P110"><text:span text:style-name="T424">Os serviços relacionados no objeto deste Termo de Referência, deverão ser prestados sob demanda, de acordo com a geração de romaneios vinculados a uma Ordem de Serviço, conforme </text:span><text:span text:style-name="T350">Anexo II</text:span><text:span text:style-name="T351">I</text:span><text:span text:style-name="T350"> deste TR.</text:span></text:p>
      <text:p text:style-name="P105"><text:span text:style-name="T76">3 </text:span><text:span text:style-name="T77">DOS ESTUDOS TÉCNICOS PRELIMINARES</text:span></text:p>
      <text:p text:style-name="P137">3.1 O trabalho da Equipe de Planejamento da Contratação (EPC) está reproduzido no documento Estudos Técnicos Preliminares da Solução de Tecnologia da Informação e Comunicação <text:span text:style-name="T380">(Processo Administrativo xxxxxx)</text:span>, conforme determina a Resolução CNJ nº 182/2013.</text:p>
      <text:p text:style-name="P120"><text:span text:style-name="Strong_20_Emphasis"><text:span text:style-name="T189">4 BENEFÍCIOS DIRETOS E INDIRETOS ALMEJADOS COM A CONTRATAÇÃO</text:span></text:span></text:p>
      <text:p text:style-name="P201"><text:span text:style-name="Strong_20_Emphasis"><text:span text:style-name="T254">4.1 Garantia da </text:span></text:span><text:span text:style-name="Strong_20_Emphasis"><text:span text:style-name="T255">autenticidade</text:span></text:span><text:span text:style-name="Strong_20_Emphasis"><text:span text:style-name="T254"> dos documentos digitais gerados, </text:span></text:span><text:span text:style-name="Strong_20_Emphasis"><text:span text:style-name="T512">com o emprego de certificado digital, emitido no âmbito da Infraestrutura de Chaves Públicas Brasileira - ICP - Brasil.</text:span></text:span></text:p>
      <text:p text:style-name="P203"><text:span text:style-name="Strong_20_Emphasis"><text:span text:style-name="T254">4.2 </text:span></text:span><text:span text:style-name="Strong_20_Emphasis"><text:span text:style-name="T256">Garantia da</text:span></text:span><text:span text:style-name="Strong_20_Emphasis"><text:span text:style-name="T254"> integridade </text:span></text:span><text:span text:style-name="Strong_20_Emphasis"><text:span text:style-name="T256">e </text:span></text:span><text:span text:style-name="Strong_20_Emphasis"><text:span text:style-name="T255">confidencialidade</text:span></text:span><text:span text:style-name="Strong_20_Emphasis"><text:span text:style-name="T256"> das informações, que passarão a ser armazenadas em </text:span></text:span><text:span text:style-name="Strong_20_Emphasis"><text:span text:style-name="T255">sistema de gestão documental, em fase de implantação no Tribunal.</text:span></text:span></text:p>
      <text:p text:style-name="P202"><text:span text:style-name="Strong_20_Emphasis"><text:span text:style-name="T256">4.3 Melhor aproveitamento do espaço físico da Secretaria de Gestão de Pessoas (SGP), com a eliminação dos documentos </text:span></text:span><text:span text:style-name="Strong_20_Emphasis"><text:span text:style-name="T261">em papel</text:span></text:span><text:span text:style-name="Strong_20_Emphasis"><text:span text:style-name="T256">, cujo ciclo vital tenha vencido, em conformidade com a </text:span></text:span><text:span text:style-name="Strong_20_Emphasis"><text:span text:style-name="T257">T</text:span></text:span><text:span text:style-name="Strong_20_Emphasis"><text:span text:style-name="T258">abela de Temporalidade de Documentos </text:span></text:span><text:span text:style-name="Strong_20_Emphasis"><text:span text:style-name="T257">(</text:span></text:span><text:span text:style-name="Strong_20_Emphasis"><text:span text:style-name="T258">TTD</text:span></text:span><text:span text:style-name="Strong_20_Emphasis"><text:span text:style-name="T257">)</text:span></text:span><text:span text:style-name="Strong_20_Emphasis"><text:span text:style-name="T258">, aprovada pela Resolução 143/2017 do TRE-SE.</text:span></text:span></text:p>
      <text:p text:style-name="P205"><text:span text:style-name="Strong_20_Emphasis"><text:span text:style-name="T256">4.4 <text:s/></text:span></text:span><text:span text:style-name="Strong_20_Emphasis"><text:span text:style-name="T259">Aprimoramento da qualidade do</text:span></text:span><text:span text:style-name="Strong_20_Emphasis"><text:span text:style-name="T258"> acesso às informações funcionais, </text:span></text:span><text:span text:style-name="Strong_20_Emphasis"><text:span text:style-name="T259">haja vista que a utilização de sistema de gestão documental possibilitará a pesquisa, busca e recuperação, acesso, visualização, e download (se couber) dos arquivos.</text:span></text:span></text:p>
      <text:p text:style-name="P204"><text:span text:style-name="Strong_20_Emphasis"><text:span text:style-name="T260">4.5 Incrementar a preservação e segurança dos documentos arquivísticos originais, que estão em outros suportes não digitais, por restringir seu manuseio.</text:span></text:span></text:p>
      <text:p text:style-name="P206"><text:span text:style-name="Strong_20_Emphasis"><text:span text:style-name="T359">5</text:span></text:span><text:span text:style-name="Strong_20_Emphasis"><text:span text:style-name="T361"> </text:span></text:span><text:span text:style-name="Strong_20_Emphasis"><text:span text:style-name="T360">REQUISITOS DA CONTRATAÇÃO</text:span></text:span></text:p>
      <text:p text:style-name="P132"><text:span text:style-name="T181">5.1 </text:span><text:span text:style-name="T179">A prestação dos serviços deve abranger </text:span><text:span text:style-name="T182">a digitalização dos</text:span><text:span text:style-name="T52"> documentos físicos</text:span><text:span text:style-name="T53"> constantes d</text:span><text:span text:style-name="T52">as pastas funcionais dos servidores ativos, inativos, pensionistas, dos membros, das zonas eleitorais, bem como os processos administrativos da S</text:span><text:span text:style-name="T54">GP</text:span><text:span text:style-name="T180">.</text:span></text:p>
      <text:p text:style-name="P130"><text:span text:style-name="T49">5.2 </text:span><text:span text:style-name="T30">Os </text:span><text:span text:style-name="T49">empregados da empresa contratada</text:span><text:span text:style-name="T30"> devem possuir qualificação técnico-profissional compatível com o nível de complexidade das atividades </text:span><text:span text:style-name="T58">a serem </text:span><text:span text:style-name="T30">executadas</text:span><text:span text:style-name="T31">.</text:span></text:p>
      <text:p text:style-name="P136"><text:span text:style-name="T301">5.3 </text:span>A prestação dos serviços não deve gerar vínculo empregatício entre os empregados da Contratada e o Contratante, vedando-se qualquer relação entre estes que caracterize pessoalidade e subordinação direta.</text:p>
      <text:p text:style-name="P134"><text:span text:style-name="T50">5.4 </text:span><text:span text:style-name="T32">Durante a </text:span><text:span text:style-name="T33">prestação dos serviços </text:span><text:span text:style-name="T32">deverão ser observados os </text:span><text:span text:style-name="T45">procedimentos, políticas e demais regulamentações em uso no </text:span><text:span text:style-name="T33">Tribunal ou que venha a ser </text:span><text:span text:style-name="T45">adotados</text:span><text:span text:style-name="T33"> durante a </text:span><text:span text:style-name="T45">vigência</text:span><text:span text:style-name="T33"> do contrato</text:span><text:span text:style-name="T34">.</text:span></text:p>
      <text:p text:style-name="P135"><text:soft-page-break/><text:span text:style-name="T61">5.5 </text:span><text:span text:style-name="T62">A </text:span><text:span text:style-name="T63">contratada </text:span><text:span text:style-name="T60">deverá operar no espaço físico cedido pelo Tribunal, utilizando a infraestrutura </text:span><text:span text:style-name="T65">elétrica, lógica e mobiliário </text:span><text:span text:style-name="T60">disponível</text:span><text:span text:style-name="Strong_20_Emphasis"><text:span text:style-name="T73">.</text:span></text:span></text:p>
      <text:p text:style-name="P100"><text:span text:style-name="Strong_20_Emphasis"><text:span text:style-name="T74">5.</text:span></text:span><text:span text:style-name="Strong_20_Emphasis"><text:span text:style-name="T75">6 </text:span></text:span><text:span text:style-name="Strong_20_Emphasis"><text:span text:style-name="T216">A </text:span></text:span><text:span text:style-name="Strong_20_Emphasis"><text:span text:style-name="T217">contratada </text:span></text:span><text:span text:style-name="Strong_20_Emphasis"><text:span text:style-name="T208">deverá </text:span></text:span><text:span text:style-name="Strong_20_Emphasis"><text:span text:style-name="T218">dispor de </text:span></text:span><text:span text:style-name="Strong_20_Emphasis"><text:span text:style-name="T210">recursos materiais, </text:span></text:span><text:span text:style-name="Strong_20_Emphasis"><text:span text:style-name="T229">humanos</text:span></text:span><text:span text:style-name="Strong_20_Emphasis"><text:span text:style-name="T210"> </text:span></text:span><text:span text:style-name="Strong_20_Emphasis"><text:span text:style-name="T219">e </text:span></text:span><text:span text:style-name="Strong_20_Emphasis"><text:span text:style-name="T228">d</text:span></text:span><text:span text:style-name="Strong_20_Emphasis"><text:span text:style-name="T229">e</text:span></text:span><text:span text:style-name="Strong_20_Emphasis"><text:span text:style-name="T228"> logística</text:span></text:span><text:span text:style-name="Strong_20_Emphasis"><text:span text:style-name="T227"> </text:span></text:span><text:span text:style-name="Strong_20_Emphasis"><text:span text:style-name="T218">necessár</text:span></text:span><text:span text:style-name="Strong_20_Emphasis"><text:span text:style-name="T229">ios</text:span></text:span><text:span text:style-name="Strong_20_Emphasis"><text:span text:style-name="T218"> </text:span></text:span><text:span text:style-name="Strong_20_Emphasis"><text:span text:style-name="T228">para </text:span></text:span><text:span text:style-name="Strong_20_Emphasis"><text:span text:style-name="T218">prestação dos serviços</text:span></text:span><text:span text:style-name="Strong_20_Emphasis"><text:span text:style-name="T210">.</text:span></text:span></text:p>
      <text:p text:style-name="P133"><text:span text:style-name="T61">5.</text:span><text:span text:style-name="T64">7</text:span><text:span text:style-name="T61"> </text:span><text:span text:style-name="T55">A Contratada </text:span><text:span text:style-name="T42">deve ser</text:span><text:span text:style-name="T55"> responsável pelo dimensionamento da força de trabalho necessária para </text:span><text:span text:style-name="T43">execução do objeto da contratação, considerando </text:span><text:span text:style-name="T37">os</text:span><text:span text:style-name="T35"> </text:span><text:span text:style-name="T47">níveis mínimos de serviço</text:span><text:span text:style-name="T36"> </text:span><text:span text:style-name="T46">exigidos </text:span><text:span text:style-name="T55">pel</text:span><text:span text:style-name="T43">o</text:span><text:span text:style-name="T55"> Contratante </text:span><text:span text:style-name="T54">e o espaço físico disponibilizado</text:span><text:span text:style-name="T55">.</text:span></text:p>
      <text:p text:style-name="P131"><text:span text:style-name="T51">5.</text:span><text:span text:style-name="T59">8</text:span><text:span text:style-name="T51"> </text:span><text:span text:style-name="T44">O desempenho</text:span><text:span text:style-name="T56"> da Contratada deve estar vinculad</text:span><text:span text:style-name="T44">o</text:span><text:span text:style-name="T56"> ao atendimento </text:span><text:span text:style-name="T38">de</text:span><text:span text:style-name="T56"> níveis </text:span><text:span text:style-name="T40">de qualidade</text:span><text:span text:style-name="T56">, </text:span><text:span text:style-name="T39">devendo haver </text:span><text:span text:style-name="T38">repercussão na prestação pecuniária, proporcional ao impacto causado em caso de não atendimento da</text:span><text:span text:style-name="T40">s</text:span><text:span text:style-name="T38"> meta</text:span><text:span text:style-name="T40">s</text:span><text:span text:style-name="T38"> estabelecida</text:span><text:span text:style-name="T41">s</text:span><text:span text:style-name="T39">.</text:span></text:p>
      <text:p text:style-name="P131"><text:span text:style-name="T51">5.</text:span><text:span text:style-name="T59">9</text:span><text:span text:style-name="T51"> </text:span><text:span text:style-name="T48">A </text:span><text:span text:style-name="T57">Contratada</text:span><text:span text:style-name="T48"> deverá manter sigilo em relação aos dados, informações ou documentos que tomar conhecimento em decorrência da prestação dos serviços objeto desta contratação, bem como se submeter às orientações e normas internas de segurança da informação vigentes, devendo orientar seus empregados e/ou prepostos nesse sentido, sob pena de responsabilidade civil, penal e administrativa.</text:span></text:p>
      <text:p text:style-name="P129"><text:span text:style-name="Strong_20_Emphasis"><text:span text:style-name="T5">5.</text:span></text:span><text:span text:style-name="Strong_20_Emphasis"><text:span text:style-name="T8">10</text:span></text:span><text:span text:style-name="Strong_20_Emphasis"><text:span text:style-name="T5"> </text:span></text:span><text:span text:style-name="Strong_20_Emphasis"><text:span text:style-name="T6">Todos os artefatos produzidos ao longo do contrato </text:span></text:span><text:span text:style-name="Strong_20_Emphasis"><text:span text:style-name="T7">devem ser</text:span></text:span><text:span text:style-name="Strong_20_Emphasis"><text:span text:style-name="T6"> de propriedade do Tribunal.</text:span></text:span></text:p>
      <text:p text:style-name="P83"><text:span text:style-name="Strong_20_Emphasis"><text:span text:style-name="T194">6</text:span></text:span><text:span text:style-name="Strong_20_Emphasis"><text:span text:style-name="T193"> </text:span></text:span><text:span text:style-name="Strong_20_Emphasis"><text:span text:style-name="T190">DESCRIÇÃO DA SOLUÇÃO COMO UM TODO</text:span></text:span></text:p>
      <text:p text:style-name="P97"><text:span text:style-name="Strong_20_Emphasis"><text:span text:style-name="T150">6</text:span></text:span><text:span text:style-name="Strong_20_Emphasis"><text:span text:style-name="T151">.1 </text:span></text:span><text:span text:style-name="Strong_20_Emphasis"><text:span text:style-name="T152">Tendo em conta os requisitos elicitados </text:span></text:span><text:span text:style-name="Strong_20_Emphasis"><text:span text:style-name="T153">durante a realização dos estudos preliminares</text:span></text:span><text:span text:style-name="Strong_20_Emphasis"><text:span text:style-name="T152">, verificou-se que </text:span></text:span><text:span text:style-name="Strong_20_Emphasis"><text:span text:style-name="T154">a solução adequada é</text:span></text:span><text:span text:style-name="Strong_20_Emphasis"><text:span text:style-name="T152"> a </text:span></text:span><text:span text:style-name="Strong_20_Emphasis"><text:span text:style-name="T154">contratação serviços de digitalização de documentos </text:span></text:span><text:span text:style-name="Strong_20_Emphasis"><text:span text:style-name="T147">integrantes das </text:span></text:span><text:span text:style-name="Strong_20_Emphasis"><text:span text:style-name="T157">p</text:span></text:span><text:span text:style-name="Strong_20_Emphasis"><text:span text:style-name="T147">astas </text:span></text:span><text:span text:style-name="Strong_20_Emphasis"><text:span text:style-name="T157">f</text:span></text:span><text:span text:style-name="Strong_20_Emphasis"><text:span text:style-name="T147">uncionais</text:span></text:span><text:span text:style-name="Strong_20_Emphasis"><text:span text:style-name="T154"> </text:span></text:span><text:span text:style-name="Strong_20_Emphasis"><text:span text:style-name="T155">dos </text:span></text:span><text:span text:style-name="Strong_20_Emphasis"><text:span text:style-name="T157">membros e </text:span></text:span><text:span text:style-name="Strong_20_Emphasis"><text:span text:style-name="T155">servidores </text:span></text:span><text:span text:style-name="Strong_20_Emphasis"><text:span text:style-name="T157">(</text:span></text:span><text:span text:style-name="Strong_20_Emphasis"><text:span text:style-name="T144">ativos, inativos </text:span></text:span><text:span text:style-name="Strong_20_Emphasis"><text:span text:style-name="T157">e</text:span></text:span><text:span text:style-name="Strong_20_Emphasis"><text:span text:style-name="T144"> pensionistas</text:span></text:span><text:span text:style-name="Strong_20_Emphasis"><text:span text:style-name="T157">)</text:span></text:span><text:span text:style-name="Strong_20_Emphasis"><text:span text:style-name="T144">, bem como </text:span></text:span><text:span text:style-name="Strong_20_Emphasis"><text:span text:style-name="T146">d</text:span></text:span><text:span text:style-name="Strong_20_Emphasis"><text:span text:style-name="T144">os processos administrativos da S</text:span></text:span><text:span text:style-name="Strong_20_Emphasis"><text:span text:style-name="T145">GP</text:span></text:span><text:span text:style-name="Strong_20_Emphasis"><text:span text:style-name="T154">, no que tange o acervo físico legado, </text:span></text:span><text:span text:style-name="Strong_20_Emphasis"><text:span text:style-name="T156">visando a </text:span></text:span><text:span text:style-name="Strong_20_Emphasis"><text:span text:style-name="T148">formação </text:span></text:span><text:span text:style-name="Strong_20_Emphasis"><text:span text:style-name="T149">de </text:span></text:span><text:span text:style-name="Strong_20_Emphasis"><text:span text:style-name="T147">dossiês digitais (Assentamento Funcional Digital – AFD).</text:span></text:span></text:p>
      <text:p text:style-name="P85"><text:span text:style-name="Strong_20_Emphasis"><text:span text:style-name="T100">6</text:span></text:span><text:span text:style-name="Strong_20_Emphasis"><text:span text:style-name="T101">.</text:span></text:span><text:span text:style-name="Strong_20_Emphasis"><text:span text:style-name="T116">2</text:span></text:span><text:span text:style-name="Strong_20_Emphasis"><text:span text:style-name="T102"> </text:span></text:span><text:span text:style-name="Strong_20_Emphasis"><text:span text:style-name="T103">O Contratante </text:span></text:span><text:span text:style-name="Strong_20_Emphasis"><text:span text:style-name="T102">disponibilizar</text:span></text:span><text:span text:style-name="Strong_20_Emphasis"><text:span text:style-name="T103">á</text:span></text:span><text:span text:style-name="Strong_20_Emphasis"><text:span text:style-name="T102"> espaço físico em função dos volumes de documentos e pastas funcionais</text:span></text:span><text:span text:style-name="Strong_20_Emphasis"><text:span text:style-name="T102"><office:annotation><dc:creator>Autor desconhecido</dc:creator><dc:date>2019-08-30T09:12:21</dc:date><text:p text:style-name="P207"><text:span text:style-name="T513">Como funcionarão os certificados digitais.</text:span></text:p></office:annotation></text:span></text:span><text:span text:style-name="Strong_20_Emphasis"><text:span text:style-name="T102"> a serem trabalhadas com instalações elétricas, lógicas e mobiliário suficientes, </text:span></text:span><text:span text:style-name="Strong_20_Emphasis"><text:span text:style-name="T209">além de fornecimento de Certificado Digital de Pessoa Jurídica</text:span></text:span><text:span text:style-name="Strong_20_Emphasis"><text:span text:style-name="T102"> para a realização das atividades da empresa contratada.</text:span></text:span></text:p>
      <text:p text:style-name="P85"><text:span text:style-name="Strong_20_Emphasis"><text:span text:style-name="T82">6.</text:span></text:span><text:span text:style-name="Strong_20_Emphasis"><text:span text:style-name="T88">3</text:span></text:span><text:span text:style-name="Strong_20_Emphasis"><text:span text:style-name="T82">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82"><office:annotation><dc:creator>Autor desconhecido</dc:creator><dc:date>2019-08-30T09:13:04</dc:date><text:p text:style-name="P207"><text:span text:style-name="T513">Pode explicar melhor?</text:span></text:p></office:annotation></text:span></text:span><text:span text:style-name="Strong_20_Emphasis"><text:span text:style-name="T82"> que serão trabalhadas.</text:span></text:span></text:p>
      <text:p text:style-name="P85"><text:span text:style-name="Strong_20_Emphasis"><text:span text:style-name="T103">6.</text:span></text:span><text:span text:style-name="Strong_20_Emphasis"><text:span text:style-name="T116">4</text:span></text:span><text:span text:style-name="Strong_20_Emphasis"><text:span text:style-name="T103"> A execução da OS será dividida em Romaneios, que compreendem um grupo de pastas funcionais com suas folhas numeradas pela </text:span></text:span><text:span text:style-name="Strong_20_Emphasis"><text:span text:style-name="T94">EGC</text:span></text:span><text:span text:style-name="Strong_20_Emphasis"><text:span text:style-name="T103"> a serem tratadas em conjunto pela empresa, representando a unidade de referência para fins de ateste e pagamento, vinculado à OS.</text:span></text:span><text:span text:style-name="Strong_20_Emphasis"><text:span text:style-name="T103"><office:annotation><dc:creator>Autor desconhecido</dc:creator><dc:date>2019-08-30T09:29:53</dc:date><text:p text:style-name="P207"><text:span text:style-name="T513">Pode explicar melhor?</text:span></text:p></office:annotation></text:span></text:span></text:p>
      <text:p text:style-name="P85"><text:span text:style-name="Strong_20_Emphasis"><text:span text:style-name="T176">6.</text:span></text:span><text:span text:style-name="Strong_20_Emphasis"><text:span text:style-name="T177">5</text:span></text:span><text:span text:style-name="Strong_20_Emphasis"><text:span text:style-name="T176"> Os serviços das OS serão realizados em local indicado </text:span></text:span><text:span text:style-name="Strong_20_Emphasis"><text:span text:style-name="T178">pelo Contratante</text:span></text:span><text:span text:style-name="Strong_20_Emphasis"><text:span text:style-name="T176">.</text:span></text:span><text:span text:style-name="Strong_20_Emphasis"><text:span text:style-name="T176"><office:annotation><dc:creator>Autor desconhecido</dc:creator><dc:date>2019-08-30T09:34:00</dc:date><text:p text:style-name="P207"><text:span text:style-name="T513">Acho desnecessário incluir esta informação aqui, pois constará do local de prestação dos serviços.</text:span></text:p></office:annotation></text:span></text:span></text:p>
      <text:p text:style-name="P89"><text:span text:style-name="Strong_20_Emphasis"><text:span text:style-name="T103">6.</text:span></text:span><text:span text:style-name="Strong_20_Emphasis"><text:span text:style-name="T116">6</text:span></text:span><text:span text:style-name="Strong_20_Emphasis"><text:span text:style-name="T103"> A Contratada </text:span></text:span><office:annotation office:name="__Annotation__4732_4246276708"><dc:creator>Autor desconhecido</dc:creator><dc:date>2019-08-30T09:32:44</dc:date><text:p text:style-name="P207"><text:span text:style-name="T513">Como assim???</text:span></text:p></office:annotation><text:span text:style-name="Strong_20_Emphasis"><text:span text:style-name="T136">será responsável pelos serviços d</text:span></text:span><text:span text:style-name="Strong_20_Emphasis"><text:span text:style-name="T137">o </text:span></text:span><text:span text:style-name="Strong_20_Emphasis"><text:span text:style-name="T138">Assentamento Funcional Digital – AFD</text:span></text:span><office:annotation-end office:name="__Annotation__4732_4246276708"/><text:span text:style-name="Strong_20_Emphasis"><text:span text:style-name="T103"> elencad</text:span></text:span><text:span text:style-name="Strong_20_Emphasis"><text:span text:style-name="T104">o</text:span></text:span><text:span text:style-name="Strong_20_Emphasis"><text:span text:style-name="T103">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86"><text:soft-page-break/><text:span text:style-name="Strong_20_Emphasis"><text:span text:style-name="T106">6.</text:span></text:span><text:span text:style-name="Strong_20_Emphasis"><text:span text:style-name="T116">7</text:span></text:span><text:span text:style-name="Strong_20_Emphasis"><text:span text:style-name="T106"> Os romaneios em posse da Contratada ficarão disponíveis para consulta</text:span></text:span><text:span text:style-name="Strong_20_Emphasis"><text:span text:style-name="T106"><office:annotation><dc:creator>Autor desconhecido</dc:creator><dc:date>2019-08-30T09:54:39</dc:date><text:p text:style-name="P207"><text:span text:style-name="T513">Consulta de quem.</text:span></text:p></office:annotation></text:span></text:span><text:span text:style-name="Strong_20_Emphasis"><text:span text:style-name="T106"> durante todo o ciclo de formação d</text:span></text:span><text:span text:style-name="Strong_20_Emphasis"><text:span text:style-name="T107">o AFD</text:span></text:span><text:span text:style-name="Strong_20_Emphasis"><text:span text:style-name="T106">.</text:span></text:span></text:p>
      <text:p text:style-name="P87"><text:span text:style-name="Strong_20_Emphasis"><text:span text:style-name="T105">6.</text:span></text:span><text:span text:style-name="Strong_20_Emphasis"><text:span text:style-name="T116">8</text:span></text:span><text:span text:style-name="Strong_20_Emphasis"><text:span text:style-name="T105"> A Secretaria de Gestão de Pessoas do Tribunal, disponibilizará orientações para a CONTRATADA na utilização da </text:span></text:span><text:span text:style-name="Strong_20_Emphasis"><text:span text:style-name="T83">unidade de rede disponibilizada para salvamento </text:span></text:span><text:span text:style-name="Strong_20_Emphasis"><text:span text:style-name="T84">(upload </text:span></text:span><text:span text:style-name="Strong_20_Emphasis"><text:span text:style-name="T85">dos arquivos</text:span></text:span><text:span text:style-name="Strong_20_Emphasis"><text:span text:style-name="T84">)</text:span></text:span><text:span text:style-name="Strong_20_Emphasis"><text:span text:style-name="T83"> d</text:span></text:span><text:span text:style-name="Strong_20_Emphasis"><text:span text:style-name="T86">o</text:span></text:span><text:span text:style-name="Strong_20_Emphasis"><text:span text:style-name="T83"> </text:span></text:span><text:span text:style-name="Strong_20_Emphasis"><text:span text:style-name="T86">A</text:span></text:span><text:span text:style-name="Strong_20_Emphasis"><text:span text:style-name="T83">FD </text:span></text:span><text:span text:style-name="Strong_20_Emphasis"><text:span text:style-name="T87">denominada UNAFD</text:span></text:span><text:span text:style-name="Strong_20_Emphasis"><text:span text:style-name="T105">.</text:span></text:span><text:span text:style-name="Strong_20_Emphasis"><text:span text:style-name="T105"><office:annotation><dc:creator>Autor desconhecido</dc:creator><dc:date>2019-08-30T09:56:08</dc:date><text:p text:style-name="P207"><text:span text:style-name="T513">Verificar necessidade de incluir isto aqui. </text:span></text:p></office:annotation></text:span></text:span></text:p>
      <text:p text:style-name="P87"><text:span text:style-name="Strong_20_Emphasis"><text:span text:style-name="T105">6.</text:span></text:span><text:span text:style-name="Strong_20_Emphasis"><text:span text:style-name="T116">9</text:span></text:span><text:span text:style-name="Strong_20_Emphasis"><text:span text:style-name="T105">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211">gerando arquivos em formato PDF/A </text:span></text:span><text:span text:style-name="Strong_20_Emphasis"><text:span text:style-name="T222">(pesquisáveis)</text:span></text:span><text:span text:style-name="Strong_20_Emphasis"><text:span text:style-name="T211"> com OCR, </text:span></text:span><text:span text:style-name="Strong_20_Emphasis"><text:span text:style-name="T215">com </text:span></text:span><text:span text:style-name="Strong_20_Emphasis"><text:span text:style-name="T214">no mínimo </text:span></text:span><text:span text:style-name="Strong_20_Emphasis"><text:span text:style-name="T211">300 DPI </text:span></text:span><text:span text:style-name="Strong_20_Emphasis"><text:span text:style-name="T214">de resolução óptica</text:span></text:span><text:span text:style-name="Strong_20_Emphasis"><text:span text:style-name="T211">, </text:span></text:span><text:span text:style-name="Strong_20_Emphasis"><text:span text:style-name="T214">em </text:span></text:span><text:span text:style-name="Strong_20_Emphasis"><text:span text:style-name="T220">cores ou </text:span></text:span><text:span text:style-name="Strong_20_Emphasis"><text:span text:style-name="T211">tons de cinza, </text:span></text:span><text:span text:style-name="Strong_20_Emphasis"><text:span text:style-name="T220">conforme documento em papel</text:span></text:span><text:span text:style-name="Strong_20_Emphasis"><text:span text:style-name="T211">, que é produto final do AFD.</text:span></text:span></text:p>
      <text:p text:style-name="P121"><text:span text:style-name="Strong_20_Emphasis"><text:span text:style-name="T191">7</text:span></text:span><text:span text:style-name="Strong_20_Emphasis"><text:span text:style-name="T193"> </text:span></text:span><text:span text:style-name="Strong_20_Emphasis"><text:span text:style-name="T192">MODELO DE EXECUÇÃO DO OBJETO</text:span></text:span></text:p>
      <text:p text:style-name="P128"><text:span text:style-name="T267">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98"><text:span text:style-name="T267">7</text:span>.<text:span text:style-name="T264">2</text:span> <text:span text:style-name="T262">Dinâmica do contrato</text:span></text:p>
      <text:p text:style-name="P99"><text:span text:style-name="T268">7</text:span>.<text:span text:style-name="T264">2</text:span>.1 <text:span text:style-name="T263">O contrato será executado de acordo com o fluxo de serviço descrito abaixo.</text:span></text:p>
      <text:p text:style-name="P104"><text:span text:style-name="Strong_20_Emphasis"><text:span text:style-name="T212">(Colocar aqui: </text:span></text:span></text:p>
      <text:p text:style-name="P104"><text:span text:style-name="Strong_20_Emphasis"><text:span text:style-name="T231">Nota 1: </text:span></text:span><text:span text:style-name="Strong_20_Emphasis"><text:span text:style-name="T232">F</text:span></text:span><text:span text:style-name="Strong_20_Emphasis"><text:span text:style-name="T212">luxo de trabalho a ser realizado para execução e controle dos serviços, cujo detalhamento encontra-se no Anexo II</text:span></text:span><text:span text:style-name="Strong_20_Emphasis"><text:span text:style-name="T225">I</text:span></text:span><text:span text:style-name="Strong_20_Emphasis"><text:span text:style-name="T212"> deste TR.</text:span></text:span></text:p>
      <text:p text:style-name="P104"><text:span text:style-name="Strong_20_Emphasis"><text:span text:style-name="T212">)</text:span></text:span></text:p>
      <text:p text:style-name="P92"><text:span text:style-name="Strong_20_Emphasis"><text:span text:style-name="T108">O fluxo do serviço se dá, inicialmente, com a </text:span></text:span><text:span text:style-name="Strong_20_Emphasis"><text:span text:style-name="T78">disponibilização do local</text:span></text:span><text:span text:style-name="Strong_20_Emphasis"><text:span text:style-name="T108">, por parte do Contratante, para prestação dos serviços pela empresa contratada. A definição do horário para execução dos serviços será negociada entre as partes.</text:span></text:span></text:p>
      <text:p text:style-name="P92"><text:span text:style-name="Strong_20_Emphasis"><text:span text:style-name="T108">Após disponibilização do local, o </text:span></text:span><text:span text:style-name="Strong_20_Emphasis"><text:span text:style-name="T230">Gestor</text:span></text:span><text:span text:style-name="Strong_20_Emphasis"><text:span text:style-name="T108"> </text:span></text:span><text:span text:style-name="Strong_20_Emphasis"><text:span text:style-name="T109">gerará</text:span></text:span><text:span text:style-name="Strong_20_Emphasis"><text:span text:style-name="T78"> a Ordem de Serviço, </text:span></text:span><text:span text:style-name="Strong_20_Emphasis"><text:span text:style-name="T81">quando será emitido o Termo de Abertura da Ordem de Serviço -TAOS, </text:span></text:span><text:span text:style-name="Strong_20_Emphasis"><text:span text:style-name="T108">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78">aceitar a Ordem de serviço.</text:span></text:span></text:p>
      <text:p text:style-name="P94"><text:span text:style-name="Strong_20_Emphasis"><text:span text:style-name="T92">É i</text:span></text:span><text:span text:style-name="Strong_20_Emphasis"><text:span text:style-name="T93">mportante frisar que c</text:span></text:span><text:span text:style-name="Strong_20_Emphasis"><text:span text:style-name="T92">ada OS </text:span></text:span><text:span text:style-name="Strong_20_Emphasis"><text:span text:style-name="T93">dev</text:span></text:span><text:span text:style-name="Strong_20_Emphasis"><text:span text:style-name="T92">e</text:span></text:span><text:span text:style-name="Strong_20_Emphasis"><text:span text:style-name="T93">rá</text:span></text:span><text:span text:style-name="Strong_20_Emphasis"><text:span text:style-name="T92"> </text:span></text:span><text:span text:style-name="Strong_20_Emphasis"><text:span text:style-name="T93">conter a e</text:span></text:span><text:span text:style-name="Strong_20_Emphasis"><text:span text:style-name="T92">stima</text:span></text:span><text:span text:style-name="Strong_20_Emphasis"><text:span text:style-name="T93">tiva mínima de 18.950 páginas (frente e verso), porém seu limite máximo deverá ser estabelecido em comum acordo entre as partes, em razão das limitações do espaço físico </text:span></text:span><text:span text:style-name="Strong_20_Emphasis"><text:span text:style-name="T95">disponibilizado</text:span></text:span><text:span text:style-name="Strong_20_Emphasis"><text:span text:style-name="T93"> e do número limitado de fiscais disponíveis para </text:span></text:span><text:span text:style-name="Strong_20_Emphasis"><text:span text:style-name="T99">geração romaneios, bem como </text:span></text:span><text:span text:style-name="Strong_20_Emphasis"><text:span text:style-name="T93">gestão e fiscalização da execução do serviço. </text:span></text:span></text:p>
      <text:p text:style-name="P88"><text:span text:style-name="Strong_20_Emphasis"><text:span text:style-name="T78">A </text:span></text:span><text:span text:style-name="Strong_20_Emphasis"><text:span text:style-name="T80">EGC </text:span></text:span><text:span text:style-name="Strong_20_Emphasis"><text:span text:style-name="T78">irá separar,</text:span></text:span><text:span text:style-name="Strong_20_Emphasis"><text:span text:style-name="T108"> numerar as folhas e gerar grupos de pastas formando relações de pastas denominadas </text:span></text:span><text:span text:style-name="Strong_20_Emphasis"><text:span text:style-name="T78">“Romaneios”</text:span></text:span><text:span text:style-name="Strong_20_Emphasis"><text:span text:style-name="T108">, registrando o total de páginas e de páginas com verso e gerar o </text:span></text:span><text:span text:style-name="Strong_20_Emphasis"><text:span text:style-name="T96">Termo de Recebimento do Romaneio - TRR</text:span></text:span><text:span text:style-name="Strong_20_Emphasis"><text:span text:style-name="T108"> (contendo número do romaneio e da OS, nome do servidor, </text:span></text:span><text:span text:style-name="Strong_20_Emphasis"><text:span text:style-name="T117">quantidades </text:span></text:span><text:soft-page-break/><text:span text:style-name="Strong_20_Emphasis"><text:span text:style-name="T117">páginas</text:span></text:span><text:span text:style-name="Strong_20_Emphasis"><text:span text:style-name="T108">, CPF, matricula de cada pasta) com a discriminação das pastas físicas e entregar</text:span></text:span><text:span text:style-name="Strong_20_Emphasis"><text:span text:style-name="T118">á</text:span></text:span><text:span text:style-name="Strong_20_Emphasis"><text:span text:style-name="T108"> para a empresa.</text:span></text:span></text:p>
      <text:p text:style-name="P88"><text:span text:style-name="Strong_20_Emphasis"><text:span text:style-name="T110">A empresa contratada deverá </text:span></text:span><text:span text:style-name="Strong_20_Emphasis"><text:span text:style-name="T79">conferir se as pastas funcionais</text:span></text:span><text:span text:style-name="Strong_20_Emphasis"><text:span text:style-name="T110"> relacionadas no Romaneio correspondem às pastas físicas, bem como o número de páginas registradas para cada pasta (frente e verso), assinando no campo apropriado constante do documento de entrega </text:span></text:span><text:span text:style-name="Strong_20_Emphasis"><text:span text:style-name="T89">(Termo de Recebimento de Romaneio - </text:span></text:span><text:span text:style-name="Strong_20_Emphasis"><text:span text:style-name="T90">TRR</text:span></text:span><text:span text:style-name="Strong_20_Emphasis"><text:span text:style-name="T89">)</text:span></text:span><text:span text:style-name="Strong_20_Emphasis"><text:span text:style-name="T110">.</text:span></text:span></text:p>
      <text:p text:style-name="P88"><text:span text:style-name="Strong_20_Emphasis"><text:span text:style-name="T110">Após o recebimento do romaneio, a </text:span></text:span><text:span text:style-name="Strong_20_Emphasis"><text:span text:style-name="T79">Contratada segue todo o procedimento</text:span></text:span><text:span text:style-name="Strong_20_Emphasis"><text:span text:style-name="T110"> de higienização, digitalização no padrão PDF/A </text:span></text:span><text:span text:style-name="Strong_20_Emphasis"><text:span text:style-name="T119">(pesquisável)</text:span></text:span><text:span text:style-name="Strong_20_Emphasis"><text:span text:style-name="T110">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8"><text:span text:style-name="Strong_20_Emphasis"><text:span text:style-name="T110">Após a digitalização, cada romaneio deverá receber uma identificação única, gerando um arquivo em formato compactado (.zip) contendo em seu nome </text:span></text:span><text:span text:style-name="Strong_20_Emphasis"><text:span text:style-name="T111">os </text:span></text:span><text:span text:style-name="Strong_20_Emphasis"><text:span text:style-name="T110">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20">EGC</text:span></text:span><text:span text:style-name="Strong_20_Emphasis"><text:span text:style-name="T110">, garantindo assim a integridade do processo como um todo, e criando um primeiro nível de informação de controle para o upload dos arquivos.</text:span></text:span></text:p>
      <text:p text:style-name="P88"><text:span text:style-name="Strong_20_Emphasis"><text:span text:style-name="T110">Após o upload dos arquivos n</text:span></text:span><text:span text:style-name="Strong_20_Emphasis"><text:span text:style-name="T111">a unidade de rede </text:span></text:span><text:span text:style-name="Strong_20_Emphasis"><text:span text:style-name="T121">mapeada</text:span></text:span><text:span text:style-name="Strong_20_Emphasis"><text:span text:style-name="T111"> </text:span></text:span><text:span text:style-name="Strong_20_Emphasis"><text:span text:style-name="T121">(UNAFD)</text:span></text:span><text:span text:style-name="Strong_20_Emphasis"><text:span text:style-name="T111"> disponibilizada pelo Contratante</text:span></text:span><text:span text:style-name="Strong_20_Emphasis"><text:span text:style-name="T110">, a Empresa abrirá as pastas referentes àquele romaneio e realizar</text:span></text:span><text:span text:style-name="Strong_20_Emphasis"><text:span text:style-name="T111">á</text:span></text:span><text:span text:style-name="Strong_20_Emphasis"><text:span text:style-name="T110"> uma nova conferência (Conferir Documento), parte do controle de qualidade da empresa para verificar se está de acordo com padrão exigido.</text:span></text:span></text:p>
      <text:p text:style-name="P88"><text:span text:style-name="Strong_20_Emphasis"><text:span text:style-name="T110">Após a conferência dos documentos, a empresa solicitar</text:span></text:span><text:span text:style-name="Strong_20_Emphasis"><text:span text:style-name="T111">á</text:span></text:span><text:span text:style-name="Strong_20_Emphasis"><text:span text:style-name="T110"> a fiscalização do romaneio para o fiscal aprovar o serviço. Esta solicitação gera o </text:span></text:span><text:span text:style-name="Strong_20_Emphasis"><text:span text:style-name="T89">“Termo de Aceite Provisório do Romaneio - TAPR”</text:span></text:span><text:span text:style-name="Strong_20_Emphasis"><text:span text:style-name="T110"> (contendo número do romaneio, quantidade de páginas com valores unitários e total executado).</text:span></text:span></text:p>
      <text:p text:style-name="P95"><text:span text:style-name="Strong_20_Emphasis"><text:span text:style-name="T212">O Fiscal </text:span></text:span><text:span text:style-name="Strong_20_Emphasis"><text:span text:style-name="T226">Técnico</text:span></text:span><text:span text:style-name="Strong_20_Emphasis"><text:span text:style-name="T212"> </text:span></text:span><text:span text:style-name="Strong_20_Emphasis"><text:span text:style-name="T110">terá até 15 dias para fiscalizar e atestar a execução dos serviços do romaneio, podendo aprovar ou reprovar as pastas caso não estejam no padrão de qualidade exigido. Em caso de reprovação, </text:span></text:span><text:span text:style-name="Strong_20_Emphasis"><text:span text:style-name="T122"><text:s/></text:span></text:span><text:span text:style-name="Strong_20_Emphasis"><text:span text:style-name="T98">fazendo uso do</text:span></text:span><text:span text:style-name="Strong_20_Emphasis"><text:span text:style-name="T97"> “Termo de Registros de Incidentes ou Ocorrências – TRIO”</text:span></text:span><text:span text:style-name="Strong_20_Emphasis"><text:span text:style-name="T123">, </text:span></text:span><text:span text:style-name="Strong_20_Emphasis"><text:span text:style-name="T110">o romaneio ficará com o status de reprovado, devendo a Contratada realizar os ajustes necessários para a aprovação.</text:span></text:span></text:p>
      <text:p text:style-name="P90"><text:span text:style-name="Strong_20_Emphasis"><text:span text:style-name="T110">Após aprovação do Romaneio pelo Fiscal </text:span></text:span><text:span text:style-name="Strong_20_Emphasis"><text:span text:style-name="T112">Técnico</text:span></text:span><text:span text:style-name="Strong_20_Emphasis"><text:span text:style-name="T110">, a Contratada devolverá as pastas físicas do romaneio, </text:span></text:span><text:span text:style-name="Strong_20_Emphasis"><text:span text:style-name="T111">devendo gerar</text:span></text:span><text:span text:style-name="Strong_20_Emphasis"><text:span text:style-name="T110"> o </text:span></text:span><text:span text:style-name="Strong_20_Emphasis"><text:span text:style-name="T89">Termo de Devolução do Romaneio - </text:span></text:span><text:span text:style-name="Strong_20_Emphasis"><text:span text:style-name="T91">TDR</text:span></text:span><text:span text:style-name="Strong_20_Emphasis"><text:span text:style-name="T110"> (contendo número do romaneio e da OS, nome do servidor, quantidade de páginas, CPF, matricula de cada pasta) e emitindo o </text:span></text:span><text:span text:style-name="Strong_20_Emphasis"><text:span text:style-name="T89">Termo de Aceite Definitivo do Romaneio - TADR</text:span></text:span><text:span text:style-name="Strong_20_Emphasis"><text:span text:style-name="T110">, que deverá ser assinado entre as partes.</text:span></text:span></text:p>
      <text:p text:style-name="P95"><text:span text:style-name="Strong_20_Emphasis"><text:span text:style-name="T110">Após receber o Romaneio com as pastas físicas e conferi-las, </text:span></text:span><text:span text:style-name="Strong_20_Emphasis"><text:span text:style-name="T113">o </text:span></text:span><text:span text:style-name="Strong_20_Emphasis"><text:span text:style-name="T212">Fiscal </text:span></text:span><text:span text:style-name="Strong_20_Emphasis"><text:span text:style-name="T221">Técnico</text:span></text:span><text:span text:style-name="Strong_20_Emphasis"><text:span text:style-name="T110"> registrar</text:span></text:span><text:span text:style-name="Strong_20_Emphasis"><text:span text:style-name="T111">á</text:span></text:span><text:span text:style-name="Strong_20_Emphasis"><text:span text:style-name="T110"> a Conferência e Receber</text:span></text:span><text:span text:style-name="Strong_20_Emphasis"><text:span text:style-name="T111">á</text:span></text:span><text:span text:style-name="Strong_20_Emphasis"><text:span text:style-name="T110"> a devolução do Romaneio.</text:span></text:span></text:p>
      <text:p text:style-name="P93"><text:span text:style-name="Strong_20_Emphasis"><text:span text:style-name="T110">De posse do </text:span></text:span><text:span text:style-name="Strong_20_Emphasis"><text:span text:style-name="T89">TADR</text:span></text:span><text:span text:style-name="Strong_20_Emphasis"><text:span text:style-name="T110">, a CONTRATADA poderá solicitar o pagamento do serviço executado.</text:span></text:span></text:p>
      <text:p text:style-name="P88"><text:span text:style-name="Strong_20_Emphasis"><text:span text:style-name="T110">A CONTRATADA solicitar</text:span></text:span><text:span text:style-name="Strong_20_Emphasis"><text:span text:style-name="T111">á</text:span></text:span><text:span text:style-name="Strong_20_Emphasis"><text:span text:style-name="T110"> novos grupos de pastas ao </text:span></text:span><text:span text:style-name="Strong_20_Emphasis"><text:span text:style-name="T111">Ge</text:span></text:span><text:span text:style-name="Strong_20_Emphasis"><text:span text:style-name="T114">s</text:span></text:span><text:span text:style-name="Strong_20_Emphasis"><text:span text:style-name="T111">tor</text:span></text:span><text:span text:style-name="Strong_20_Emphasis"><text:span text:style-name="T110"> conforme o término de cada Romaneio até finalizar a ordem de serviço.</text:span></text:span></text:p>
      <text:p text:style-name="P91"><text:span text:style-name="Strong_20_Emphasis"><text:span text:style-name="T110">Após aprovação dos Romaneios da OS, o Gestor solicitar</text:span></text:span><text:span text:style-name="Strong_20_Emphasis"><text:span text:style-name="T115">á</text:span></text:span><text:span text:style-name="Strong_20_Emphasis"><text:span text:style-name="T110"> a fiscalização da OS e</text:span></text:span><text:span text:style-name="Strong_20_Emphasis"><text:span text:style-name="T212"> o Fiscal </text:span></text:span><text:span text:style-name="Strong_20_Emphasis"><text:span text:style-name="T221">Técnico</text:span></text:span><text:span text:style-name="Strong_20_Emphasis"><text:span text:style-name="T212"> </text:span></text:span><text:span text:style-name="Strong_20_Emphasis"><text:span text:style-name="T213">r</text:span></text:span><text:span text:style-name="Strong_20_Emphasis"><text:span text:style-name="T212">egistrará a </text:span></text:span><text:span text:style-name="Strong_20_Emphasis"><text:span text:style-name="T213">f</text:span></text:span><text:span text:style-name="Strong_20_Emphasis"><text:span text:style-name="T212">iscalização para concluir o processo </text:span></text:span><text:span text:style-name="Strong_20_Emphasis"><text:span text:style-name="T224">e emitirá o </text:span></text:span><text:span text:style-name="Strong_20_Emphasis"><text:span text:style-name="T223">Termo de Encerramento da Ordem de Serviço - TEOS</text:span></text:span><text:span text:style-name="Strong_20_Emphasis"><text:span text:style-name="T212">.</text:span></text:span></text:p>
      <text:p text:style-name="P96"><text:soft-page-break/><text:span text:style-name="Strong_20_Emphasis"><text:span text:style-name="T203">8</text:span></text:span><text:span text:style-name="Strong_20_Emphasis"><text:span text:style-name="T204"> DA CLASSIFICAÇÃO DOS SERVIÇOS E FORMA DE SELEÇÃO DO FORNECEDOR</text:span></text:span></text:p>
      <text:p text:style-name="P66"><text:span text:style-name="Strong_20_Emphasis"><text:span text:style-name="T425">8</text:span></text:span><text:span text:style-name="Strong_20_Emphasis"><text:span text:style-name="T426">.1 </text:span></text:span><text:span text:style-name="Strong_20_Emphasis"><text:span text:style-name="T427">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1"><text:span text:style-name="Strong_20_Emphasis"><text:span text:style-name="T425">8</text:span></text:span><text:span text:style-name="Strong_20_Emphasis"><text:span text:style-name="T427">.2 O pregão será realizado na forma ELETRÔNICA, com vistas a obter a melhor proposta para a Administração Pública, em atenção ao disposto no Parágrafo Único do art. 26 da IN-SLTI 04/2014 e à legislação pertinente.</text:span></text:span></text:p>
      <text:p text:style-name="P102"><text:span text:style-name="T403">8.3</text:span>. O julgamento das propostas de preços dar-se-á pelo critério de MENOR PREÇO, sendo declarada vencedora a empresa que apresentar o MENOR PREÇO POR <text:span text:style-name="T403">ITEM</text:span> e que atender a todos os requisitos e exigências do certame.</text:p>
      <text:p text:style-name="P103"><text:span text:style-name="T403">8.4</text:span> Aplicam-se, à presente contratação, eventuais preferências previstas na legislação <text:span text:style-name="T348">vigente, notadamente as do Capítulo V da Lei Complementar 123, de 14 de dezembro de 2006</text:span> e as do Decreto nº 7.174, de 12 de maio de 2010, utilizando-se ainda o previsto nos artigos 5º a 8º deste como critério de desempate.</text:p>
      <text:p text:style-name="P67"><text:span text:style-name="Strong_20_Emphasis"><text:span text:style-name="T365">9</text:span></text:span><text:span text:style-name="Strong_20_Emphasis"><text:span text:style-name="T366"> DA </text:span></text:span><text:span text:style-name="Strong_20_Emphasis"><text:span text:style-name="T367">HABILITAÇÃO TÉCNICA</text:span></text:span></text:p>
      <text:p text:style-name="P107"><text:span text:style-name="Strong_20_Emphasis"><text:span text:style-name="T428">9.1 </text:span></text:span><text:span text:style-name="Strong_20_Emphasis"><text:span text:style-name="T429">O </text:span></text:span><text:span text:style-name="Strong_20_Emphasis"><text:span text:style-name="T430">licitante</text:span></text:span><text:span text:style-name="Strong_20_Emphasis"><text:span text:style-name="T429"> deverá apresentar 1 (um) ou mais atestado(s) ou declaração(ões) de capacidade </text:span></text:span><text:span text:style-name="Strong_20_Emphasis"><text:span text:style-name="T431">técnico-operacional</text:span></text:span><text:span text:style-name="Strong_20_Emphasis"><text:span text:style-name="T429">, emitido por pessoa jurídica de direito público ou privado, que comprove </text:span></text:span><text:span text:style-name="Strong_20_Emphasis"><text:span text:style-name="T432">a execução de serviços de digitalização </text:span></text:span><text:span text:style-name="Strong_20_Emphasis"><text:span text:style-name="T433">de documentos.</text:span></text:span></text:p>
      <text:p text:style-name="P125"><text:span text:style-name="Strong_20_Emphasis"><text:span text:style-name="T428">9.2 </text:span></text:span><text:span text:style-name="Strong_20_Emphasis"><text:span text:style-name="T429">Considera-se apto à comprovação exigida o(s) atestado(s) ou declaração(ões) que </text:span></text:span><text:span text:style-name="Strong_20_Emphasis"><text:span text:style-name="T434">demonstre</text:span></text:span><text:span text:style-name="Strong_20_Emphasis"><text:span text:style-name="T429">(m) </text:span></text:span><text:span text:style-name="Strong_20_Emphasis"><text:span text:style-name="T434">a </text:span></text:span><text:span text:style-name="Strong_20_Emphasis"><text:span text:style-name="T429">execução compatível com as características e quantidades estabelecidas no quadro </text:span></text:span><text:span text:style-name="Strong_20_Emphasis"><text:span text:style-name="T428">a seguir</text:span></text:span><text:span text:style-name="Strong_20_Emphasis"><text:span text:style-name="T429">, admitindo-se a soma de atestados, </text:span></text:span><text:span text:style-name="Strong_20_Emphasis"><text:span text:style-name="T452">desde que </text:span></text:span><text:span text:style-name="Strong_20_Emphasis"><text:span text:style-name="T453">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31">Prestou ou tem prestado, satisfatoriamente,</text:span><text:span text:style-name="T330"> </text:span><text:span text:style-name="T331">os</text:span><text:span text:style-name="T330"> </text:span><text:span text:style-name="Strong_20_Emphasis"><text:span text:style-name="T139">serviços de digitalização </text:span></text:span><text:span text:style-name="Strong_20_Emphasis"><text:span text:style-name="T140">de documentos</text:span></text:span><text:span text:style-name="T332">, pelo período mínimo de 12 meses.</text:span></text:p>
          </table:table-cell>
          <table:table-cell table:style-name="Table3.B2" office:value-type="string">
            <text:p text:style-name="P28"><text:span text:style-name="T330">no mínimo </text:span><text:span text:style-name="T333">200 mil páginas (</text:span><text:span text:style-name="Strong_20_Emphasis"><text:span text:style-name="T141">frente e verso</text:span></text:span><text:span text:style-name="Strong_20_Emphasis"><text:span text:style-name="T142">).</text:span></text:span></text:p>
          </table:table-cell>
        </table:table-row>
      </table:table>
      <text:p text:style-name="P124"><text:span text:style-name="Strong_20_Emphasis"><text:span text:style-name="T447">9.3 </text:span></text:span><text:span text:style-name="Strong_20_Emphasis"><text:span text:style-name="T448">Não serão considerados os atestados de capacidade técnic</text:span></text:span><text:span text:style-name="Strong_20_Emphasis"><text:span text:style-name="T449">o-operacional</text:span></text:span><text:span text:style-name="Strong_20_Emphasis"><text:span text:style-name="T448"> emitidos por pessoas jurídicas integrantes do mesmo grupo comercial, industrial ou de qualquer atividade econômica de que faça parte o licitante.</text:span></text:span></text:p>
      <text:p text:style-name="P123"><text:span text:style-name="Strong_20_Emphasis"><text:span text:style-name="T447">9.4 </text:span></text:span><text:span text:style-name="Strong_20_Emphasis"><text:span text:style-name="T450">O TRE-SE poderá realizar diligência a fim de se comprovar a veracidade das informações prestadas, podendo requerer cópias de contrato</text:span></text:span><text:span text:style-name="Strong_20_Emphasis"><text:span text:style-name="T451">s</text:span></text:span><text:span text:style-name="Strong_20_Emphasis"><text:span text:style-name="T450">, notas fiscais ou </text:span></text:span><text:span text:style-name="Strong_20_Emphasis"><text:span text:style-name="T451">quaisquer</text:span></text:span><text:span text:style-name="Strong_20_Emphasis"><text:span text:style-name="T450"> outro</text:span></text:span><text:span text:style-name="Strong_20_Emphasis"><text:span text:style-name="T451">s</text:span></text:span><text:span text:style-name="Strong_20_Emphasis"><text:span text:style-name="T450"> documento</text:span></text:span><text:span text:style-name="Strong_20_Emphasis"><text:span text:style-name="T451">s</text:span></text:span><text:span text:style-name="Strong_20_Emphasis"><text:span text:style-name="T450"> que comprove</text:span></text:span><text:span text:style-name="Strong_20_Emphasis"><text:span text:style-name="T451">m</text:span></text:span><text:span text:style-name="Strong_20_Emphasis"><text:span text:style-name="T450"> inequivocamente </text:span></text:span><text:span text:style-name="Strong_20_Emphasis"><text:span text:style-name="T451">a prestação dos serviços.</text:span></text:span></text:p>
      <text:p text:style-name="P122"><text:span text:style-name="Strong_20_Emphasis"><text:span text:style-name="T447">9.5 </text:span></text:span><text:span text:style-name="Strong_20_Emphasis"><text:span text:style-name="T448">Caso seja constatada divergência entre as informações atestadas e os serviços efetivamente realizados, o atestado será desconsiderado.</text:span></text:span></text:p>
      <text:p text:style-name="P63"><text:span text:style-name="Strong_20_Emphasis"><text:span text:style-name="T371">10 </text:span></text:span><text:span text:style-name="Strong_20_Emphasis"><text:span text:style-name="T368">PRAZOS</text:span></text:span></text:p>
      <text:p text:style-name="P68"><text:span text:style-name="Strong_20_Emphasis"><text:span text:style-name="T435">O início da execução dos serviços se dará em até 30 (trinta) dias após assinatura do contrato </text:span></text:span><text:span text:style-name="Strong_20_Emphasis"><text:span text:style-name="T437">ou </text:span></text:span><text:span text:style-name="Strong_20_Emphasis"><text:span text:style-name="T438">emissão do Termo de Abertura d</text:span></text:span><text:span text:style-name="Strong_20_Emphasis"><text:span text:style-name="T439">a</text:span></text:span><text:span text:style-name="Strong_20_Emphasis"><text:span text:style-name="T438"> Ordem de Serviço (TAOS), prevalecendo este último.</text:span></text:span></text:p>
      <text:p text:style-name="P69"><text:soft-page-break/><text:span text:style-name="Strong_20_Emphasis"><text:span text:style-name="T435">A Empresa disponibilizar</text:span></text:span><text:span text:style-name="Strong_20_Emphasis"><text:span text:style-name="T436">á</text:span></text:span><text:span text:style-name="Strong_20_Emphasis"><text:span text:style-name="T435">, em um prazo de 10 (dez) dias, todos os recursos necessários para início das atividades estabelecidas após o aceite da OS.</text:span></text:span></text:p>
      <text:p text:style-name="P69"><text:span text:style-name="Strong_20_Emphasis"><text:span text:style-name="T435">O prazo para </text:span></text:span><text:span text:style-name="Strong_20_Emphasis"><text:span text:style-name="T440">recebimento provisório</text:span></text:span><text:span text:style-name="Strong_20_Emphasis"><text:span text:style-name="T435"> é de até 15 dias, conforme Lei 8.666/1993.</text:span></text:span></text:p>
      <text:p text:style-name="P68"><text:span text:style-name="Strong_20_Emphasis"><text:span text:style-name="T435">O prazo de execução será de até </text:span></text:span><text:span text:style-name="Strong_20_Emphasis"><text:span text:style-name="T436">12</text:span></text:span><text:span text:style-name="Strong_20_Emphasis"><text:span text:style-name="T435"> (</text:span></text:span><text:span text:style-name="Strong_20_Emphasis"><text:span text:style-name="T436">doze</text:span></text:span><text:span text:style-name="Strong_20_Emphasis"><text:span text:style-name="T435">) meses, contados a partir da assinatura do contrato.</text:span></text:span></text:p>
      <text:p text:style-name="P68"><text:span text:style-name="Strong_20_Emphasis"><text:span text:style-name="T435">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pan text:style-name="Strong_20_Emphasis"><text:span text:style-name="T435">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435">O contratante tem prazo de 5 dias úteis, para analisar a justificativa da empresa, quanto a notificação de descumprimento do IMR bem como das providências.</text:span></text:span></text:p>
      <text:p text:style-name="P68"><text:span text:style-name="Strong_20_Emphasis"><text:span text:style-name="T371">11 </text:span></text:span><text:span text:style-name="Strong_20_Emphasis"><text:span text:style-name="T368">FISCALIZAÇÃO</text:span></text:span></text:p>
      <text:p text:style-name="P68"><text:span text:style-name="Strong_20_Emphasis"><text:span text:style-name="T440">As atividades envolvendo a fiscalização deverão ser executadas </text:span></text:span><text:span text:style-name="Strong_20_Emphasis"><text:span text:style-name="T441">Equipe de Gestão da Contratação (EGC)</text:span></text:span><text:span text:style-name="Strong_20_Emphasis"><text:span text:style-name="T440">.</text:span></text:span></text:p>
      <text:p text:style-name="P70"><text:span text:style-name="Strong_20_Emphasis"><text:span text:style-name="T442">Quando as pastas contidas no Romaneio forem concluídas, a empresa solicitará a fiscalização dos serviços prestados, para respectivo aceite e validação </text:span></text:span><text:span text:style-name="Strong_20_Emphasis"><text:span text:style-name="T443">até que </text:span></text:span><text:span text:style-name="Strong_20_Emphasis"><text:span text:style-name="T442">todas as pastas referentes a uma Ordem de Serviço </text:span></text:span><text:span text:style-name="Strong_20_Emphasis"><text:span text:style-name="T443">sejam</text:span></text:span><text:span text:style-name="Strong_20_Emphasis"><text:span text:style-name="T442"> concluídas. </text:span></text:span><text:span text:style-name="Strong_20_Emphasis"><text:span text:style-name="T443">A</text:span></text:span><text:span text:style-name="Strong_20_Emphasis"><text:span text:style-name="T442"> data limite para a realização da análise do Romaneio, por parte do </text:span></text:span><text:span text:style-name="Strong_20_Emphasis"><text:span text:style-name="T444">F</text:span></text:span><text:span text:style-name="Strong_20_Emphasis"><text:span text:style-name="T442">iscal, </text:span></text:span><text:span text:style-name="Strong_20_Emphasis"><text:span text:style-name="T443">será </text:span></text:span><text:span text:style-name="Strong_20_Emphasis"><text:span text:style-name="T442">de </text:span></text:span><text:span text:style-name="Strong_20_Emphasis"><text:span text:style-name="T443">até</text:span></text:span><text:span text:style-name="Strong_20_Emphasis"><text:span text:style-name="T442"> 15 dias para conclusão.</text:span></text:span></text:p>
      <text:p text:style-name="P70"><text:span text:style-name="Strong_20_Emphasis"><text:span text:style-name="T443">O</text:span></text:span><text:span text:style-name="Strong_20_Emphasis"><text:span text:style-name="T442"> </text:span></text:span><text:span text:style-name="Strong_20_Emphasis"><text:span text:style-name="T444">F</text:span></text:span><text:span text:style-name="Strong_20_Emphasis"><text:span text:style-name="T442">iscal </text:span></text:span><text:span text:style-name="Strong_20_Emphasis"><text:span text:style-name="T443">técnico</text:span></text:span><text:span text:style-name="Strong_20_Emphasis"><text:span text:style-name="T442"> deverá verificar o quantitativo de páginas informadas no </text:span></text:span><text:span text:style-name="Strong_20_Emphasis"><text:span text:style-name="T440">“Termo de Recebimento do Romaneio - TRR”</text:span></text:span><text:span text:style-name="Strong_20_Emphasis"><text:span text:style-name="T442"> e comparar com o quantitativo de páginas digitalizadas pela empresa, </text:span></text:span><text:span text:style-name="Strong_20_Emphasis"><text:span text:style-name="T440">além de verificar a qualidade das imagens geradas</text:span></text:span><text:span text:style-name="Strong_20_Emphasis"><text:span text:style-name="T442">, em repositório indicado pela contratante, para fins de aceite dos serviços.</text:span></text:span></text:p>
      <text:p text:style-name="P68"><text:span text:style-name="Strong_20_Emphasis"><text:span text:style-name="T442">Se os serviços executados pela empresa </text:span></text:span><text:span text:style-name="Strong_20_Emphasis"><text:span text:style-name="T443">n</text:span></text:span><text:span text:style-name="Strong_20_Emphasis"><text:span text:style-name="T442">ão satisfizerem as condições de execução do objeto, as falhas serão reportadas para avaliação d</text:span></text:span><text:span text:style-name="Strong_20_Emphasis"><text:span text:style-name="T443">a EGC e adoção d</text:span></text:span><text:span text:style-name="Strong_20_Emphasis"><text:span text:style-name="T442">as providências cabíveis.</text:span></text:span></text:p>
      <text:p text:style-name="P68"><text:span text:style-name="Strong_20_Emphasis"><text:span text:style-name="T372">12 </text:span></text:span><text:span text:style-name="Strong_20_Emphasis"><text:span text:style-name="T368">LOCA</text:span></text:span><text:span text:style-name="Strong_20_Emphasis"><text:span text:style-name="T370">L</text:span></text:span><text:span text:style-name="Strong_20_Emphasis"><text:span text:style-name="T368"> DE EXECUÇÃO DOS SERVIÇOS</text:span></text:span></text:p>
      <text:p text:style-name="P71"><text:span text:style-name="Strong_20_Emphasis"><text:span text:style-name="T388">Os serviços deverão ser prestados nas dependências da Sede do TRE-SE, situada no Centro Administrativo Augusto Franco, Variante 2, Lote 7, Bairro Capucho, Aracaju – SE.</text:span></text:span></text:p>
      <text:p text:style-name="P71"><text:span text:style-name="Strong_20_Emphasis"><text:span text:style-name="T388">7.3.2 A estrutura </text:span></text:span><text:span text:style-name="Strong_20_Emphasis"><text:span text:style-name="T389">disponibilizada para execução dos serviços, bem como </text:span></text:span><text:span text:style-name="Strong_20_Emphasis"><text:span text:style-name="T388">a descrição do ambiente de </text:span></text:span><text:span text:style-name="Strong_20_Emphasis"><text:span text:style-name="T389">arquivo da Secretaria de Gestão de Pessoas</text:span></text:span><text:span text:style-name="Strong_20_Emphasis"><text:span text:style-name="T388">, podem ser verificados no Anexo </text:span></text:span><text:span text:style-name="Strong_20_Emphasis"><text:span text:style-name="T389">X</text:span></text:span><text:span text:style-name="Strong_20_Emphasis"><text:span text:style-name="T388">I deste T</text:span></text:span><text:span text:style-name="Strong_20_Emphasis"><text:span text:style-name="T389">R</text:span></text:span><text:span text:style-name="Strong_20_Emphasis"><text:span text:style-name="T388">.</text:span></text:span></text:p>
      <text:p text:style-name="P68"><text:span text:style-name="Strong_20_Emphasis"><text:span text:style-name="T373">13</text:span></text:span><text:span text:style-name="Strong_20_Emphasis"><text:span text:style-name="T369"> INFORMAÇÕES RELEVANTES PARA O DIMENSIONAMENTO DA PROPOSTA</text:span></text:span></text:p>
      <text:p text:style-name="P75"><text:span text:style-name="Strong_20_Emphasis"><text:span text:style-name="T385">Constam do Anexo </text:span></text:span><text:span text:style-name="Strong_20_Emphasis"><text:span text:style-name="T386">I </text:span></text:span><text:span text:style-name="Strong_20_Emphasis"><text:span text:style-name="T387">e II</text:span></text:span><text:span text:style-name="Strong_20_Emphasis"><text:span text:style-name="T385"> </text:span></text:span><text:span text:style-name="Strong_20_Emphasis"><text:span text:style-name="T386">deste TR tabela</text:span></text:span><text:span text:style-name="Strong_20_Emphasis"><text:span text:style-name="T387">s</text:span></text:span><text:span text:style-name="Strong_20_Emphasis"><text:span text:style-name="T386"> contendo detalhamento quando ao volume dos documentos a serem higienizados, digitalizados e certificados.</text:span></text:span></text:p>
      <text:p text:style-name="P73"><text:span text:style-name="Strong_20_Emphasis"><text:span text:style-name="T385">Constam do Anexo </text:span></text:span><text:span text:style-name="Strong_20_Emphasis"><text:span text:style-name="T387">III</text:span></text:span><text:span text:style-name="Strong_20_Emphasis"><text:span text:style-name="T385"> </text:span></text:span><text:span text:style-name="Strong_20_Emphasis"><text:span text:style-name="T386">deste TR </text:span></text:span><text:span text:style-name="Strong_20_Emphasis"><text:span text:style-name="T387">especificação do processo de trabalho referente aos serviços de higienização, digitalização e assinatura digital</text:span></text:span><text:span text:style-name="Strong_20_Emphasis"><text:span text:style-name="T386">.</text:span></text:span></text:p>
      <text:p text:style-name="P72"><text:span text:style-name="Strong_20_Emphasis"><text:span text:style-name="T385">Constam do Anexo </text:span></text:span><text:span text:style-name="Strong_20_Emphasis"><text:span text:style-name="T387">I</text:span></text:span><text:span text:style-name="Strong_20_Emphasis"><text:span text:style-name="T386">V</text:span></text:span><text:span text:style-name="Strong_20_Emphasis"><text:span text:style-name="T385"> </text:span></text:span><text:span text:style-name="Strong_20_Emphasis"><text:span text:style-name="T386">deste TR </text:span></text:span><text:span text:style-name="Strong_20_Emphasis"><text:span text:style-name="T387">a minuta do termo de compromisso de manutenção do sigilo, bem como a minuta da declaração de ciência.</text:span></text:span></text:p>
      <text:p text:style-name="P74"><text:soft-page-break/><text:span text:style-name="Strong_20_Emphasis"><text:span text:style-name="T385">Constam do Anexo </text:span></text:span><text:span text:style-name="Strong_20_Emphasis"><text:span text:style-name="T386">V</text:span></text:span><text:span text:style-name="Strong_20_Emphasis"><text:span text:style-name="T387">II</text:span></text:span><text:span text:style-name="Strong_20_Emphasis"><text:span text:style-name="T385"> </text:span></text:span><text:span text:style-name="Strong_20_Emphasis"><text:span text:style-name="T386">deste TR </text:span></text:span><text:span text:style-name="Strong_20_Emphasis"><text:span text:style-name="T387">o glossário aplicável ao objeto.</text:span></text:span></text:p>
      <text:p text:style-name="P74"><text:span text:style-name="Strong_20_Emphasis"><text:span text:style-name="T385">Constam do Anexo </text:span></text:span><text:span text:style-name="Strong_20_Emphasis"><text:span text:style-name="T386">V</text:span></text:span><text:span text:style-name="Strong_20_Emphasis"><text:span text:style-name="T387">III</text:span></text:span><text:span text:style-name="Strong_20_Emphasis"><text:span text:style-name="T385"> </text:span></text:span><text:span text:style-name="Strong_20_Emphasis"><text:span text:style-name="T386">deste TR </text:span></text:span><text:span text:style-name="Strong_20_Emphasis"><text:span text:style-name="T387">os modelos de termos da contratação.</text:span></text:span></text:p>
      <text:p text:style-name="P74"><text:span text:style-name="Strong_20_Emphasis"><text:span text:style-name="T385">Constam do Anexo </text:span></text:span><text:span text:style-name="Strong_20_Emphasis"><text:span text:style-name="T387">X</text:span></text:span><text:span text:style-name="Strong_20_Emphasis"><text:span text:style-name="T385"> </text:span></text:span><text:span text:style-name="Strong_20_Emphasis"><text:span text:style-name="T386">deste TR </text:span></text:span><text:span text:style-name="Strong_20_Emphasis"><text:span text:style-name="T387">o modelo de atestado de visita técnica (</text:span></text:span><text:span text:style-name="Strong_20_Emphasis"><text:span text:style-name="T507">vistoria das instalações e do local onde os serviços serão prestados).</text:span></text:span></text:p>
      <text:p text:style-name="P74"><text:span text:style-name="Strong_20_Emphasis"><text:span text:style-name="T391">Constam do Anexo </text:span></text:span><text:span text:style-name="Strong_20_Emphasis"><text:span text:style-name="T390">X</text:span></text:span><text:span text:style-name="Strong_20_Emphasis"><text:span text:style-name="T391">I </text:span></text:span><text:span text:style-name="Strong_20_Emphasis"><text:span text:style-name="T390">deste TR </text:span></text:span><text:span text:style-name="Strong_20_Emphasis"><text:span text:style-name="T391">a estrutura </text:span></text:span><text:span text:style-name="Strong_20_Emphasis"><text:span text:style-name="T390">da sala de arquivos da SGP e o layout do local disponibilizado para que a Contratada possa executar os serviços.</text:span></text:span><text:span text:style-name="Strong_20_Emphasis"><text:span text:style-name="T386"> </text:span></text:span></text:p>
      <text:p text:style-name="P74"><text:span text:style-name="Strong_20_Emphasis"><text:span text:style-name="T391">Constam do Anexo </text:span></text:span><text:span text:style-name="Strong_20_Emphasis"><text:span text:style-name="T390">X</text:span></text:span><text:span text:style-name="Strong_20_Emphasis"><text:span text:style-name="T391">I</text:span></text:span><text:span text:style-name="Strong_20_Emphasis"><text:span text:style-name="T392">I</text:span></text:span><text:span text:style-name="Strong_20_Emphasis"><text:span text:style-name="T391"> </text:span></text:span><text:span text:style-name="Strong_20_Emphasis"><text:span text:style-name="T390">deste TR </text:span></text:span><text:span text:style-name="Strong_20_Emphasis"><text:span text:style-name="T392">os requisitos de qualificação dos profissionais necessários à boa prestação dos serviços.</text:span></text:span></text:p>
      <text:p text:style-name="P82"><text:span text:style-name="T402">14</text:span><text:span text:style-name="T400"> VISTORIA PARA A LICITAÇÃO </text:span><text:span text:style-name="T401">(FACULTATIVA)</text:span></text:p>
      <text:p text:style-name="P81"><text:span text:style-name="T302">1</text:span><text:span text:style-name="T335">4.1 </text:span><text:span text:style-name="T334">Para o correto dimensionamento e elaboração de sua proposta, o </text:span><text:span text:style-name="T336">licitante</text:span><text:span text:style-name="T334"> poderá realizar vistoria nas </text:span><text:span text:style-name="T337">dependências da Secretaria do TRE-SE</text:span><text:span text:style-name="T334">, acompanhado por servidor designado para esse fim, </text:span><text:span text:style-name="T337">sendo franqueada a visita para o local de prestação dos serviços,</text:span><text:span text:style-name="T334"> de segunda à sexta-feira, das </text:span><text:span text:style-name="T337">7</text:span><text:span text:style-name="T334"> horas às </text:span><text:span text:style-name="T337">13</text:span><text:span text:style-name="T334"> horas.</text:span></text:p>
      <text:p text:style-name="P77"><text:span text:style-name="T302">14.2 </text:span>O prazo para vistoria iniciar-se-á no dia útil seguinte ao da publicação do Edital, estendendo-se até<text:span text:style-name="T283"> 02 (dois) dias úteis antes da</text:span> data prevista para a abertura da sessão pública.</text:p>
      <text:p text:style-name="P76"><text:span text:style-name="T352">1</text:span><text:span text:style-name="T353">4</text:span><text:span text:style-name="T352">.3 </text:span><text:span text:style-name="T348">O agendamento para vistoria deve </text:span><text:span text:style-name="T352">ser </text:span><text:span text:style-name="T348">efetuado previamente pelo e-mail </text:span><text:span text:style-name="T358">sedoc</text:span><text:a xlink:type="simple" xlink:href="mailto:coinf@tre-se.jus.br" text:style-name="Internet_20_link" text:visited-style-name="Visited_20_Internet_20_Link"><text:span text:style-name="T348">@tre-se.jus.br</text:span></text:a><text:span text:style-name="T348"> ou pelo telefone (0**79) 3209-</text:span><text:span text:style-name="T358">xxxx</text:span><text:span text:style-name="T348">.</text:span></text:p>
      <text:p text:style-name="P78"><text:span text:style-name="T302">14.4 </text:span>Para <text:span text:style-name="T302">efetuar </text:span>a vistoria, <text:span text:style-name="T300">o licitante</text:span> ou o seu representante legal deverá estar devidamente identificado, apresentando documento de identidade civil e documento expedido pela empresa comprovando sua habilitação para realização da vistoria.</text:p>
      <text:p text:style-name="P79"><text:span text:style-name="T303">14.5 </text:span>Em nenhuma hipótese o licitante poderá alegar desconhecimento, incompreensão, dúvidas ou esquecimento de qualquer detalhe relativo ao objeto, responsabilizando-se por quaisquer ônus decorrentes desses fatos.</text:p>
      <text:p text:style-name="P80"><text:span text:style-name="T303">14.6 </text:span>Para comprovação da vistoria deverá ser lavrado Atestado de Vistoria, <text:span text:style-name="T284">conforme modelo constante do </text:span><text:span text:style-name="T384">Anexo X deste TR</text:span><text:span text:style-name="T284">, o qual deverá ser preenchido e assinado pelo interessado em participar da licitação. </text:span></text:p>
      <text:p text:style-name="P149"><text:span text:style-name="Strong_20_Emphasis"><text:span text:style-name="T467">1</text:span></text:span><text:span text:style-name="Strong_20_Emphasis"><text:span text:style-name="T468">5</text:span></text:span><text:span text:style-name="Strong_20_Emphasis"><text:span text:style-name="T469"> </text:span></text:span><text:span text:style-name="Strong_20_Emphasis"><text:span text:style-name="T467">OBRIGAÇÕES</text:span></text:span></text:p>
      <text:p text:style-name="P150"><text:span text:style-name="Strong_20_Emphasis"><text:span text:style-name="T393">15</text:span></text:span><text:span text:style-name="Strong_20_Emphasis"><text:span text:style-name="T394">.</text:span></text:span><text:span text:style-name="Strong_20_Emphasis"><text:span text:style-name="T393">1</text:span></text:span><text:span text:style-name="Strong_20_Emphasis"><text:span text:style-name="T395"> Obrigações da Contratada</text:span></text:span></text:p>
      <text:p text:style-name="P163"><text:span text:style-name="Strong_20_Emphasis"><text:span text:style-name="T454">Executar os serviços em conformidade com as condições, obrigações e os prazos estabelecidos neste Termo de Referência.</text:span></text:span></text:p>
      <text:p text:style-name="P163"><text:span text:style-name="Strong_20_Emphasis"><text:span text:style-name="T454">Comunicar à Contratante, por escrito, qualquer irregularidade ou eventual atraso ou paralisação na execução do objeto por parte d</text:span></text:span><text:span text:style-name="Strong_20_Emphasis"><text:span text:style-name="T455">o Contratante</text:span></text:span><text:span text:style-name="Strong_20_Emphasis"><text:span text:style-name="T454">, que comprometa ou inviabilize a realização dos serviços, por meio de seu preposto.</text:span></text:span></text:p>
      <text:p text:style-name="P163"><text:span text:style-name="Strong_20_Emphasis"><text:span text:style-name="T454">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56">Sendo que o representante da Contratada deverá assinar o</text:span></text:span><text:span text:style-name="Strong_20_Emphasis"><text:span text:style-name="T363"> </text:span></text:span><text:span text:style-name="Strong_20_Emphasis"><text:span text:style-name="T472">Termo de</text:span></text:span><text:span text:style-name="Strong_20_Emphasis"><text:span text:style-name="T473"> Compromisso e Manutenção do Sigilo -TCMS (Anexo I</text:span></text:span><text:span text:style-name="Strong_20_Emphasis"><text:span text:style-name="T475">V</text:span></text:span><text:span text:style-name="Strong_20_Emphasis"><text:span text:style-name="T473"> deste TR) </text:span></text:span><text:span text:style-name="Strong_20_Emphasis"><text:span text:style-name="T474">e dar ciência a todos os seus empregados, bem como todos os empregados devem assinar a</text:span></text:span><text:span text:style-name="Strong_20_Emphasis"><text:span text:style-name="T473"> declaração de ciência do TCMS.</text:span></text:span></text:p>
      <text:p text:style-name="P163"><text:soft-page-break/><text:span text:style-name="Strong_20_Emphasis"><text:span text:style-name="T459">R</text:span></text:span><text:span text:style-name="Strong_20_Emphasis"><text:span text:style-name="T457">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64"><text:span text:style-name="Strong_20_Emphasis"><text:span text:style-name="T457">Manter, durante toda a execução do contrato, as condições de habilitação e qualificação exigidas na licitação.</text:span></text:span></text:p>
      <text:p text:style-name="P164"><text:span text:style-name="Strong_20_Emphasis"><text:span text:style-name="T457">Manter o preposto aceito pela área contratante, visando estabelecer contatos com o Gestor </text:span></text:span><text:span text:style-name="Strong_20_Emphasis"><text:span text:style-name="T458">do Contrante</text:span></text:span><text:span text:style-name="Strong_20_Emphasis"><text:span text:style-name="T457">.</text:span></text:span></text:p>
      <text:p text:style-name="P164"><text:span text:style-name="Strong_20_Emphasis"><text:span text:style-name="T454">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64"><text:span text:style-name="Strong_20_Emphasis"><text:span text:style-name="T454">Emitir nota (s) fiscal (ais) dos serviços efetivamente prestados acompanhadas dos </text:span></text:span><text:span text:style-name="Strong_20_Emphasis"><text:span text:style-name="T464">Termos de Recebimento Definitivo</text:span></text:span><text:span text:style-name="Strong_20_Emphasis"><text:span text:style-name="T454">, discriminando o período a que se refere o serviço ou etapa, o local da prestação do serviço, os números dos Romaneios realizados com seus respectivos quantitativos de páginas concluídas e o objeto do respectivo contrato.</text:span></text:span></text:p>
      <text:p text:style-name="P164"><text:span text:style-name="Strong_20_Emphasis"><text:span text:style-name="T457">A Contratada deverá emitir todas as notas fiscais ou fatura com o mesmo CNPJ que consta do contrato e da proposta.</text:span></text:span></text:p>
      <text:p text:style-name="P164"><text:span text:style-name="Strong_20_Emphasis"><text:span text:style-name="T457">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64"><text:span text:style-name="Strong_20_Emphasis"><text:span text:style-name="T457">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64"><text:span text:style-name="Strong_20_Emphasis"><text:span text:style-name="T457">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64"><text:span text:style-name="Strong_20_Emphasis"><text:span text:style-name="T457">São de inteira responsabilidade da contratada todas as obrigações pelos encargos previdenciários, fiscais, trabalhistas e comerciais resultantes da execução do contrato.</text:span></text:span></text:p>
      <text:p text:style-name="P164"><text:span text:style-name="Strong_20_Emphasis"><text:span text:style-name="T457">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64"><text:span text:style-name="Strong_20_Emphasis"><text:span text:style-name="T457">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64"><text:span text:style-name="Strong_20_Emphasis"><text:span text:style-name="T457">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64"><text:span text:style-name="Strong_20_Emphasis"><text:span text:style-name="T457">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64"><text:span text:style-name="Strong_20_Emphasis"><text:span text:style-name="T457">Substituir, imediatamente, sem qualquer ônus para </text:span></text:span><text:span text:style-name="Strong_20_Emphasis"><text:span text:style-name="T460">o Contrante</text:span></text:span><text:span text:style-name="Strong_20_Emphasis"><text:span text:style-name="T457">, sempre que exigido, e, por parte desta, qualquer prestador de serviço, cuja atuação, permanência ou comportamento sejam julgados prejudiciais, inconvenientes ou insatisfatórios.</text:span></text:span></text:p>
      <text:p text:style-name="P164"><text:soft-page-break/><text:span text:style-name="Strong_20_Emphasis"><text:span text:style-name="T457">Fornecer aos seus funcionários todos os equipamentos (EPIs) necessários para a execução dos serviços contratados.</text:span></text:span></text:p>
      <text:p text:style-name="P164"><text:span text:style-name="Strong_20_Emphasis"><text:span text:style-name="T457">Apresentar justificativa referente a notificação de ocorrência em caso de descumprimento dos Instrumentos de Medições de Resultado (IMR) no prazo de 5 dias úteis. </text:span></text:span></text:p>
      <text:p text:style-name="P164"><text:span text:style-name="Strong_20_Emphasis"><text:span text:style-name="T457">Disponibilizar recursos materiais (computador, scanner, softwares etc.), recursos humanos e de logística para execução do processo de digitalização.</text:span></text:span></text:p>
      <text:p text:style-name="P164"><text:span text:style-name="Strong_20_Emphasis"><text:span text:style-name="T457">Estabelecer com seus empregados horários de trabalho de acordo com o horário de funcionamento d</text:span></text:span><text:span text:style-name="Strong_20_Emphasis"><text:span text:style-name="T461">a</text:span></text:span><text:span text:style-name="Strong_20_Emphasis"><text:span text:style-name="T457"> </text:span></text:span><text:span text:style-name="Strong_20_Emphasis"><text:span text:style-name="T461">Contratante</text:span></text:span><text:span text:style-name="Strong_20_Emphasis"><text:span text:style-name="T457">.</text:span></text:span></text:p>
      <text:p text:style-name="P164"><text:span text:style-name="Strong_20_Emphasis"><text:span text:style-name="T457">Apresentar a relação nominal dos empregados com os dados exigidos pelo </text:span></text:span><text:span text:style-name="Strong_20_Emphasis"><text:span text:style-name="T461">C</text:span></text:span><text:span text:style-name="Strong_20_Emphasis"><text:span text:style-name="T457">ontratante, para acesso ao órgão para execução dos serviços.</text:span></text:span></text:p>
      <text:p text:style-name="P162"><text:span text:style-name="Strong_20_Emphasis"><text:span text:style-name="T462">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62"><text:span text:style-name="Strong_20_Emphasis"><text:span text:style-name="T465">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62"><text:span text:style-name="Strong_20_Emphasis"><text:span text:style-name="T462">Utilizar o certificado Digital de Pessoa Jurídica disponibilizado pela contratante somente para assinar os </text:span></text:span><text:span text:style-name="Strong_20_Emphasis"><text:span text:style-name="T461">a</text:span></text:span><text:span text:style-name="Strong_20_Emphasis"><text:span text:style-name="T462">ssentamentos </text:span></text:span><text:span text:style-name="Strong_20_Emphasis"><text:span text:style-name="T461">f</text:span></text:span><text:span text:style-name="Strong_20_Emphasis"><text:span text:style-name="T462">uncionais digitalizados no padrão AFD.</text:span></text:span></text:p>
      <text:p text:style-name="P162"><text:span text:style-name="Strong_20_Emphasis"><text:span text:style-name="T462">Devolver certificado Digital de Pessoa Jurídica disponibilizado pela contratante após o encerramento dos serviços</text:span></text:span><text:span text:style-name="Strong_20_Emphasis"><text:span text:style-name="T362">.</text:span></text:span></text:p>
      <text:p text:style-name="P162"><text:span text:style-name="Strong_20_Emphasis"><text:span text:style-name="T462">Produzir arquivos da pasta funcional em seções respeitando o tamanho de arquivo máximo definido pela S</text:span></text:span><text:span text:style-name="Strong_20_Emphasis"><text:span text:style-name="T463">ecretaria de Gestão de Pessoas (SGP/TRE-SE)</text:span></text:span><text:span text:style-name="Strong_20_Emphasis"><text:span text:style-name="T462"> e conforme a sinalética constante das pastas do romaneio.</text:span></text:span></text:p>
      <text:p text:style-name="P162"><text:span text:style-name="Strong_20_Emphasis"><text:span text:style-name="T462">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62"><text:span text:style-name="Strong_20_Emphasis"><text:span text:style-name="T462">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62"><text:span text:style-name="Strong_20_Emphasis"><text:span text:style-name="T462">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62"><text:span text:style-name="Strong_20_Emphasis"><text:span text:style-name="T462">Relatar à Contratante toda e qualquer irregularidade verificada no decorrer da prestação dos serviços.</text:span></text:span></text:p>
      <text:p text:style-name="P165"><text:span text:style-name="Strong_20_Emphasis"><text:span text:style-name="T393">15</text:span></text:span><text:span text:style-name="Strong_20_Emphasis"><text:span text:style-name="T394">.</text:span></text:span><text:span text:style-name="Strong_20_Emphasis"><text:span text:style-name="T393">2</text:span></text:span><text:span text:style-name="Strong_20_Emphasis"><text:span text:style-name="T396"> Obrigações do Contratante</text:span></text:span></text:p>
      <text:p text:style-name="P179"><text:span text:style-name="Strong_20_Emphasis"><text:span text:style-name="T319">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79"><text:span text:style-name="Strong_20_Emphasis"><text:span text:style-name="T319">Disponibilizar em tempo hábil para a contratada de acordo com a</text:span></text:span><text:span text:style-name="Strong_20_Emphasis"><text:span text:style-name="T405"> </text:span></text:span><text:span text:style-name="Strong_20_Emphasis"><text:span text:style-name="T476">Tabela de Estimativa de Execução de Atividades</text:span></text:span><text:span text:style-name="Strong_20_Emphasis"><text:span text:style-name="T405"> </text:span></text:span><text:span text:style-name="Strong_20_Emphasis"><text:span text:style-name="T406">(Anexo XII deste TR)</text:span></text:span><text:span text:style-name="Strong_20_Emphasis"><text:span text:style-name="T405">,</text:span></text:span><text:span text:style-name="Strong_20_Emphasis"><text:span text:style-name="T319"> as pastas funcionais com as folhas numeradas, e divididas por seções se for o caso, com a Declaração de conclusão da digitalização do Legado que será obrigatoriamente o último documento da última seção do legado.</text:span></text:span></text:p>
      <text:p text:style-name="P179"><text:soft-page-break/><text:span text:style-name="Strong_20_Emphasis"><text:span text:style-name="T319">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79"><text:span text:style-name="Strong_20_Emphasis"><text:span text:style-name="T319">Prestar as informações e os esclarecimentos que venham a ser solicitados pela contratada.</text:span></text:span></text:p>
      <text:p text:style-name="P179"><text:span text:style-name="Strong_20_Emphasis"><text:span text:style-name="T319">Permitir, durante a vigência do contrato, o acesso dos representantes ou prepostos da empresa ao local de prestação de serviços, desde que devidamente identificados e acompanhados por representante do Contratante.</text:span></text:span></text:p>
      <text:p text:style-name="P179"><text:span text:style-name="Strong_20_Emphasis"><text:span text:style-name="T319">Notificar a contratada, por escrito, sobre toda e qualquer irregularidade constatada na execução dos serviços.</text:span></text:span></text:p>
      <text:p text:style-name="P179"><text:span text:style-name="Strong_20_Emphasis"><text:span text:style-name="T319">Efetuar o pagamento à contratada de acordo com as condições estabelecidas no contrato, efetuando as retenções tributárias devidas sobre o valor da Nota Fiscal/Fatura fornecida pela contratada.</text:span></text:span></text:p>
      <text:p text:style-name="P179"><text:span text:style-name="Strong_20_Emphasis"><text:span text:style-name="T319">Analisar a justificativa da contratada quanto a notificação de descumprimento do Instrumento de Medição de Resultado (IMR) bem como das providências, no prazo de 5 dias úteis.</text:span></text:span></text:p>
      <text:p text:style-name="P179"><text:span text:style-name="Strong_20_Emphasis"><text:span text:style-name="T319">Disponibilizar Certificado Digital Pessoa Jurídica para a assinatura dos Assentamentos Funcionais digitalizados no padrão AFD pela empresa contratada.</text:span></text:span></text:p>
      <text:p text:style-name="P181"><text:span text:style-name="T294">1</text:span><text:span text:style-name="T295">6</text:span><text:span text:style-name="T292"> DA SUBCONTRATAÇÃO</text:span></text:p>
      <text:p text:style-name="P166"><text:span text:style-name="T304">16</text:span>.1 É expressamente vedada a <text:span text:style-name="T276">subcontratação</text:span> no todo ou em parte do objeto deste Termo de Referência, sob pena de anulação da contratação.</text:p>
      <text:p text:style-name="P156"><text:span text:style-name="T305">17</text:span> MODELO DE GESTÃO DO CONTRATO</text:p>
      <text:p text:style-name="P173"><text:span text:style-name="T305">17.1</text:span> <text:span text:style-name="T305">Controle e fiscalização da execução</text:span></text:p>
      <text:p text:style-name="P174"><text:span text:style-name="T305">17</text:span>.1.1 Da Equipe de Gestão da Contratação (EGC)</text:p>
      <text:p text:style-name="P175"><text:span text:style-name="T305">17.1.1.1 </text:span>A equipe responsável <text:span text:style-name="T272">pela gestão e fiscalização d</text:span>a execução contratual, <text:span text:style-name="T278">denominada Equipe de Gestão da Contratação (EGC),</text:span> será constituída <text:span text:style-name="T273">por membros da Administração especialmente designados, com as seguintes funções:</text:span></text:p>
      <text:p text:style-name="P143"><text:span text:style-name="T305">17.1.1.1.1 </text:span>Gestor do Contrato: servidor com atribuições gerenciais designado para coordenar e comandar o processo de gestão e fiscalização contratual. A ele caberá <text:span text:style-name="T297">o encaminhamento de</text:span> indicação de <text:span text:style-name="T288">glosas ou</text:span> sanções <text:span text:style-name="T288">para a Área Administrativa</text:span>; <text:span text:style-name="T298">efetuar o</text:span> Recebimento Definitivo; autorizar a emissão de nota fiscal; encaminhar eventuais pedidos de modificação contratual para a Área Administrativa; <text:span text:style-name="T299">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44"><text:span text:style-name="T305">17.1.1.1.2 </text:span>Fiscal Técnico <text:span text:style-name="T482">1</text:span>: servidor representante da Área de <text:span text:style-name="T482">Gestão de Pessoas</text:span> <text:span text:style-name="T274">responsável por fiscalizar tecnicamente o contrato</text:span>. Cabe ao Fiscal Técnico <text:span text:style-name="T291">o</text:span> <text:span text:style-name="T290">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288">identificação de</text:span> não conformidade com os termos contratuais.</text:p>
      <text:p text:style-name="P138"/>
      <text:p text:style-name="P139">Fiscal Técnico <text:span text:style-name="T482">2</text:span>: servidor representante da Área de <text:span text:style-name="T482">Gestão Documental</text:span> <text:span text:style-name="T274">responsável por </text:span><text:span text:style-name="T354">fiscalizar tecnicamente o contrato</text:span><text:span text:style-name="T348">. Cabe ao Fiscal Técnico </text:span><text:span text:style-name="T355">o</text:span><text:span text:style-name="T348"> </text:span><text:span text:style-name="T356">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48"> </text:span><text:span text:style-name="T357">identificação de</text:span><text:span text:style-name="T348"> não conformidade com os termos contratuais.</text:span></text:p>
      <text:p text:style-name="P139"/>
      <text:p text:style-name="P145"><text:soft-page-break/><text:span text:style-name="T305">17.1.1.1.3 </text:span>Fiscal Administrativo: servidor representante da <text:span text:style-name="T277">Área</text:span> Administrativa <text:span text:style-name="T275">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57"><text:span text:style-name="T306">17.1.2 </text:span>Integrantes da Equipe de Gestão da Contratação (EGC):</text:p>
      <text:p text:style-name="P140"><text:span text:style-name="T306">17.1.2.1 </text:span>Gestor do Contrato: <text:span text:style-name="T306">XXXXXXXXXXXXXXX e, em suas ausências, XXXXXXXXXXXXXXXXXXX.</text:span></text:p>
      <text:p text:style-name="P141"><text:span text:style-name="T306">17.1.2.2 Fiscal Técnico 1 (SEREF/SGP): XXXXXXXXXXXXXXX</text:span> e, em suas ausências, <text:span text:style-name="T482">XXXXXXXXXXXXXXXXXXX</text:span>.</text:p>
      <text:p text:style-name="P142"><text:span text:style-name="T306">17.1.2.2 Fiscal Técnico 2 (SEDOC/SJD): XXXXXXXXXXXXXXX</text:span> e, em suas ausências, <text:span text:style-name="T482">XXXXXXXXXXXXXXXXXXX</text:span>.</text:p>
      <text:p text:style-name="P146"><text:span text:style-name="T183">1</text:span><text:span text:style-name="T184">7</text:span><text:span text:style-name="T183">.1.2.3 </text:span><text:span text:style-name="T185">Fiscal Administrativo: </text:span><text:span text:style-name="T186">XXXXXXXXXXXXXXX</text:span><text:span text:style-name="T187"> e, em suas ausências, </text:span><text:span text:style-name="T188">XXXXXXXXXXXXXXXXXXX</text:span><text:span text:style-name="T187">.</text:span></text:p>
      <text:p text:style-name="P152"><text:span text:style-name="T307">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84"><text:span text:style-name="T307">17.1.4 Os </text:span>esclarecimentos solicitados pela EGC deverão ser prestados imediatamente, podendo ser fixado prazo de acordo com a complexidade do caso.</text:p>
      <text:p text:style-name="P184"><text:span text:style-name="T10">1</text:span><text:span text:style-name="T11">7</text:span><text:span text:style-name="T10">.1.5 </text:span><text:span text:style-name="T12">A </text:span><text:span text:style-name="T13">EGC</text:span><text:span text:style-name="T12"> determinará o que for necessário à solução das irregularidades detectadas durante a execução contratual.</text:span></text:p>
      <text:p text:style-name="P167"><text:span text:style-name="T307">17.1.6 </text:span>Quando as decisões e as providências ultrapassarem a competência da <text:span text:style-name="T271">EGC</text:span>, esta submeterá a matéria aos seus superiores hierárquicos, em tempo hábil, para que seja determinada a adoção das medidas cabíveis.</text:p>
      <text:p text:style-name="P167"><text:span text:style-name="T307">17.1.7 </text:span>Nenhuma modificação poderá ser feita na prestação dos serviços sem autorização expressa da <text:span text:style-name="T271">EGC</text:span>.</text:p>
      <text:p text:style-name="P168"><text:span text:style-name="T307">17.1.8 </text:span>As normas constantes dessas especificações não desobrigam a Contratada do cumprimento de outras disposições legais, federais, estaduais e municipais pertinentes.</text:p>
      <text:p text:style-name="P159"><text:span text:style-name="T17">1</text:span><text:span text:style-name="T28">7</text:span><text:span text:style-name="T17">.</text:span><text:span text:style-name="T23">2</text:span><text:span text:style-name="T17"> </text:span><text:span text:style-name="T16">Mecanismos de comunicação</text:span></text:p>
      <text:p text:style-name="P169"><text:span text:style-name="T308">17.2.1 </text:span>A comunicação entre o Contratante e a Contratada ocorrerá, preferencialmente, por meio do Preposto, <text:span text:style-name="T285">para tratar de </text:span>assuntos relacionados à gestão e fiscalização contratua<text:span text:style-name="T285">l.</text:span></text:p>
      <text:p text:style-name="P170"><text:span text:style-name="T308">17.2.2 </text:span>As comunicações devem ser realizadas por escrito, sempre que o ato exigir tal formalidade, <text:span text:style-name="T286">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287">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289">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6"><text:span text:style-name="Strong_20_Emphasis"><text:span text:style-name="T364">Contratante</text:span></text:span></text:p>
          </table:table-cell>
          <table:table-cell table:style-name="Table2.A2" office:value-type="string">
            <text:p text:style-name="P23"><text:span text:style-name="T483">Gestor do Contrato</text:span> </text:p>
          </table:table-cell>
          <table:table-cell table:style-name="Table2.E2" office:value-type="string">
            <text:p text:style-name="P24">Sob Demanda<office:annotation><dc:creator>Autor desconhecido</dc:creator><dc:date>2019-07-30T16:28:15</dc:date><text:p text:style-name="P207"><text:span text:style-name="T513">Modelo de documentos do processo:</text:span></text:p><text:p text:style-name="P207"><text:span text:style-name="T513"/></text:p><text:p text:style-name="P207"><text:span text:style-name="T513">Termo de Abertura da Ordem de Serviço (TAOS)</text:span></text:p><text:p text:style-name="P207"><text:span text:style-name="T513">Termo de Encerramento da Ordem de Serviço (TEOS)</text:span></text:p><text:p text:style-name="P207"><text:span text:style-name="T513"/></text:p><text:p text:style-name="P207"><text:span text:style-name="T513">Termo de Recebimento do Romaneio - TRR</text:span></text:p><text:p text:style-name="P207"><text:span text:style-name="T513">Termo de Devolução do Romaneio - TDR</text:span></text:p><text:p text:style-name="P207"><text:span text:style-name="T513"/></text:p><text:p text:style-name="P207"><text:span text:style-name="T513">Termo de Registros de Incidentes ou Ocorrências - TRIO</text:span></text:p><text:p text:style-name="P207"><text:span text:style-name="T513"/></text:p><text:p text:style-name="P207"><text:span text:style-name="T513"/></text:p><text:p text:style-name="P207"><text:span text:style-name="T513">Termo de Aceite Provisório do Romaneio - TAPR.</text:span></text:p><text:p text:style-name="P207"><text:span text:style-name="T513">Termo de Aceite Definitivo do Romaneio – TADR</text:span></text:p><text:p text:style-name="P207"><text:span text:style-name="T513"/></text:p><text:p text:style-name="P207"><text:span text:style-name="T513">Declaração de Conclusão da Digitalização do Legado – DCDL</text:span></text:p><text:p text:style-name="P207"><text:span text:style-name="T513"/></text:p><text:p text:style-name="P207"><text:span text:style-name="T513">Verificar com Evandro se é necessário incluir tais documentos.</text:span></text:p><text:p text:style-name="P207"><text:span text:style-name="T513"/></text:p></office:annotation></text:p>
          </table:table-cell>
        </table:table-row>
      </table:table>
      <text:p text:style-name="P185"/>
      <text:p text:style-name="P160"><text:span text:style-name="T18">1</text:span><text:span text:style-name="T29">7</text:span><text:span text:style-name="T18">.</text:span><text:span text:style-name="T24">3</text:span><text:span text:style-name="T1"> </text:span><text:span text:style-name="T19">Metodologia </text:span><text:span text:style-name="T20">de </text:span><text:span text:style-name="T21">aferição </text:span><text:span text:style-name="T22">e verificação da qualidade</text:span><text:span text:style-name="T21"> dos serviços prestados</text:span></text:p>
      <text:p text:style-name="P84"><text:span text:style-name="Strong_20_Emphasis"><text:span text:style-name="T124">1</text:span></text:span><text:span text:style-name="Strong_20_Emphasis"><text:span text:style-name="T125">7</text:span></text:span><text:span text:style-name="Strong_20_Emphasis"><text:span text:style-name="T124">.</text:span></text:span><text:span text:style-name="Strong_20_Emphasis"><text:span text:style-name="T338">3</text:span></text:span><text:span text:style-name="Strong_20_Emphasis"><text:span text:style-name="T126">.1</text:span></text:span><text:span text:style-name="Strong_20_Emphasis"><text:span text:style-name="T167"> A </text:span></text:span><text:span text:style-name="Strong_20_Emphasis"><text:span text:style-name="T168">avaliação da </text:span></text:span><text:span text:style-name="Strong_20_Emphasis"><text:span text:style-name="T167">qualidade dos serviços prestados será </text:span></text:span><text:span text:style-name="Strong_20_Emphasis"><text:span text:style-name="T168">realizada mediante apuração dos indicadores </text:span></text:span><text:span text:style-name="Strong_20_Emphasis"><text:span text:style-name="T167">de desempenho constantes do </text:span></text:span><text:span text:style-name="Strong_20_Emphasis"><text:span text:style-name="T233">Anexo V deste TR</text:span></text:span><text:span text:style-name="Strong_20_Emphasis"><text:span text:style-name="T205">, </text:span></text:span><text:span text:style-name="Strong_20_Emphasis"><text:span text:style-name="T169">"</text:span></text:span><text:span text:style-name="Strong_20_Emphasis"><text:span text:style-name="T170">Instrumento de Medição de Resultados – IMR</text:span></text:span><text:span text:style-name="Strong_20_Emphasis"><text:span text:style-name="T169">"</text:span></text:span><text:span text:style-name="Strong_20_Emphasis"><text:span text:style-name="T171">.</text:span></text:span></text:p>
      <text:p text:style-name="P64"><text:soft-page-break/><text:span text:style-name="Strong_20_Emphasis"><text:span text:style-name="T339">1</text:span></text:span><text:span text:style-name="Strong_20_Emphasis"><text:span text:style-name="T340">7</text:span></text:span><text:span text:style-name="Strong_20_Emphasis"><text:span text:style-name="T339">.</text:span></text:span><text:span text:style-name="Strong_20_Emphasis"><text:span text:style-name="T341">3</text:span></text:span><text:span text:style-name="Strong_20_Emphasis"><text:span text:style-name="T339">.2 </text:span></text:span><text:span text:style-name="Strong_20_Emphasis"><text:span text:style-name="T342">A Contratada será responsável pelo cumprimento das metas </text:span></text:span><text:span text:style-name="Strong_20_Emphasis"><text:span text:style-name="T343">estabelecidas</text:span></text:span><text:span text:style-name="Strong_20_Emphasis"><text:span text:style-name="T342">, cabendo ao Contratante efetuar auditorias periódicas como forma de resguardar os interesses da Administração.</text:span></text:span></text:p>
      <text:p text:style-name="P65"><text:span text:style-name="Strong_20_Emphasis"><text:span text:style-name="T484">1</text:span></text:span><text:span text:style-name="Strong_20_Emphasis"><text:span text:style-name="T485">7</text:span></text:span><text:span text:style-name="Strong_20_Emphasis"><text:span text:style-name="T484">.3.3</text:span></text:span><text:span text:style-name="Strong_20_Emphasis"><text:span text:style-name="T486"> </text:span></text:span><text:span text:style-name="Strong_20_Emphasis"><text:span text:style-name="T487">A </text:span></text:span><text:span text:style-name="Strong_20_Emphasis"><text:span text:style-name="T488">frequência</text:span></text:span><text:span text:style-name="Strong_20_Emphasis"><text:span text:style-name="T487"> de aferição </text:span></text:span><text:span text:style-name="Strong_20_Emphasis"><text:span text:style-name="T489">e avaliação dos níveis de serviço será mensal, devendo o</text:span></text:span><text:span text:style-name="Strong_20_Emphasis"><text:span text:style-name="T486"> </text:span></text:span><text:span text:style-name="Strong_20_Emphasis"><text:span text:style-name="T490">preposto da Contratada</text:span></text:span><text:span text:style-name="Strong_20_Emphasis"><text:span text:style-name="T486"> </text:span></text:span><text:span text:style-name="Strong_20_Emphasis"><text:span text:style-name="T489">elaborar </text:span></text:span><text:span text:style-name="Strong_20_Emphasis"><text:span text:style-name="T486">relatório gerencial, </text:span></text:span><text:span text:style-name="Strong_20_Emphasis"><text:span text:style-name="T491">denominado “Relatório de Prestação de Serviços - RPS”</text:span></text:span><text:span text:style-name="Strong_20_Emphasis"><text:span text:style-name="T486">, </text:span></text:span><text:span text:style-name="Strong_20_Emphasis"><text:span text:style-name="T487">em meio eletrônico, </text:span></text:span><text:span text:style-name="Strong_20_Emphasis"><text:span text:style-name="T492">apresentando-o a</text:span></text:span><text:span text:style-name="Strong_20_Emphasis"><text:span text:style-name="T486">o Fiscal Técnico </text:span></text:span><text:span text:style-name="Strong_20_Emphasis"><text:span text:style-name="T492">até o </text:span></text:span><text:span text:style-name="Strong_20_Emphasis"><text:span text:style-name="T493">primeiro</text:span></text:span><text:span text:style-name="Strong_20_Emphasis"><text:span text:style-name="T492"> dia útil do mês subsequente ao da prestação dos serviços</text:span></text:span><text:span text:style-name="Strong_20_Emphasis"><text:span text:style-name="T494">.</text:span></text:span></text:p>
      <text:p text:style-name="P65"><text:span text:style-name="Strong_20_Emphasis"><text:span text:style-name="T344">1</text:span></text:span><text:span text:style-name="Strong_20_Emphasis"><text:span text:style-name="T345">7</text:span></text:span><text:span text:style-name="Strong_20_Emphasis"><text:span text:style-name="T344">.3.3.1</text:span></text:span><text:span text:style-name="Strong_20_Emphasis"><text:span text:style-name="T346"> As seguintes informações deverão constar do </text:span></text:span><text:span text:style-name="Strong_20_Emphasis"><text:span text:style-name="T347">RPS</text:span></text:span><text:span text:style-name="Strong_20_Emphasis"><text:span text:style-name="T346">:</text:span></text:span></text:p>
      <text:p text:style-name="P147"><text:span text:style-name="T309">a) a quantidade de romaneios entregues, a quantidade de </text:span>pastas e páginas digitalizadas;</text:p>
      <text:p text:style-name="P148"><text:span text:style-name="Strong_20_Emphasis"><text:span text:style-name="T15">b) a quantidade de páginas rejeitadas pelo processo de fiscalização</text:span></text:span><text:span text:style-name="Strong_20_Emphasis"><text:span text:style-name="T14">;</text:span></text:span></text:p>
      <text:p text:style-name="P154"><text:span text:style-name="Strong_20_Emphasis"><text:span text:style-name="T495">1</text:span></text:span><text:span text:style-name="Strong_20_Emphasis"><text:span text:style-name="T496">7</text:span></text:span><text:span text:style-name="Strong_20_Emphasis"><text:span text:style-name="T495">.3.3.</text:span></text:span><text:span text:style-name="Strong_20_Emphasis"><text:span text:style-name="T497">2</text:span></text:span><text:span text:style-name="Strong_20_Emphasis"><text:span text:style-name="T498"> </text:span></text:span><text:span text:style-name="T499">A entrega do RPS será condição necessária à atestação dos serviços pelo Contratante, para fins de pagamento das faturas.</text:span></text:p>
      <text:p text:style-name="P158"><text:span text:style-name="Strong_20_Emphasis"><text:span text:style-name="T158">1</text:span></text:span><text:span text:style-name="Strong_20_Emphasis"><text:span text:style-name="T159">7</text:span></text:span><text:span text:style-name="Strong_20_Emphasis"><text:span text:style-name="T158">.3.3.</text:span></text:span><text:span text:style-name="Strong_20_Emphasis"><text:span text:style-name="T160">3</text:span></text:span><text:span text:style-name="T143"> De posse do RPS, o Fiscal Técnico </text:span><text:span text:style-name="T161">deverá avaliar,</text:span><text:span text:style-name="T162"> </text:span><text:span text:style-name="T163">em </text:span><text:span text:style-name="T165">até </text:span><text:span text:style-name="T166">5</text:span><text:span text:style-name="T165"> dias úteis</text:span><text:span text:style-name="T163">,</text:span><text:span text:style-name="T161"> o cumprimento das metas associadas aos indicadores de qualidade</text:span><text:span text:style-name="T164">.</text:span></text:p>
      <text:p text:style-name="P182"><text:span text:style-name="Strong_20_Emphasis"><text:span text:style-name="T195">1</text:span></text:span><text:span text:style-name="Strong_20_Emphasis"><text:span text:style-name="T202">7</text:span></text:span><text:span text:style-name="Strong_20_Emphasis"><text:span text:style-name="T195">.3.3.</text:span></text:span><text:span text:style-name="Strong_20_Emphasis"><text:span text:style-name="T196">4 </text:span></text:span><text:span text:style-name="Strong_20_Emphasis"><text:span text:style-name="T197">Em caso de descumprimento d</text:span></text:span><text:span text:style-name="Strong_20_Emphasis"><text:span text:style-name="T198">as </text:span></text:span><text:span text:style-name="Strong_20_Emphasis"><text:span text:style-name="T199">metas </text:span></text:span><text:span text:style-name="Strong_20_Emphasis"><text:span text:style-name="T198">estabelecidas para o período em análise</text:span></text:span><text:span text:style-name="Strong_20_Emphasis"><text:span text:style-name="T200">, haverá repercussão </text:span></text:span><text:span text:style-name="Strong_20_Emphasis"><text:span text:style-name="T201">(glosas)</text:span></text:span><text:span text:style-name="Strong_20_Emphasis"><text:span text:style-name="T200"> na prestação pecuniária.</text:span></text:span></text:p>
      <text:p text:style-name="P183"><text:span text:style-name="Strong_20_Emphasis"><text:span text:style-name="T234">1</text:span></text:span><text:span text:style-name="Strong_20_Emphasis"><text:span text:style-name="T235">7</text:span></text:span><text:span text:style-name="Strong_20_Emphasis"><text:span text:style-name="T234">.3.3.4.1 </text:span></text:span></text:p>
      <text:p text:style-name="P178"><text:span text:style-name="Strong_20_Emphasis"><text:span text:style-name="T320">1</text:span></text:span><text:span text:style-name="Strong_20_Emphasis"><text:span text:style-name="T321">7</text:span></text:span><text:span text:style-name="Strong_20_Emphasis"><text:span text:style-name="T320">.3.3.</text:span></text:span><text:span text:style-name="Strong_20_Emphasis"><text:span text:style-name="T322">5</text:span></text:span><text:span text:style-name="Strong_20_Emphasis"><text:span text:style-name="T323"> </text:span></text:span><text:span text:style-name="Strong_20_Emphasis"><text:span text:style-name="T324">O Fiscal Técnico deverá submeter o resultado da avaliação para conhecimento da Contratada, que disporá d</text:span></text:span><text:span text:style-name="Strong_20_Emphasis"><text:span text:style-name="T325">o prazo de cinco dias úteis, a contar da data do </text:span></text:span><text:span text:style-name="Strong_20_Emphasis"><text:span text:style-name="T324">recebimento da comunicação</text:span></text:span><text:span text:style-name="Strong_20_Emphasis"><text:span text:style-name="T325">, para apresentar </text:span></text:span><text:span text:style-name="Strong_20_Emphasis"><text:span text:style-name="T326">as devidas</text:span></text:span><text:span text:style-name="Strong_20_Emphasis"><text:span text:style-name="T325"> justificativas.</text:span></text:span></text:p>
      <text:p text:style-name="P155"><text:span text:style-name="Strong_20_Emphasis"><text:span text:style-name="T320">1</text:span></text:span><text:span text:style-name="Strong_20_Emphasis"><text:span text:style-name="T321">7</text:span></text:span><text:span text:style-name="Strong_20_Emphasis"><text:span text:style-name="T320">.3.3.</text:span></text:span><text:span text:style-name="Strong_20_Emphasis"><text:span text:style-name="T326">6 O Fiscal Técnico terá até</text:span></text:span><text:span text:style-name="Strong_20_Emphasis"><text:span text:style-name="T314"> 5 dias úteis </text:span></text:span><text:span text:style-name="Strong_20_Emphasis"><text:span text:style-name="T326">para avaliar as justificativas apresentadas </text:span></text:span><text:span text:style-name="Strong_20_Emphasis"><text:span text:style-name="T327">pela Contratada</text:span></text:span><text:span text:style-name="Strong_20_Emphasis"><text:span text:style-name="T326">, não havendo </text:span></text:span><text:span text:style-name="Strong_20_Emphasis"><text:span text:style-name="T314">aplicação de glosa</text:span></text:span><text:span text:style-name="Strong_20_Emphasis"><text:span text:style-name="T328">s</text:span></text:span><text:span text:style-name="Strong_20_Emphasis"><text:span text:style-name="T314"> se </text:span></text:span><text:span text:style-name="Strong_20_Emphasis"><text:span text:style-name="T329">elas</text:span></text:span><text:span text:style-name="Strong_20_Emphasis"><text:span text:style-name="T326"> </text:span></text:span><text:span text:style-name="Strong_20_Emphasis"><text:span text:style-name="T314">não forem avaliadas tempestivamente.</text:span></text:span></text:p>
      <text:p text:style-name="P151"><text:span text:style-name="Strong_20_Emphasis"><text:span text:style-name="T404">1</text:span></text:span><text:span text:style-name="Strong_20_Emphasis"><text:span text:style-name="T407">7</text:span></text:span><text:span text:style-name="Strong_20_Emphasis"><text:span text:style-name="T404">.3.3.</text:span></text:span><text:span text:style-name="Strong_20_Emphasis"><text:span text:style-name="T408">6.1</text:span></text:span><text:span text:style-name="Strong_20_Emphasis"><text:span text:style-name="T404"> A aceitação ou recusa das justificativas deverá ser formalizada pelo Fiscal Técnico.</text:span></text:span></text:p>
      <text:p text:style-name="P2"><text:span text:style-name="Strong_20_Emphasis"><text:span text:style-name="T172">1</text:span></text:span><text:span text:style-name="Strong_20_Emphasis"><text:span text:style-name="T173">7</text:span></text:span><text:span text:style-name="Strong_20_Emphasis"><text:span text:style-name="T172">.3.3.</text:span></text:span><text:span text:style-name="Strong_20_Emphasis"><text:span text:style-name="T174">7</text:span></text:span><text:span text:style-name="Strong_20_Emphasis"><text:span text:style-name="T172"> </text:span></text:span><text:span text:style-name="Strong_20_Emphasis"><text:span text:style-name="T175">Após aprovação do RPS a contratada será autorizada a emitir a nota fiscal de serviços para atestação e envio para pagamento.</text:span></text:span></text:p>
      <text:p text:style-name="P161"><text:span text:style-name="T3">1</text:span><text:span text:style-name="T9">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196"><text:span text:style-name="T26">1</text:span><text:span text:style-name="T27">8</text:span><text:span text:style-name="T26"> </text:span><text:span text:style-name="T25">DO PAGAMENTO</text:span><text:span text:style-name="T25"><office:annotation><dc:creator>Autor desconhecido</dc:creator><dc:date>2019-07-30T16:57:53</dc:date><text:p text:style-name="P207"><text:span text:style-name="T513">Requer validação do integrante Administrativo da contratação.</text:span></text:p></office:annotation></text:span></text:p>
      <text:p text:style-name="P153"><text:span text:style-name="T501">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72">1<text:span text:style-name="T501">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76">18.<text:span text:style-name="T501">1</text:span>.<text:span text:style-name="T501">2</text:span> Os pagamentos pelos serviços do objeto se darão por Romaneios concluídos mensalmente, onde:</text:p>
      <text:p text:style-name="P176">18.<text:span text:style-name="T501">1</text:span>.<text:span text:style-name="T501">2.</text:span>1 <text:span text:style-name="T501">S</text:span>erá considerada como unidade de medida cada página concluída dos respectivos Romaneios concluídos;</text:p>
      <text:p text:style-name="P177">18.<text:span text:style-name="T501">1.2.2</text:span> <text:span text:style-name="T501">S</text:span>erá considerada página concluída aquela que passou pelas etapas de higienização, digitalização e assinatura digital;</text:p>
      <text:p text:style-name="P176">18.<text:span text:style-name="T501">1. 2.</text:span>3 <text:span text:style-name="T501">S</text:span>erá considerado romaneio concluído aquele que foi fiscalizado e aceito pelo fiscal;</text:p>
      <text:p text:style-name="P176"><text:soft-page-break/>18.<text:span text:style-name="T501">1.2.4</text:span> <text:span text:style-name="T501">J</text:span>untamente com a Nota Fiscal/Fatura deverão ser anexados os relatórios dos romaneios aprovados no mês detalhando o quantitativo de páginas concluídas <text:span text:style-name="T500">(RPS);</text:span></text:p>
      <text:p text:style-name="P176">18.<text:span text:style-name="T501">1.2.</text:span>5 É obrigatório, para a conclusão da OS, que todos romaneios que a componham estejam concluídos.</text:p>
      <text:p text:style-name="P176">18.<text:span text:style-name="T501">1.3</text:span> O pagamento somente será autorizado depois de efetuado o “atesto” pelo fiscal.</text:p>
      <text:p text:style-name="P172">1<text:span text:style-name="T501">8</text:span>.1.4 A atestação será efetuada pela EGC em até dois dias úteis, contados a partir da apresentação da nota fiscal ou fatura pela contratada e da comprovação da regularidade necessária para pagamento.</text:p>
      <text:p text:style-name="P172">1<text:span text:style-name="T501">8</text:span>.1.5 O prazo para atestação não correrá enquanto a conformidade depender de providências por parte da Contratada, comprovadamente solicitadas pela EGC.</text:p>
      <text:p text:style-name="P172">1<text:span text:style-name="T501">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72">1<text:span text:style-name="T501">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72">1<text:span text:style-name="T501">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72">1<text:span text:style-name="T501">8</text:span>.2.2 A consulta à CND deverá ser realizada sempre no CNPJ da matriz, enquanto o CRF e a CNDT serão sempre no CNPJ efetivamente contratado (matriz ou filial, conforme o caso).</text:p>
      <text:p text:style-name="P172">1<text:span text:style-name="T501">8</text:span>.2.3 O CNPJ constante da nota fiscal deverá ser o mesmo indicado na proposta e no contrato.</text:p>
      <text:p text:style-name="P172">1<text:span text:style-name="T501">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72">1<text:span text:style-name="T501">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72">1<text:span text:style-name="T501">8</text:span>.2.6 A contratada deverá previamente à emissão da nota fiscal efetuar cadastramento na Prefeitura de Aracaju, por meio do site https://aracajuse.webiss.com.br/.</text:p>
      <text:p text:style-name="P172">1<text:span text:style-name="T501">8</text:span>.2.7 O pagamento dos serviços prestados está condicionado ao aceite do RANFS no site da Prefeitura de Aracaju, pela Gestão/Fiscalização da Contratação.</text:p>
      <text:p text:style-name="P172">1<text:span text:style-name="T501">8</text:span>.3 Na hipótese de não ocorrer o pagamento no prazo previsto no itens 1<text:span text:style-name="T501">8</text:span>.1 ou 1<text:span text:style-name="T501">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72">EM = N x VP x I, onde:</text:p>
      <text:p text:style-name="P172">EM = Encargos moratórios;</text:p>
      <text:p text:style-name="P172"><text:soft-page-break/>N = Número de dias entre a data prevista para o pagamento e a do efetivo pagamento;</text:p>
      <text:p text:style-name="P172">VP = Valor da parcela em atraso; e</text:p>
      <text:p text:style-name="P172">I = Índice de atualização financeira:</text:p>
      <text:p text:style-name="P172">I = 6/100/365 (ou seja, taxa anual/100/365dias).</text:p>
      <text:p text:style-name="P172">I = 0,0001644.</text:p>
      <text:p text:style-name="P172">1<text:span text:style-name="T501">8</text:span>.3.1 Salvo a atualização financeira prevista no item 15.3, não será devida qualquer compensação ou penalidade por atraso de pagamento.</text:p>
      <text:p text:style-name="P172">1<text:span text:style-name="T501">8</text:span>.4 Enquanto pendente de liquidação qualquer obrigação financeira decorrente de inadimplência ou penalidade da Contratada, nenhum pagamento lhe será devido, sem que isso gere direito a reajustamento ou atualização de preços.</text:p>
      <text:p text:style-name="P172">1<text:span text:style-name="T501">8</text:span>.5 Qualquer incorreção nas faturas ou notas fiscais comunicada à Contratada suspenderá os pagamentos até que sejam sanadas as irregularidades, sem que isto acarrete ao TRE-SE encargos financeiros adicionais.</text:p>
      <text:p text:style-name="P172">1<text:span text:style-name="T501">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80">1<text:span text:style-name="T466">9</text:span> ACRÉSCIMOS OU SUPRESSÕES</text:p>
      <text:p text:style-name="P171">1<text:span text:style-name="T502">9</text:span>.1 A Contratada obriga-se a aceitar, nas mesmas condições contratuais, os acréscimos ou supressões que se fizerem no objeto deste Termo de Referência, até 25% (vinte e cinco por cento) de seu valor.</text:p>
      <text:p text:style-name="P171">1<text:span text:style-name="T502">9</text:span>.2 O limite estabelecido no item 16.1 poderá ser excedido, para supressão, desde que resultante de acordo celebrado entre os contratantes.</text:p>
      <text:p text:style-name="P191"><text:span text:style-name="T296">20</text:span><text:span text:style-name="T293"> </text:span><text:span text:style-name="T292">DAS SANÇÕES ADMINISTRATIVAS</text:span></text:p>
      <text:p text:style-name="P194"><text:span text:style-name="T502">20.</text:span>1 Pela inexecução total ou parcial da contratação o TRE-SE poderá, garantidos o contraditório e a ampla defesa, aplicar à Contratada as seguintes sanções:</text:p>
      <text:p text:style-name="P194"><text:span text:style-name="T502">20</text:span>.1.1 Advertência por inexecução parcial da contratação que não trouxer prejuízo à execução do objeto, como atrasos injustificados no acatamento das decisões, observações e sugestões feitas pela EGC.</text:p>
      <text:p text:style-name="P194"><text:span text:style-name="T502">20</text:span>.1.1.1 A advertência será aplicada pela <text:span text:style-name="T279">EGC</text:span>, mediante aviso escrito à Contratada, após 5 (cinco) dias úteis para sua manifestação, caso esta não apresente justificativa ou a apresentada seja insuficiente.</text:p>
      <text:p text:style-name="P194"><text:span text:style-name="T502">20</text:span>.1.2 Multa sobre o valor mensal contratado, conforme o caso:</text:p>
      <text:p text:style-name="P194"><text:span text:style-name="T502">20</text:span>.1.2.1 De até 5% (cinco por cento), no caso de não facilitar, atender ou informar o solicitado pela <text:span text:style-name="T280">EGC.</text:span></text:p>
      <text:p text:style-name="P194"><text:span text:style-name="T502">20</text:span>.1.2.2 De até 10% (dez por cento), <text:span text:style-name="T280">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10">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10">S</text:span>obre o valor <text:soft-page-break/>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10">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09">P</text:span>or dia de suspensão</text:p>
          </table:table-cell>
          <table:table-cell table:style-name="Tabela1.C2" office:value-type="string">
            <text:p text:style-name="P43">10%</text:p>
            <text:p text:style-name="P34"><text:span text:style-name="T410">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06">3</text:span>%</text:p>
            <text:p text:style-name="P34"><text:span text:style-name="T410">S</text:span>obre o valor mensal faturado para a Contratante</text:p>
          </table:table-cell>
        </table:table-row>
        <table:table-row>
          <table:table-cell table:style-name="Tabela1.A2" office:value-type="string">
            <text:p text:style-name="P46">Causar qualquer indisponibilidade dos serviços <text:span text:style-name="T265">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10">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10">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06">5</text:span>%</text:p>
            <text:p text:style-name="P33"><text:span text:style-name="T410">S</text:span>obre o valor mensal faturado para a Contratante</text:p>
          </table:table-cell>
        </table:table-row>
        <table:table-row>
          <table:table-cell table:style-name="Tabela1.A2" office:value-type="string">
            <text:p text:style-name="P5"><text:span text:style-name="T374">Deixar de apresentar </text:span><text:span text:style-name="T376">RPS</text:span><text:span text:style-name="T375"> </text:span><text:span text:style-name="Strong_20_Emphasis"><text:span text:style-name="T206">até o </text:span></text:span><text:span text:style-name="Strong_20_Emphasis"><text:span text:style-name="T207">primeiro</text:span></text:span><text:span text:style-name="Strong_20_Emphasis"><text:span text:style-name="T206"> dia útil do mês subsequente ao da prestação dos serviços.</text:span></text:span></text:p>
          </table:table-cell>
          <table:table-cell table:style-name="Tabela1.A2" office:value-type="string">
            <text:p text:style-name="P10">Por <text:span text:style-name="T266">dia de atraso</text:span></text:p>
          </table:table-cell>
          <table:table-cell table:style-name="Tabela1.C2" office:value-type="string">
            <text:p text:style-name="P12"><text:span text:style-name="T505">1</text:span>%</text:p>
            <text:p text:style-name="P11"><text:span text:style-name="T410">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10">S</text:span>obre o valor mensal faturado para a Contratante</text:p>
          </table:table-cell>
        </table:table-row>
        <table:table-row>
          <table:table-cell table:style-name="Tabela1.A2" office:value-type="string">
            <text:p text:style-name="P51">Deixar de indicar <text:span text:style-name="T506">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10">S</text:span>obre o valor mensal faturado para a Contratante</text:p>
          </table:table-cell>
        </table:table-row>
      </table:table>
      <text:p text:style-name="P192"/>
      <text:p text:style-name="P193"><text:soft-page-break/><text:span text:style-name="T502">20</text:span>.1.2.2.<text:span text:style-name="T502">1 </text:span>As multas previstas nas tabelas do item <text:span text:style-name="T398">20</text:span><text:span text:style-name="T397">.1.2.2</text:span>. não se aplicam cumulativamente às situações em que sejam imputadas as multas previstas no Anexo IV - MODELO DE INSTRUMENTO DE MEDIÇÃO DE RESULTADO (IMR) deste TR.</text:p>
      <text:p text:style-name="P194"><text:span text:style-name="T502">20</text:span>.1.2.3 De até 15% (quinze por cento), no caso de cumprir irregularmente as obrigações, especificações ou prazos.</text:p>
      <text:p text:style-name="P194"><text:span text:style-name="T502">20</text:span>.1.2.4 De até 20% (vinte por cento), no caso de não cumprir as obrigações, especificações ou prazos.</text:p>
      <text:p text:style-name="P194"><text:span text:style-name="T502">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194"><text:span text:style-name="T502">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194"><text:span text:style-name="T502">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194"><text:span text:style-name="T502">20</text:span>.4 As multas a que alude este Termo de Referência não impedem que a Administração rescinda unilateralmente a contratação e aplique as outras sanções previstas em Lei.</text:p>
      <text:p text:style-name="P194"><text:span text:style-name="T502">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194"><text:span text:style-name="T502">20</text:span>.6 As multas serão aplicadas pelo titular da Secretaria de Administração, Orçamento e Finanças do Tribunal Regional Eleitoral de Sergipe.</text:p>
      <text:p text:style-name="P194"><text:span text:style-name="T502">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194"><text:span text:style-name="T502">20</text:span>.7.1 Por até 1 (um) ano, no caso de ensejar o retardamento da execução de seu objeto ou de falhar na execução da contratação.</text:p>
      <text:p text:style-name="P194"><text:span text:style-name="T502">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194"><text:span text:style-name="T502">20</text:span>.7.3 Por até 5 (cinco) anos, no caso de apresentar documentação (exigida para o certame) falsa, comportar-se de modo inidôneo, cometer fraude fiscal ou na execução da contratação.</text:p>
      <text:p text:style-name="P195"><text:span text:style-name="T502">20</text:span>.8 A sanção do item <text:span text:style-name="T502">20</text:span>.7 poderá ser aplicada conjuntamente com as sanções dos itens <text:span text:style-name="T502">20</text:span>.1.2, <text:span text:style-name="T502">20</text:span>.2 e <text:span text:style-name="T502">20</text:span>.3.</text:p>
      <text:p text:style-name="P194"><text:span text:style-name="T503">20</text:span>.9 A sanção prevista no item <text:span text:style-name="T503">20</text:span>.7 é de competência da Diretoria-Geral do TRE-SE, facultada a defesa do interessado no respectivo processo, no prazo de 5 (cinco) dias úteis, contados de sua notificação.</text:p>
      <text:p text:style-name="P194"><text:span text:style-name="T503">20</text:span>.10 A culpabilidade da Contratada será aferida objetivamente, sendo o prejuízo concretamente demonstrado pela <text:span text:style-name="T281">EGC</text:span>, que documentará todos os contatos e fixará prazos de atendimento.</text:p>
      <text:p text:style-name="P194"><text:span text:style-name="T503">20</text:span>.10.1 As circunstâncias que envolverem a conduta da Contratada, ensejadoras da graduação da penalidade sugerida, deverão ser apreciadas pela <text:span text:style-name="T282">EGC</text:span>, pormenorizadamente, com opinativo em função do grau de prejudicialidade da atuação da contratada.</text:p>
      <text:p text:style-name="P194"><text:soft-page-break/><text:span text:style-name="T503">20</text:span>.11 À Contratada que se enquadrar em determinada conduta penalizável se aplicarão os seguintes critérios:</text:p>
      <text:p text:style-name="P194"><text:span text:style-name="T503">20</text:span>.11.1 Será penalizada com o grau mínimo da escala sempre que caracterizada boa-fé e prejuízo irrelevante ao TRE-SE.</text:p>
      <text:p text:style-name="P194"><text:span text:style-name="T503">20</text:span>.11.1.1 Considera-se boa-fé evidência concreta de atendimento às solicitações do TRE-SE.</text:p>
      <text:p text:style-name="P194"><text:span text:style-name="T503">20</text:span>.11.1.2 Considera-se irrelevante o prejuízo que não enseje desatendimento parcial ao objeto da contratação.</text:p>
      <text:p text:style-name="P194"><text:span text:style-name="T503">20</text:span>.11.2 Será penalizada com o grau máximo da escala quando presentes má fé ou desatendimento total ao objeto da contratação.</text:p>
      <text:p text:style-name="P194"><text:span text:style-name="T503">20</text:span>.11.3 Para as penalizações que não se enquadrem nos itens 17.11.1 e 17.11.2, o escalonamento observará as circunstâncias concretas, notadamente a boa fé da Contratada e a caracterização de prejuízo ao TRE-SE.</text:p>
      <text:p text:style-name="P194"><text:span text:style-name="T503">20.</text:span>12 A advertência referida no item <text:span text:style-name="T310">17.</text:span>1.1.1, bem como as notificações previstas neste item, serão realizadas preferencialmente por comunicação eletrônica (e-mail) para o endereço informado pela Contratada.</text:p>
      <text:p text:style-name="P186"><text:span text:style-name="T270">21</text:span><text:span text:style-name="T269"> GARANTIA CONTRATUAL</text:span></text:p>
      <text:p text:style-name="P188"><text:span text:style-name="T503">21.1 </text:span>O adjudicatário prestará garantia de execução do objeto, no prazo máximo de 10 (dez) dias úteis, contados a partir da assinatura do contrato, dentre as modalidades a seguir:</text:p>
      <text:p text:style-name="P188"><text:span text:style-name="T503">21</text:span>.1.1 Caução em dinheiro ou títulos da dívida pública.</text:p>
      <text:p text:style-name="P188"><text:span text:style-name="T503">21</text:span>.1.2 Seguro-garantia.</text:p>
      <text:p text:style-name="P188"><text:span text:style-name="T503">21</text:span>.1.3 Fiança bancária.</text:p>
      <text:p text:style-name="P188"><text:span text:style-name="T503">21</text:span>.2 Se a opção de garantia recair em caução em dinheiro seu valor será depositado em conta garantia da Caixa Econômica Federal, em favor do TRE-SE, a fim de manter sua atualização financeira.</text:p>
      <text:p text:style-name="P188"><text:span text:style-name="T503">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188"><text:span text:style-name="T503">21</text:span>.4 A garantia, qualquer que seja a modalidade escolhida, assegurará o pagamento de: </text:p>
      <text:p text:style-name="P188"><text:span text:style-name="T503">21</text:span>.4.1 Prejuízos advindos do não cumprimento do objeto do contrato e do não adimplemento das demais obrigações nele previstas.</text:p>
      <text:p text:style-name="P188"><text:span text:style-name="T503">21</text:span>.4.2 Prejuízos causados à Administração ou a terceiro, decorrentes de culpa ou dolo durante a execução do contrato.</text:p>
      <text:p text:style-name="P188"><text:span text:style-name="T503">21</text:span>.4.3 Multas moratórias e punitivas aplicadas pela Administração à Contratada.</text:p>
      <text:p text:style-name="P188"><text:span text:style-name="T503">21</text:span>.4.4 Obrigações fiscais, trabalhistas e previdenciárias de qualquer natureza não adimplidas pela Contratada.</text:p>
      <text:p text:style-name="P188"><text:span text:style-name="T503">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188"><text:span text:style-name="T503">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188"><text:soft-page-break/><text:span text:style-name="T503">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188"><text:span text:style-name="T503">2</text:span>1.7 A garantia deverá ser prestada contando-se sua validade a partir da data de assinatura do contrato, estendendo-se a até 3 (três) meses após o término de vigência contratual.</text:p>
      <text:p text:style-name="P188"><text:span text:style-name="T503">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188"><text:span text:style-name="T503">2</text:span>1.9 Em ocorrendo revisão de preços, o valor da garantia deverá ser complementado em igual proporção.</text:p>
      <text:p text:style-name="P188"><text:span text:style-name="T503">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187"><text:span text:style-name="T504">22</text:span> SUSPENSÃO DA CONTRATAÇÃO</text:p>
      <text:p text:style-name="P189"><text:span text:style-name="T504">22</text:span>.1 A contratação poderá ser suspensa temporariamente, ficando sua fiel execução vinculada à disponibilidade orçamentária por parte do TRE-SE, caso em que será comunicado à Contratada.</text:p>
      <text:p text:style-name="P187"><text:span text:style-name="T311">23</text:span> DA RESCISÃO</text:p>
      <text:p text:style-name="P189">2<text:span text:style-name="T504">3</text:span>.1 A inexecução total ou parcial da contratação enseja sua rescisão, com as consequências contratuais e as previstas em lei ou regulamento</text:p>
      <text:p text:style-name="P189">2<text:span text:style-name="T504">3</text:span>.2 Constituem motivos para a rescisão da contratação:</text:p>
      <text:p text:style-name="P189">2<text:span text:style-name="T504">3</text:span>.2.1 O não cumprimento de obrigações, especificações ou prazos.</text:p>
      <text:p text:style-name="P189">2<text:span text:style-name="T504">3</text:span>.2.2 O cumprimento irregular de obrigações, especificações ou prazos.</text:p>
      <text:p text:style-name="P189">2<text:span text:style-name="T504">3</text:span>.2.3 A lentidão no cumprimento da contratação, levando o TRE-SE a comprovar a impossibilidade de execução do objeto no prazo estipulado.</text:p>
      <text:p text:style-name="P189">2<text:span text:style-name="T504">3</text:span>.2.4 O atraso injustificado no início da execução da contratação.</text:p>
      <text:p text:style-name="P189">2<text:span text:style-name="T504">3</text:span>.2.5 A paralisação da execução, sem justa causa e prévia comunicação ao TRE-SE.</text:p>
      <text:p text:style-name="P189">2<text:span text:style-name="T504">3</text:span>.2.6 A sub-rogação (subcontratação, cessão ou transferência total) da contratação.</text:p>
      <text:p text:style-name="P189">2<text:span text:style-name="T504">3</text:span>.2.7 A subcontratação parcial do objeto da contratação, a associação com outrem, cessão ou transferência parcial, bem como a fusão, cisão ou incorporação de modo a prejudicar a execução, a juízo do TRE-SE.</text:p>
      <text:p text:style-name="P189">2<text:span text:style-name="T504">3</text:span>.2.8 O descumprimento das determinações regulares da EGC e de seus superiores hierárquicos.</text:p>
      <text:p text:style-name="P189">2<text:span text:style-name="T504">3</text:span>.2.9 O cometimento reiterado de faltas na execução.</text:p>
      <text:p text:style-name="P189">2<text:span text:style-name="T504">3</text:span>.2.10 A decretação de falência.</text:p>
      <text:p text:style-name="P189">2<text:span text:style-name="T504">3</text:span>.2.11 A dissolução da sociedade.</text:p>
      <text:p text:style-name="P189">2<text:span text:style-name="T504">3</text:span>.2.12 A alteração social ou a modificação da finalidade ou da estrutura da Contratada que, a juízo do TRE-SE, prejudique a execução da contratação.</text:p>
      <text:p text:style-name="P189">2<text:span text:style-name="T504">3</text:span>.2.13 Razões de interesse público, de alta relevância e amplo conhecimento, justificadas e determinadas pela Autoridade competente do TRE-SE.</text:p>
      <text:p text:style-name="P189"><text:soft-page-break/>2<text:span text:style-name="T504">3</text:span>.2.14 A supressão, por parte da Administração, de materiais e serviços, acarretando modificação do valor inicial da contratação além do limite estabelecido no item <text:span text:style-name="T312">16</text:span>, na hipótese de não celebração do acordo previsto no item <text:span text:style-name="T312">16</text:span>.1.1.</text:p>
      <text:p text:style-name="P189">2<text:span text:style-name="T504">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189">2<text:span text:style-name="T504">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189">2<text:span text:style-name="T504">3</text:span>.2.17 A não liberação da área, local ou objeto para execução da contratação, por parte do TRE-SE, nos prazos contratuais.</text:p>
      <text:p text:style-name="P189">2<text:span text:style-name="T504">3</text:span>.2.18 A ocorrência de caso fortuito ou de força maior, regularmente comprovada, impeditiva da execução desta contratação.</text:p>
      <text:p text:style-name="P189">2<text:span text:style-name="T504">3</text:span>.2.19 O descumprimento do disposto no art. 27, V, da Lei 8.666/1993, sem prejuízo das sanções penais cabíveis.</text:p>
      <text:p text:style-name="P189">2<text:span text:style-name="T504">3</text:span>.3 A rescisão da contratação poderá ser:</text:p>
      <text:p text:style-name="P189">2<text:span text:style-name="T504">3</text:span>.3.1 Determinada por ato unilateral e escrito do TRE-SE, nos casos enumerados nos itens 20.2.1 a 2<text:span text:style-name="T504">3</text:span>.2.13 e 20.2.18.</text:p>
      <text:p text:style-name="P189">2<text:span text:style-name="T504">3</text:span>.3.2 Amigável, por acordo entre as partes, desde que haja conveniência para o TRE-SE.</text:p>
      <text:p text:style-name="P189">2<text:span text:style-name="T504">3</text:span>.3.3 Judicial, nos termos da legislação.</text:p>
      <text:p text:style-name="P189">2<text:span text:style-name="T504">3</text:span>.4 A rescisão administrativa ou amigável deverá ser precedida de relatório da Gestão/Fiscalização da Contratação e de autorização escrita e fundamentada da Autoridade competente do TRE-SE.</text:p>
      <text:p text:style-name="P189">2<text:span text:style-name="T504">3</text:span>.5 Quando a rescisão ocorrer com base nos itens 20.2.13 a 20.2.18, sem que haja culpa da Contratada, será esta ressarcida dos prejuízos regularmente comprovados que houver sofrido, tendo ainda direito a:</text:p>
      <text:p text:style-name="P189">2<text:span text:style-name="T504">3</text:span>.5.1 Devolução da garantia contratual.</text:p>
      <text:p text:style-name="P189">2<text:span text:style-name="T504">3</text:span>.5.2 Pagamentos devidos pela execução da contratação até a data da rescisão.</text:p>
      <text:p text:style-name="P189">2<text:span text:style-name="T504">3</text:span>.6 A rescisão motivada por qualquer das condições definidas nos itens 20.2.1 a 20.2.13 e 20.2.18 acarreta as seguintes consequências para a Contratada, sem prejuízo das sanções previstas neste Termo de Referência:</text:p>
      <text:p text:style-name="P189">2<text:span text:style-name="T504">3</text:span>.6.1 A retenção dos créditos decorrentes desta contratação, até o limite dos prejuízos causados ao TRE-SE.</text:p>
      <text:p text:style-name="P189">2<text:span text:style-name="T504">3</text:span>.6.2 Execução da garantia contratual, para ressarcimento ao TRE-SE, dos valores das multas e indenizações a ele devidos.</text:p>
      <text:p text:style-name="P189">2<text:span text:style-name="T504">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187"><text:span text:style-name="T313">24</text:span> FORO</text:p>
      <text:p text:style-name="P189"><text:span text:style-name="T313">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187"><text:soft-page-break/><text:span text:style-name="T313">25</text:span> LEGISLAÇÃO APLICÁVEL</text:p>
      <text:p text:style-name="P190"><text:span text:style-name="T313">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77">Resolução </text:span><text:span text:style-name="T478">TRE-SE </text:span><text:span text:style-name="T477">143/2017</text:span><text:span text:style-name="T446"> </text:span>e, subsidiariamente, a Lei 8.666/1993 e a Instrução Normativa SLTI/MPOG 5/2017, <text:span text:style-name="T479">bem como os dispositivos contido</text:span><text:span text:style-name="T480">s</text:span><text:span text:style-name="T479"> no Anexo V</text:span><text:span text:style-name="T481">I</text:span><text:span text:style-name="T479">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09-02T08:27:19.648087393</dc:date>
    <meta:editing-duration>P7DT10H27M16S</meta:editing-duration>
    <meta:editing-cycles>1860</meta:editing-cycles>
    <meta:generator>LibreOffice/4.4.7.2$Linux_X86_64 LibreOffice_project/40$Build-2</meta:generator>
    <meta:print-date>2019-06-04T09:25:26.326000000</meta:print-date>
    <dc:creator>evandro </dc:creator>
    <meta:document-statistic meta:table-count="4" meta:image-count="0" meta:object-count="0" meta:page-count="22" meta:paragraph-count="429" meta:word-count="9955" meta:character-count="66623" meta:non-whitespace-character-count="57066"/>
  </office:meta>
</office:document-meta>
</file>